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0b994b" officeooo:paragraph-rsid="000b994b"/>
    </style:style>
    <style:style style:name="T1" style:family="text">
      <style:text-properties officeooo:rsid="000b994b"/>
    </style:style>
    <style:style style:name="T2" style:family="text">
      <style:text-properties fo:font-variant="normal" fo:text-transform="none"/>
    </style:style>
    <style:style style:name="T3" style:family="text">
      <style:text-properties fo:font-variant="normal" fo:text-transform="none" style:text-position="0% 100%"/>
    </style:style>
    <style:style style:name="T4" style:family="text">
      <style:text-properties fo:font-variant="normal" fo:text-transform="none" style:text-position="0% 100%" fo:font-style="normal"/>
    </style:style>
    <style:style style:name="T5" style:family="text">
      <style:text-properties fo:font-variant="normal" fo:text-transform="none" style:text-position="0% 100%" fo:font-style="normal" style:text-underline-style="none"/>
    </style:style>
    <style:style style:name="T6" style:family="text">
      <style:text-properties fo:font-variant="normal" fo:text-transform="none" style:text-position="0% 100%" fo:font-style="normal" style:text-underline-style="none" fo:font-weight="normal"/>
    </style:style>
    <style:style style:name="T7" style:family="text">
      <style:text-properties fo:font-style="normal" style:font-style-asian="normal" style:font-style-complex="normal"/>
    </style:style>
    <style:style style:name="T8" style:family="text">
      <style:text-properties fo:font-style="normal" officeooo:rsid="000b994b" style:font-style-asian="normal" style:font-style-complex="normal"/>
    </style:style>
    <style:style style:name="T9" style:family="text">
      <style:text-properties fo:font-style="italic" style:font-style-asian="italic" style:font-style-complex="italic"/>
    </style:style>
    <style:style style:name="T10" style:family="text">
      <style:text-properties fo:font-style="italic" officeooo:rsid="000b994b" style:font-style-asian="italic" style:font-style-complex="italic"/>
    </style:style>
    <style:style style:name="T11" style:family="text">
      <style:text-properties officeooo:rsid="0021a49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stract</text:p>
      <text:p text:style-name="P1"/>
      <text:p text:style-name="P1">Fungal endophytes of plants are ubiquitous and important to host plant health. Fungal wood-inhabiting and foliar endophyte communities from multiple tree hosts were sampled at multiple spatial scales across Fushan forest dynamics plot in northern Taiwan, using culture-free, community DNA amplicon sequencing methods. Fungal endophyte communities were distinct between leaves and wood, but the mycobiomes were highly variable across and within tree species. Of the variance that could be explained, host tree species was the most important driver of mycobiome community-composition. <text:s/>Within a single tree species, “core” mycobiomes were characterized using cooccurrence analysis. <text:s/>These core groups of endophytes in leaves and wood show divergent spatial patterns. For wood endophytes, a more consistent, “minimal” core mycobiome coexisted with the host across the extent of the study. For leaf endophytes, the core fungi resembled a more dynamic, “gradient” model of the core microbiome, changing across the topography and distance of the study. <text:s/></text:p>
      <text:p text:style-name="P1"/>
      <text:p text:style-name="P1">Keywords:</text:p>
      <text:p text:style-name="P1"/>
      <text:p text:style-name="P1">Fungal Endophytes, Microbial ecology, ITS, Plant-fungal interactions, Fushan Subtropical Forest Dynamics Plot, Mycobiome, Core microbiome, PCNM/dbMEM spatial analysis</text:p>
      <text:p text:style-name="P1"/>
      <text:p text:style-name="P1">Introduction</text:p>
      <text:p text:style-name="P1"/>
      <text:p text:style-name="Preformatted_20_Text"><text:span text:style-name="T1">Microbial community assembly and geographic patterns in microbes remain poorly understood, despite nearly a century of discussion</text:span><text:reference-mark-start text:name="ZOTERO_ITEM CSL_CITATION {&quot;citationID&quot;:&quot;cgAYq1Uo&quot;,&quot;properties&quot;:{&quot;formattedCitation&quot;:&quot;(Baas-Becking, 1934; De Wit and Bouvier, 2006; Green and Bohannan, 2006; Hanson et al., 2012; Martiny et al., 2006; Nemergut et al., 2013; Peay et al., 2010)&quot;,&quot;plainCitation&quot;:&quot;(Baas-Becking, 1934; De Wit and Bouvier, 2006; Green and Bohannan, 2006; Hanson et al., 2012; Martiny et al., 2006; Nemergut et al., 2013; Peay et al., 2010)&quot;,&quot;noteIndex&quot;:0},&quot;citationItems&quot;:[{&quot;id&quot;:1036,&quot;uris&quot;:[&quot;http://zotero.org/users/1142741/items/EUUQR46Z&quot;],&quot;uri&quot;:[&quot;http://zotero.org/users/1142741/items/EUUQR46Z&quot;],&quot;itemData&quot;:{&quot;id&quot;:1036,&quot;type&quot;:&quot;book&quot;,&quot;title&quot;:&quot;Geobiologie; of inleiding tot de milieukunde&quot;,&quot;publisher&quot;:&quot;WP Van Stockum &amp; Zoon NV&quot;,&quot;author&quot;:[{&quot;family&quot;:&quot;Baas-Becking&quot;,&quot;given&quot;:&quot;Lourens Gerhard Marinus&quot;}],&quot;issued&quot;:{&quot;date-parts&quot;:[[&quot;1934&quot;]]}}},{&quot;id&quot;:1037,&quot;uris&quot;:[&quot;http://zotero.org/users/1142741/items/S5WBNMJD&quot;],&quot;uri&quot;:[&quot;http://zotero.org/users/1142741/items/S5WBNMJD&quot;],&quot;itemData&quot;:{&quot;id&quot;:1037,&quot;type&quot;:&quot;article-journal&quot;,&quot;title&quot;:&quot;‘Everything is everywhere, but, the environment selects’; what did Baas Becking and Beijerinck really say?&quot;,&quot;container-title&quot;:&quot;Environmental Microbiology&quot;,&quot;page&quot;:&quot;755-758&quot;,&quot;volume&quot;:&quot;8&quot;,&quot;issue&quot;:&quot;4&quot;,&quot;source&quot;:&quot;onlinelibrary.wiley.com&quot;,&quot;DOI&quot;:&quot;10.1111/j.1462-2920.2006.01017.x&quot;,&quot;ISSN&quot;:&quot;1462-2920&quot;,&quot;language&quot;:&quot;en&quot;,&quot;author&quot;:[{&quot;family&quot;:&quot;De Wit&quot;,&quot;given&quot;:&quot;Rutger&quot;},{&quot;family&quot;:&quot;Bouvier&quot;,&quot;given&quot;:&quot;Thierry&quot;}],&quot;issued&quot;:{&quot;date-parts&quot;:[[&quot;2006&quot;,4,1]]}}},{&quot;id&quot;:1041,&quot;uris&quot;:[&quot;http://zotero.org/users/1142741/items/4NIAIJWX&quot;],&quot;uri&quot;:[&quot;http://zotero.org/users/1142741/items/4NIAIJWX&quot;],&quot;itemData&quot;:{&quot;id&quot;:1041,&quot;type&quot;:&quot;article-journal&quot;,&quot;title&quot;:&quot;Spatial scaling of microbial biodiversity&quot;,&quot;container-title&quot;:&quot;Trends in Ecology &amp; Evolution&quot;,&quot;page&quot;:&quot;501-507&quot;,&quot;volume&quot;:&quot;21&quot;,&quot;issue&quot;:&quot;9&quot;,&quot;source&quot;:&quot;ScienceDirect&quot;,&quot;abstract&quot;:&quot;A central goal in ecology is to understand the spatial scaling of biodiversity. Patterns in the spatial distribution of organisms provide important clues about the underlying mechanisms that structure ecological communities and are central to setting conservation priorities. Although microorganisms comprise much of Earth's biodiversity, little is known about their biodiversity scaling relationships relative to that for plants and animals. Here, we discuss current knowledge of microbial diversity at local and global scales. We focus on three spatial patterns: the distance–decay relationship (how community composition changes with geographic distance), the taxa–area relationship, and the local:global taxa richness ratio. Recent empirical analyses of these patterns for microorganisms suggest that there are biodiversity scaling rules common to all forms of life.&quot;,&quot;DOI&quot;:&quot;10.1016/j.tree.2006.06.012&quot;,&quot;ISSN&quot;:&quot;0169-5347&quot;,&quot;journalAbbreviation&quot;:&quot;Trends in Ecology &amp; Evolution&quot;,&quot;author&quot;:[{&quot;family&quot;:&quot;Green&quot;,&quot;given&quot;:&quot;Jessica&quot;},{&quot;family&quot;:&quot;Bohannan&quot;,&quot;given&quot;:&quot;Brendan J. M.&quot;}],&quot;issued&quot;:{&quot;date-parts&quot;:[[&quot;2006&quot;,9,1]]}}},{&quot;id&quot;:1045,&quot;uris&quot;:[&quot;http://zotero.org/users/1142741/items/VIS8MQKF&quot;],&quot;uri&quot;:[&quot;http://zotero.org/users/1142741/items/VIS8MQKF&quot;],&quot;itemData&quot;:{&quot;id&quot;:1045,&quot;type&quot;:&quot;article-journal&quot;,&quot;title&quot;:&quot;Beyond biogeographic patterns: processes shaping the microbial landscape&quot;,&quot;container-title&quot;:&quot;Nature Reviews Microbiology&quot;,&quot;page&quot;:&quot;497-506&quot;,&quot;volume&quot;:&quot;10&quot;,&quot;issue&quot;:&quot;7&quot;,&quot;source&quot;:&quot;www.nature.com&quot;,&quot;abstract&quot;:&quot;Recently, microbiologists have established the existence of biogeographic patterns among a wide range of microorganisms. The focus of the field is now shifting to identifying the mechanisms that shape these patterns. Here, we propose that four processes — selection, drift, dispersal and mutation — create and maintain microbial biogeographic patterns on inseparable ecological and evolutionary scales. We consider how the interplay of these processes affects one biogeographic pattern, the distance–decay relationship, and review evidence from the published literature for the processes driving this pattern in microorganisms. Given the limitations of inferring processes from biogeographic patterns, we suggest that studies should focus on directly testing the underlying processes.&quot;,&quot;DOI&quot;:&quot;10.1038/nrmicro2795&quot;,&quot;ISSN&quot;:&quot;1740-1534&quot;,&quot;shortTitle&quot;:&quot;Beyond biogeographic patterns&quot;,&quot;language&quot;:&quot;en&quot;,&quot;author&quot;:[{&quot;family&quot;:&quot;Hanson&quot;,&quot;given&quot;:&quot;China A.&quot;},{&quot;family&quot;:&quot;Fuhrman&quot;,&quot;given&quot;:&quot;Jed A.&quot;},{&quot;family&quot;:&quot;Horner-Devine&quot;,&quot;given&quot;:&quot;M. Claire&quot;},{&quot;family&quot;:&quot;Martiny&quot;,&quot;given&quot;:&quot;Jennifer B. H.&quot;}],&quot;issued&quot;:{&quot;date-parts&quot;:[[&quot;2012&quot;,7]]}}},{&quot;id&quot;:1039,&quot;uris&quot;:[&quot;http://zotero.org/users/1142741/items/CMWPK46Y&quot;],&quot;uri&quot;:[&quot;http://zotero.org/users/1142741/items/CMWPK46Y&quot;],&quot;itemData&quot;:{&quot;id&quot;:1039,&quot;type&quot;:&quot;article-journal&quot;,&quot;title&quot;:&quot;Microbial biogeography: putting microorganisms on the map&quot;,&quot;container-title&quot;:&quot;Nature Reviews Microbiology&quot;,&quot;page&quot;:&quot;102-112&quot;,&quot;volume&quot;:&quot;4&quot;,&quot;issue&quot;:&quot;2&quot;,&quot;source&quot;:&quot;www.nature.com&quot;,&quot;abstract&quot;:&quot;We review the biogeography of microorganisms in light of the biogeography of macroorganisms. A large body of research supports the idea that free-living microbial taxa exhibit biogeographic patterns. Current evidence confirms that, as proposed by the Baas-Becking hypothesis, 'the environment selects' and is, in part, responsible for spatial variation in microbial diversity. However, recent studies also dispute the idea that 'everything is everywhere'. We also consider how the processes that generate and maintain biogeographic patterns in macroorganisms could operate in the microbial world.&quot;,&quot;DOI&quot;:&quot;10.1038/nrmicro1341&quot;,&quot;ISSN&quot;:&quot;1740-1534&quot;,&quot;shortTitle&quot;:&quot;Microbial biogeography&quot;,&quot;language&quot;:&quot;en&quot;,&quot;author&quot;:[{&quot;family&quot;:&quot;Martiny&quot;,&quot;given&quot;:&quot;Jennifer B. Hughes&quot;},{&quot;family&quot;:&quot;Bohannan&quot;,&quot;given&quot;:&quot;Brendan J. M.&quot;},{&quot;family&quot;:&quot;Brown&quot;,&quot;given&quot;:&quot;James H.&quot;},{&quot;family&quot;:&quot;Colwell&quot;,&quot;given&quot;:&quot;Robert K.&quot;},{&quot;family&quot;:&quot;Fuhrman&quot;,&quot;given&quot;:&quot;Jed A.&quot;},{&quot;family&quot;:&quot;Green&quot;,&quot;given&quot;:&quot;Jessica L.&quot;},{&quot;family&quot;:&quot;Horner-Devine&quot;,&quot;given&quot;:&quot;M. Claire&quot;},{&quot;family&quot;:&quot;Kane&quot;,&quot;given&quot;:&quot;Matthew&quot;},{&quot;family&quot;:&quot;Krumins&quot;,&quot;given&quot;:&quot;Jennifer Adams&quot;},{&quot;family&quot;:&quot;Kuske&quot;,&quot;given&quot;:&quot;Cheryl R.&quot;},{&quot;family&quot;:&quot;Morin&quot;,&quot;given&quot;:&quot;Peter J.&quot;},{&quot;family&quot;:&quot;Naeem&quot;,&quot;given&quot;:&quot;Shahid&quot;},{&quot;family&quot;:&quot;Øvreås&quot;,&quot;given&quot;:&quot;Lise&quot;},{&quot;family&quot;:&quot;Reysenbach&quot;,&quot;given&quot;:&quot;Anna-Louise&quot;},{&quot;family&quot;:&quot;Smith&quot;,&quot;given&quot;:&quot;Val H.&quot;},{&quot;family&quot;:&quot;Staley&quot;,&quot;given&quot;:&quot;James T.&quot;}],&quot;issued&quot;:{&quot;date-parts&quot;:[[&quot;2006&quot;,2]]}}},{&quot;id&quot;:720,&quot;uris&quot;:[&quot;http://zotero.org/users/1142741/items/Q9LBG9DG&quot;],&quot;uri&quot;:[&quot;http://zotero.org/users/1142741/items/Q9LBG9DG&quot;],&quot;itemData&quot;:{&quot;id&quot;:720,&quot;type&quot;:&quot;article-journal&quot;,&quot;title&quot;:&quot;Patterns and Processes of Microbial Community Assembly&quot;,&quot;container-title&quot;:&quot;Microbiology and Molecular Biology Reviews&quot;,&quot;page&quot;:&quot;342-356&quot;,&quot;volume&quot;:&quot;77&quot;,&quot;issue&quot;:&quot;3&quot;,&quot;abstract&quot;:&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quot;DOI&quot;:&quot;10.1128/MMBR.00051-12&quot;,&quot;journalAbbreviation&quot;:&quot;Microbiology and Molecular Biology Reviews&quot;,&quot;author&quot;:[{&quot;family&quot;:&quot;Nemergut&quot;,&quot;given&quot;:&quot;Diana R.&quot;},{&quot;family&quot;:&quot;Schmidt&quot;,&quot;given&quot;:&quot;Steven K.&quot;},{&quot;family&quot;:&quot;Fukami&quot;,&quot;given&quot;:&quot;Tadashi&quot;},{&quot;family&quot;:&quot;O'Neill&quot;,&quot;given&quot;:&quot;Sean P.&quot;},{&quot;family&quot;:&quot;Bilinski&quot;,&quot;given&quot;:&quot;Teresa M.&quot;},{&quot;family&quot;:&quot;Stanish&quot;,&quot;given&quot;:&quot;Lee F.&quot;},{&quot;family&quot;:&quot;Knelman&quot;,&quot;given&quot;:&quot;Joseph E.&quot;},{&quot;family&quot;:&quot;Darcy&quot;,&quot;given&quot;:&quot;John L.&quot;},{&quot;family&quot;:&quot;Lynch&quot;,&quot;given&quot;:&quot;Ryan C.&quot;},{&quot;family&quot;:&quot;Wickey&quot;,&quot;given&quot;:&quot;Phillip&quot;},{&quot;family&quot;:&quot;Ferrenberg&quot;,&quot;given&quot;:&quot;Scott&quot;}],&quot;issued&quot;:{&quot;date-parts&quot;:[[&quot;2013&quot;,9,1]]}}},{&quot;id&quot;:1043,&quot;uris&quot;:[&quot;http://zotero.org/users/1142741/items/4TJFR4QD&quot;],&quot;uri&quot;:[&quot;http://zotero.org/users/1142741/items/4TJFR4QD&quot;],&quot;itemData&quot;:{&quot;id&quot;:1043,&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JhBced2qMa"/><text:span text:style-name="T1">(Baas-Becking, 1934; De Wit and Bouvier, 2006; Green and Bohannan, 2006; Hanson et al., 2012; Martiny et al., 2006; Nemergut et al., 2013; Peay et al., 2010)</text:span><text:reference-mark-end text:name="ZOTERO_ITEM CSL_CITATION {&quot;citationID&quot;:&quot;cgAYq1Uo&quot;,&quot;properties&quot;:{&quot;formattedCitation&quot;:&quot;(Baas-Becking, 1934; De Wit and Bouvier, 2006; Green and Bohannan, 2006; Hanson et al., 2012; Martiny et al., 2006; Nemergut et al., 2013; Peay et al., 2010)&quot;,&quot;plainCitation&quot;:&quot;(Baas-Becking, 1934; De Wit and Bouvier, 2006; Green and Bohannan, 2006; Hanson et al., 2012; Martiny et al., 2006; Nemergut et al., 2013; Peay et al., 2010)&quot;,&quot;noteIndex&quot;:0},&quot;citationItems&quot;:[{&quot;id&quot;:1036,&quot;uris&quot;:[&quot;http://zotero.org/users/1142741/items/EUUQR46Z&quot;],&quot;uri&quot;:[&quot;http://zotero.org/users/1142741/items/EUUQR46Z&quot;],&quot;itemData&quot;:{&quot;id&quot;:1036,&quot;type&quot;:&quot;book&quot;,&quot;title&quot;:&quot;Geobiologie; of inleiding tot de milieukunde&quot;,&quot;publisher&quot;:&quot;WP Van Stockum &amp; Zoon NV&quot;,&quot;author&quot;:[{&quot;family&quot;:&quot;Baas-Becking&quot;,&quot;given&quot;:&quot;Lourens Gerhard Marinus&quot;}],&quot;issued&quot;:{&quot;date-parts&quot;:[[&quot;1934&quot;]]}}},{&quot;id&quot;:1037,&quot;uris&quot;:[&quot;http://zotero.org/users/1142741/items/S5WBNMJD&quot;],&quot;uri&quot;:[&quot;http://zotero.org/users/1142741/items/S5WBNMJD&quot;],&quot;itemData&quot;:{&quot;id&quot;:1037,&quot;type&quot;:&quot;article-journal&quot;,&quot;title&quot;:&quot;‘Everything is everywhere, but, the environment selects’; what did Baas Becking and Beijerinck really say?&quot;,&quot;container-title&quot;:&quot;Environmental Microbiology&quot;,&quot;page&quot;:&quot;755-758&quot;,&quot;volume&quot;:&quot;8&quot;,&quot;issue&quot;:&quot;4&quot;,&quot;source&quot;:&quot;onlinelibrary.wiley.com&quot;,&quot;DOI&quot;:&quot;10.1111/j.1462-2920.2006.01017.x&quot;,&quot;ISSN&quot;:&quot;1462-2920&quot;,&quot;language&quot;:&quot;en&quot;,&quot;author&quot;:[{&quot;family&quot;:&quot;De Wit&quot;,&quot;given&quot;:&quot;Rutger&quot;},{&quot;family&quot;:&quot;Bouvier&quot;,&quot;given&quot;:&quot;Thierry&quot;}],&quot;issued&quot;:{&quot;date-parts&quot;:[[&quot;2006&quot;,4,1]]}}},{&quot;id&quot;:1041,&quot;uris&quot;:[&quot;http://zotero.org/users/1142741/items/4NIAIJWX&quot;],&quot;uri&quot;:[&quot;http://zotero.org/users/1142741/items/4NIAIJWX&quot;],&quot;itemData&quot;:{&quot;id&quot;:1041,&quot;type&quot;:&quot;article-journal&quot;,&quot;title&quot;:&quot;Spatial scaling of microbial biodiversity&quot;,&quot;container-title&quot;:&quot;Trends in Ecology &amp; Evolution&quot;,&quot;page&quot;:&quot;501-507&quot;,&quot;volume&quot;:&quot;21&quot;,&quot;issue&quot;:&quot;9&quot;,&quot;source&quot;:&quot;ScienceDirect&quot;,&quot;abstract&quot;:&quot;A central goal in ecology is to understand the spatial scaling of biodiversity. Patterns in the spatial distribution of organisms provide important clues about the underlying mechanisms that structure ecological communities and are central to setting conservation priorities. Although microorganisms comprise much of Earth's biodiversity, little is known about their biodiversity scaling relationships relative to that for plants and animals. Here, we discuss current knowledge of microbial diversity at local and global scales. We focus on three spatial patterns: the distance–decay relationship (how community composition changes with geographic distance), the taxa–area relationship, and the local:global taxa richness ratio. Recent empirical analyses of these patterns for microorganisms suggest that there are biodiversity scaling rules common to all forms of life.&quot;,&quot;DOI&quot;:&quot;10.1016/j.tree.2006.06.012&quot;,&quot;ISSN&quot;:&quot;0169-5347&quot;,&quot;journalAbbreviation&quot;:&quot;Trends in Ecology &amp; Evolution&quot;,&quot;author&quot;:[{&quot;family&quot;:&quot;Green&quot;,&quot;given&quot;:&quot;Jessica&quot;},{&quot;family&quot;:&quot;Bohannan&quot;,&quot;given&quot;:&quot;Brendan J. M.&quot;}],&quot;issued&quot;:{&quot;date-parts&quot;:[[&quot;2006&quot;,9,1]]}}},{&quot;id&quot;:1045,&quot;uris&quot;:[&quot;http://zotero.org/users/1142741/items/VIS8MQKF&quot;],&quot;uri&quot;:[&quot;http://zotero.org/users/1142741/items/VIS8MQKF&quot;],&quot;itemData&quot;:{&quot;id&quot;:1045,&quot;type&quot;:&quot;article-journal&quot;,&quot;title&quot;:&quot;Beyond biogeographic patterns: processes shaping the microbial landscape&quot;,&quot;container-title&quot;:&quot;Nature Reviews Microbiology&quot;,&quot;page&quot;:&quot;497-506&quot;,&quot;volume&quot;:&quot;10&quot;,&quot;issue&quot;:&quot;7&quot;,&quot;source&quot;:&quot;www.nature.com&quot;,&quot;abstract&quot;:&quot;Recently, microbiologists have established the existence of biogeographic patterns among a wide range of microorganisms. The focus of the field is now shifting to identifying the mechanisms that shape these patterns. Here, we propose that four processes — selection, drift, dispersal and mutation — create and maintain microbial biogeographic patterns on inseparable ecological and evolutionary scales. We consider how the interplay of these processes affects one biogeographic pattern, the distance–decay relationship, and review evidence from the published literature for the processes driving this pattern in microorganisms. Given the limitations of inferring processes from biogeographic patterns, we suggest that studies should focus on directly testing the underlying processes.&quot;,&quot;DOI&quot;:&quot;10.1038/nrmicro2795&quot;,&quot;ISSN&quot;:&quot;1740-1534&quot;,&quot;shortTitle&quot;:&quot;Beyond biogeographic patterns&quot;,&quot;language&quot;:&quot;en&quot;,&quot;author&quot;:[{&quot;family&quot;:&quot;Hanson&quot;,&quot;given&quot;:&quot;China A.&quot;},{&quot;family&quot;:&quot;Fuhrman&quot;,&quot;given&quot;:&quot;Jed A.&quot;},{&quot;family&quot;:&quot;Horner-Devine&quot;,&quot;given&quot;:&quot;M. Claire&quot;},{&quot;family&quot;:&quot;Martiny&quot;,&quot;given&quot;:&quot;Jennifer B. H.&quot;}],&quot;issued&quot;:{&quot;date-parts&quot;:[[&quot;2012&quot;,7]]}}},{&quot;id&quot;:1039,&quot;uris&quot;:[&quot;http://zotero.org/users/1142741/items/CMWPK46Y&quot;],&quot;uri&quot;:[&quot;http://zotero.org/users/1142741/items/CMWPK46Y&quot;],&quot;itemData&quot;:{&quot;id&quot;:1039,&quot;type&quot;:&quot;article-journal&quot;,&quot;title&quot;:&quot;Microbial biogeography: putting microorganisms on the map&quot;,&quot;container-title&quot;:&quot;Nature Reviews Microbiology&quot;,&quot;page&quot;:&quot;102-112&quot;,&quot;volume&quot;:&quot;4&quot;,&quot;issue&quot;:&quot;2&quot;,&quot;source&quot;:&quot;www.nature.com&quot;,&quot;abstract&quot;:&quot;We review the biogeography of microorganisms in light of the biogeography of macroorganisms. A large body of research supports the idea that free-living microbial taxa exhibit biogeographic patterns. Current evidence confirms that, as proposed by the Baas-Becking hypothesis, 'the environment selects' and is, in part, responsible for spatial variation in microbial diversity. However, recent studies also dispute the idea that 'everything is everywhere'. We also consider how the processes that generate and maintain biogeographic patterns in macroorganisms could operate in the microbial world.&quot;,&quot;DOI&quot;:&quot;10.1038/nrmicro1341&quot;,&quot;ISSN&quot;:&quot;1740-1534&quot;,&quot;shortTitle&quot;:&quot;Microbial biogeography&quot;,&quot;language&quot;:&quot;en&quot;,&quot;author&quot;:[{&quot;family&quot;:&quot;Martiny&quot;,&quot;given&quot;:&quot;Jennifer B. Hughes&quot;},{&quot;family&quot;:&quot;Bohannan&quot;,&quot;given&quot;:&quot;Brendan J. M.&quot;},{&quot;family&quot;:&quot;Brown&quot;,&quot;given&quot;:&quot;James H.&quot;},{&quot;family&quot;:&quot;Colwell&quot;,&quot;given&quot;:&quot;Robert K.&quot;},{&quot;family&quot;:&quot;Fuhrman&quot;,&quot;given&quot;:&quot;Jed A.&quot;},{&quot;family&quot;:&quot;Green&quot;,&quot;given&quot;:&quot;Jessica L.&quot;},{&quot;family&quot;:&quot;Horner-Devine&quot;,&quot;given&quot;:&quot;M. Claire&quot;},{&quot;family&quot;:&quot;Kane&quot;,&quot;given&quot;:&quot;Matthew&quot;},{&quot;family&quot;:&quot;Krumins&quot;,&quot;given&quot;:&quot;Jennifer Adams&quot;},{&quot;family&quot;:&quot;Kuske&quot;,&quot;given&quot;:&quot;Cheryl R.&quot;},{&quot;family&quot;:&quot;Morin&quot;,&quot;given&quot;:&quot;Peter J.&quot;},{&quot;family&quot;:&quot;Naeem&quot;,&quot;given&quot;:&quot;Shahid&quot;},{&quot;family&quot;:&quot;Øvreås&quot;,&quot;given&quot;:&quot;Lise&quot;},{&quot;family&quot;:&quot;Reysenbach&quot;,&quot;given&quot;:&quot;Anna-Louise&quot;},{&quot;family&quot;:&quot;Smith&quot;,&quot;given&quot;:&quot;Val H.&quot;},{&quot;family&quot;:&quot;Staley&quot;,&quot;given&quot;:&quot;James T.&quot;}],&quot;issued&quot;:{&quot;date-parts&quot;:[[&quot;2006&quot;,2]]}}},{&quot;id&quot;:720,&quot;uris&quot;:[&quot;http://zotero.org/users/1142741/items/Q9LBG9DG&quot;],&quot;uri&quot;:[&quot;http://zotero.org/users/1142741/items/Q9LBG9DG&quot;],&quot;itemData&quot;:{&quot;id&quot;:720,&quot;type&quot;:&quot;article-journal&quot;,&quot;title&quot;:&quot;Patterns and Processes of Microbial Community Assembly&quot;,&quot;container-title&quot;:&quot;Microbiology and Molecular Biology Reviews&quot;,&quot;page&quot;:&quot;342-356&quot;,&quot;volume&quot;:&quot;77&quot;,&quot;issue&quot;:&quot;3&quot;,&quot;abstract&quot;:&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quot;DOI&quot;:&quot;10.1128/MMBR.00051-12&quot;,&quot;journalAbbreviation&quot;:&quot;Microbiology and Molecular Biology Reviews&quot;,&quot;author&quot;:[{&quot;family&quot;:&quot;Nemergut&quot;,&quot;given&quot;:&quot;Diana R.&quot;},{&quot;family&quot;:&quot;Schmidt&quot;,&quot;given&quot;:&quot;Steven K.&quot;},{&quot;family&quot;:&quot;Fukami&quot;,&quot;given&quot;:&quot;Tadashi&quot;},{&quot;family&quot;:&quot;O'Neill&quot;,&quot;given&quot;:&quot;Sean P.&quot;},{&quot;family&quot;:&quot;Bilinski&quot;,&quot;given&quot;:&quot;Teresa M.&quot;},{&quot;family&quot;:&quot;Stanish&quot;,&quot;given&quot;:&quot;Lee F.&quot;},{&quot;family&quot;:&quot;Knelman&quot;,&quot;given&quot;:&quot;Joseph E.&quot;},{&quot;family&quot;:&quot;Darcy&quot;,&quot;given&quot;:&quot;John L.&quot;},{&quot;family&quot;:&quot;Lynch&quot;,&quot;given&quot;:&quot;Ryan C.&quot;},{&quot;family&quot;:&quot;Wickey&quot;,&quot;given&quot;:&quot;Phillip&quot;},{&quot;family&quot;:&quot;Ferrenberg&quot;,&quot;given&quot;:&quot;Scott&quot;}],&quot;issued&quot;:{&quot;date-parts&quot;:[[&quot;2013&quot;,9,1]]}}},{&quot;id&quot;:1043,&quot;uris&quot;:[&quot;http://zotero.org/users/1142741/items/4TJFR4QD&quot;],&quot;uri&quot;:[&quot;http://zotero.org/users/1142741/items/4TJFR4QD&quot;],&quot;itemData&quot;:{&quot;id&quot;:1043,&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JhBced2qMa"/><text:span text:style-name="T1">. Host-associated microbes present additional complexity in modeling microbial community assembly, and raise questions concerning fidelity of host-microbe interactions. Rich microbial communities appear to be associated with all multicellular organisms </text:span><text:reference-mark-start text:name="ZOTERO_ITEM CSL_CITATION {&quot;citationID&quot;:&quot;wQ0usSVu&quot;,&quot;properties&quot;:{&quot;formattedCitation&quot;:&quot;(Hoffman and Arnold, 2010; Rosenberg et al., 2010)&quot;,&quot;plainCitation&quot;:&quot;(Hoffman and Arnold, 2010; Rosenberg et al., 2010)&quot;,&quot;noteIndex&quot;:0},&quot;citationItems&quot;:[{&quot;id&quot;:1047,&quot;uris&quot;:[&quot;http://zotero.org/users/1142741/items/92E5LQKZ&quot;],&quot;uri&quot;:[&quot;http://zotero.org/users/1142741/items/92E5LQKZ&quot;],&quot;itemData&quot;:{&quot;id&quot;:1047,&quot;type&quot;:&quot;article-journal&quot;,&quot;title&quot;:&quot;Diverse Bacteria Inhabit Living Hyphae of Phylogenetically Diverse Fungal Endophytes&quot;,&quot;container-title&quot;:&quot;Applied and Environmental Microbiology&quot;,&quot;page&quot;:&quot;4063-4075&quot;,&quot;volume&quot;:&quot;76&quot;,&quot;issue&quot;:&quot;12&quot;,&quot;source&quot;:&quot;aem.asm.org&quot;,&quot;abstract&quot;:&quot;Both the establishment and outcomes of plant-fungus symbioses can be influenced by abiotic factors, the interplay of fungal and plant genotypes, and additional microbes associated with fungal mycelia. Recently bacterial endosymbionts were documented in soilborne Glomeromycota and Mucoromycotina and in at least one species each of mycorrhizal Basidiomycota and Ascomycota. Here we show for the first time that phylogenetically diverse endohyphal bacteria occur in living hyphae of diverse foliar endophytes, including representatives of four classes of Ascomycota. We examined 414 isolates of endophytic fungi, isolated from photosynthetic tissues of six species of cupressaceous trees in five biogeographic provinces, for endohyphal bacteria using microscopy and molecular techniques. Viable bacteria were observed within living hyphae of endophytic Pezizomycetes, Dothideomycetes, Eurotiomycetes, and Sordariomycetes from all tree species and biotic regions surveyed. A focus on 29 fungus/bacterium associations revealed that bacterial and fungal phylogenies were incongruent with each other and with taxonomic relationships of host plants. Overall, eight families and 15 distinct genotypes of endohyphal bacteria were recovered; most were members of the Proteobacteria, but a small number of Bacillaceae also were found, including one that appears to occur as an endophyte of plants. Frequent loss of bacteria following subculturing suggests a facultative association. Our study recovered distinct lineages of endohyphal bacteria relative to previous studies, is the first to document their occurrence in foliar endophytes representing four of the most species-rich classes of fungi, and highlights for the first time their diversity and phylogenetic relationships with regard both to the endophytes they inhabit and the plants in which these endophyte-bacterium symbiota occur.&quot;,&quot;DOI&quot;:&quot;10.1128/AEM.02928-09&quot;,&quot;ISSN&quot;:&quot;0099-2240, 1098-5336&quot;,&quot;note&quot;:&quot;PMID: 20435775&quot;,&quot;journalAbbreviation&quot;:&quot;Appl. Environ. Microbiol.&quot;,&quot;language&quot;:&quot;en&quot;,&quot;author&quot;:[{&quot;family&quot;:&quot;Hoffman&quot;,&quot;given&quot;:&quot;Michele T.&quot;},{&quot;family&quot;:&quot;Arnold&quot;,&quot;given&quot;:&quot;A. Elizabeth&quot;}],&quot;issued&quot;:{&quot;date-parts&quot;:[[&quot;2010&quot;,6,15]]}}},{&quot;id&quot;:728,&quot;uris&quot;:[&quot;http://zotero.org/users/1142741/items/GJ5QM5G9&quot;],&quot;uri&quot;:[&quot;http://zotero.org/users/1142741/items/GJ5QM5G9&quot;],&quot;itemData&quot;:{&quot;id&quot;:728,&quot;type&quot;:&quot;article-journal&quot;,&quot;title&quot;:&quot;The evolution of animals and plants via symbiosis with microorganisms&quot;,&quot;container-title&quot;:&quot;Environmental Microbiology Reports&quot;,&quot;page&quot;:&quot;500-506&quot;,&quot;volume&quot;:&quot;2&quot;,&quot;issue&quot;:&quot;4&quot;,&quot;source&quot;:&quot;Wiley Online Library&quot;,&quot;abstract&quot;:&quot;Animals and plants evolved from prokaryotes and have remained in close association with them. We suggest that early eukaryotic cells, formed by the fusion of two or more prokaryotes, already contained prokaryotic genetic information for aggregation and the formation of multicellular structures. The hologenome theory of evolution posits that a unit of selection in evolution is the holobiont (host plus symbionts). The hologenome is defined as the genetic information of the host and its microbiota, which function in consortium. Genetic variation of the holobiont, the raw material for evolution, can arise from changes in either the host or the symbiotic microbiota genomes. Changes in the hologenome can occur by two processes that are specific to holobionts: microbial amplification and acquisition of novel strains from the environment. Recent data from culture-independent studies provides considerable support of the hologenome theory: (i) all animals and plants contain abundant and diverse microbiota, (ii) the symbiotic microbiota affects the fitness of their host and (iii) symbiotic microorganisms are transmitted from parent to offspring. Consideration of the dynamic aspects of symbioses of hosts with their diverse microbiota leads to the conclusion that holobionts can evolve not only via Darwinian but also by adaptive Lamarckian principles.&quot;,&quot;DOI&quot;:&quot;10.1111/j.1758-2229.2010.00177.x&quot;,&quot;ISSN&quot;:&quot;1758-2229&quot;,&quot;language&quot;:&quot;en&quot;,&quot;author&quot;:[{&quot;family&quot;:&quot;Rosenberg&quot;,&quot;given&quot;:&quot;Eugene&quot;},{&quot;family&quot;:&quot;Sharon&quot;,&quot;given&quot;:&quot;Gil&quot;},{&quot;family&quot;:&quot;Atad&quot;,&quot;given&quot;:&quot;Ilil&quot;},{&quot;family&quot;:&quot;Zilber-Rosenberg&quot;,&quot;given&quot;:&quot;Ilana&quot;}],&quot;issued&quot;:{&quot;date-parts&quot;:[[&quot;2010&quot;,8,1]]}}}],&quot;schema&quot;:&quot;https://github.com/citation-style-language/schema/raw/master/csl-citation.json&quot;} RNDRCMXxjerPT"/><text:span text:style-name="T1">(Hoffman and Arnold, 2010; Rosenberg et al., 2010)</text:span><text:reference-mark-end text:name="ZOTERO_ITEM CSL_CITATION {&quot;citationID&quot;:&quot;wQ0usSVu&quot;,&quot;properties&quot;:{&quot;formattedCitation&quot;:&quot;(Hoffman and Arnold, 2010; Rosenberg et al., 2010)&quot;,&quot;plainCitation&quot;:&quot;(Hoffman and Arnold, 2010; Rosenberg et al., 2010)&quot;,&quot;noteIndex&quot;:0},&quot;citationItems&quot;:[{&quot;id&quot;:1047,&quot;uris&quot;:[&quot;http://zotero.org/users/1142741/items/92E5LQKZ&quot;],&quot;uri&quot;:[&quot;http://zotero.org/users/1142741/items/92E5LQKZ&quot;],&quot;itemData&quot;:{&quot;id&quot;:1047,&quot;type&quot;:&quot;article-journal&quot;,&quot;title&quot;:&quot;Diverse Bacteria Inhabit Living Hyphae of Phylogenetically Diverse Fungal Endophytes&quot;,&quot;container-title&quot;:&quot;Applied and Environmental Microbiology&quot;,&quot;page&quot;:&quot;4063-4075&quot;,&quot;volume&quot;:&quot;76&quot;,&quot;issue&quot;:&quot;12&quot;,&quot;source&quot;:&quot;aem.asm.org&quot;,&quot;abstract&quot;:&quot;Both the establishment and outcomes of plant-fungus symbioses can be influenced by abiotic factors, the interplay of fungal and plant genotypes, and additional microbes associated with fungal mycelia. Recently bacterial endosymbionts were documented in soilborne Glomeromycota and Mucoromycotina and in at least one species each of mycorrhizal Basidiomycota and Ascomycota. Here we show for the first time that phylogenetically diverse endohyphal bacteria occur in living hyphae of diverse foliar endophytes, including representatives of four classes of Ascomycota. We examined 414 isolates of endophytic fungi, isolated from photosynthetic tissues of six species of cupressaceous trees in five biogeographic provinces, for endohyphal bacteria using microscopy and molecular techniques. Viable bacteria were observed within living hyphae of endophytic Pezizomycetes, Dothideomycetes, Eurotiomycetes, and Sordariomycetes from all tree species and biotic regions surveyed. A focus on 29 fungus/bacterium associations revealed that bacterial and fungal phylogenies were incongruent with each other and with taxonomic relationships of host plants. Overall, eight families and 15 distinct genotypes of endohyphal bacteria were recovered; most were members of the Proteobacteria, but a small number of Bacillaceae also were found, including one that appears to occur as an endophyte of plants. Frequent loss of bacteria following subculturing suggests a facultative association. Our study recovered distinct lineages of endohyphal bacteria relative to previous studies, is the first to document their occurrence in foliar endophytes representing four of the most species-rich classes of fungi, and highlights for the first time their diversity and phylogenetic relationships with regard both to the endophytes they inhabit and the plants in which these endophyte-bacterium symbiota occur.&quot;,&quot;DOI&quot;:&quot;10.1128/AEM.02928-09&quot;,&quot;ISSN&quot;:&quot;0099-2240, 1098-5336&quot;,&quot;note&quot;:&quot;PMID: 20435775&quot;,&quot;journalAbbreviation&quot;:&quot;Appl. Environ. Microbiol.&quot;,&quot;language&quot;:&quot;en&quot;,&quot;author&quot;:[{&quot;family&quot;:&quot;Hoffman&quot;,&quot;given&quot;:&quot;Michele T.&quot;},{&quot;family&quot;:&quot;Arnold&quot;,&quot;given&quot;:&quot;A. Elizabeth&quot;}],&quot;issued&quot;:{&quot;date-parts&quot;:[[&quot;2010&quot;,6,15]]}}},{&quot;id&quot;:728,&quot;uris&quot;:[&quot;http://zotero.org/users/1142741/items/GJ5QM5G9&quot;],&quot;uri&quot;:[&quot;http://zotero.org/users/1142741/items/GJ5QM5G9&quot;],&quot;itemData&quot;:{&quot;id&quot;:728,&quot;type&quot;:&quot;article-journal&quot;,&quot;title&quot;:&quot;The evolution of animals and plants via symbiosis with microorganisms&quot;,&quot;container-title&quot;:&quot;Environmental Microbiology Reports&quot;,&quot;page&quot;:&quot;500-506&quot;,&quot;volume&quot;:&quot;2&quot;,&quot;issue&quot;:&quot;4&quot;,&quot;source&quot;:&quot;Wiley Online Library&quot;,&quot;abstract&quot;:&quot;Animals and plants evolved from prokaryotes and have remained in close association with them. We suggest that early eukaryotic cells, formed by the fusion of two or more prokaryotes, already contained prokaryotic genetic information for aggregation and the formation of multicellular structures. The hologenome theory of evolution posits that a unit of selection in evolution is the holobiont (host plus symbionts). The hologenome is defined as the genetic information of the host and its microbiota, which function in consortium. Genetic variation of the holobiont, the raw material for evolution, can arise from changes in either the host or the symbiotic microbiota genomes. Changes in the hologenome can occur by two processes that are specific to holobionts: microbial amplification and acquisition of novel strains from the environment. Recent data from culture-independent studies provides considerable support of the hologenome theory: (i) all animals and plants contain abundant and diverse microbiota, (ii) the symbiotic microbiota affects the fitness of their host and (iii) symbiotic microorganisms are transmitted from parent to offspring. Consideration of the dynamic aspects of symbioses of hosts with their diverse microbiota leads to the conclusion that holobionts can evolve not only via Darwinian but also by adaptive Lamarckian principles.&quot;,&quot;DOI&quot;:&quot;10.1111/j.1758-2229.2010.00177.x&quot;,&quot;ISSN&quot;:&quot;1758-2229&quot;,&quot;language&quot;:&quot;en&quot;,&quot;author&quot;:[{&quot;family&quot;:&quot;Rosenberg&quot;,&quot;given&quot;:&quot;Eugene&quot;},{&quot;family&quot;:&quot;Sharon&quot;,&quot;given&quot;:&quot;Gil&quot;},{&quot;family&quot;:&quot;Atad&quot;,&quot;given&quot;:&quot;Ilil&quot;},{&quot;family&quot;:&quot;Zilber-Rosenberg&quot;,&quot;given&quot;:&quot;Ilana&quot;}],&quot;issued&quot;:{&quot;date-parts&quot;:[[&quot;2010&quot;,8,1]]}}}],&quot;schema&quot;:&quot;https://github.com/citation-style-language/schema/raw/master/csl-citation.json&quot;} RNDRCMXxjerPT"/><text:span text:style-name="T1">. Plant-fungal symbioses are important</text:span><text:reference-mark-start text:name="ZOTERO_ITEM CSL_CITATION {&quot;citationID&quot;:&quot;ZfS0XU49&quot;,&quot;properties&quot;:{&quot;formattedCitation&quot;:&quot;(Malloch et al., 1980; Stukenbrock and McDonald, 2008; Vandenkoornhuyse et al., 2015)&quot;,&quot;plainCitation&quot;:&quot;(Malloch et al., 1980; Stukenbrock and McDonald, 2008; Vandenkoornhuyse et al., 2015)&quot;,&quot;noteIndex&quot;:0},&quot;citationItems&quot;:[{&quot;id&quot;:1051,&quot;uris&quot;:[&quot;http://zotero.org/users/1142741/items/E7NBD3HB&quot;],&quot;uri&quot;:[&quot;http://zotero.org/users/1142741/items/E7NBD3HB&quot;],&quot;itemData&quot;:{&quot;id&quot;:105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736,&quot;uris&quot;:[&quot;http://zotero.org/users/1142741/items/4LC5XECB&quot;],&quot;uri&quot;:[&quot;http://zotero.org/users/1142741/items/4LC5XECB&quot;],&quot;itemData&quot;:{&quot;id&quot;:736,&quot;type&quot;:&quot;article-journal&quot;,&quot;title&quot;:&quot;The Origins of Plant Pathogens in Agro-Ecosystems&quot;,&quot;container-title&quot;:&quot;Annual Review of Phytopathology&quot;,&quot;page&quot;:&quot;75-100&quot;,&quot;volume&quot;:&quot;46&quot;,&quot;issue&quot;:&quot;1&quot;,&quot;source&quot;:&quot;Annual Reviews&quot;,&quot;abstract&quot;:&quot;Plant pathogens can emerge in agricultural ecosystems through several mechanisms, including host-tracking, host jumps, hybridization and horizontal gene transfer. High-throughput DNA sequencing coupled with new analytical approaches make it possible to differentiate among these mechanisms and to infer the time and place where pathogens first emerged. We present several examples to illustrate the different mechanisms and timescales associated with the origins of important plant pathogens. In some cases pathogens were domesticated along with their hosts during the invention of agriculture approximately 10,000 years ago. In other cases pathogens appear to have emerged very recently and almost instantaneously following horizontal gene transfer or hybridization. The predominant unifying feature in these examples is the environmental and genetic uniformity of the agricultural ecosystem in which the pathogens emerged. We conclude that agro-ecosystems will continue to select for new pathogens unless they are re-engineered to make them less conducive to pathogen emergence.&quot;,&quot;DOI&quot;:&quot;10.1146/annurev.phyto.010708.154114&quot;,&quot;note&quot;:&quot;PMID: 18680424&quot;,&quot;author&quot;:[{&quot;family&quot;:&quot;Stukenbrock&quot;,&quot;given&quot;:&quot;Eva H.&quot;},{&quot;family&quot;:&quot;McDonald&quot;,&quot;given&quot;:&quot;Bruce A.&quot;}],&quot;issued&quot;:{&quot;date-parts&quot;:[[&quot;2008&quot;]]}}},{&quot;id&quot;:742,&quot;uris&quot;:[&quot;http://zotero.org/users/1142741/items/94JFSUQ5&quot;],&quot;uri&quot;:[&quot;http://zotero.org/users/1142741/items/94JFSUQ5&quot;],&quot;itemData&quot;:{&quot;id&quot;:742,&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B1SXIkpHHx"/><text:span text:style-name="T1">(Malloch et al., 1980; Stukenbrock and McDonald, 2008; Vandenkoornhuyse et al., 2015)</text:span><text:reference-mark-end text:name="ZOTERO_ITEM CSL_CITATION {&quot;citationID&quot;:&quot;ZfS0XU49&quot;,&quot;properties&quot;:{&quot;formattedCitation&quot;:&quot;(Malloch et al., 1980; Stukenbrock and McDonald, 2008; Vandenkoornhuyse et al., 2015)&quot;,&quot;plainCitation&quot;:&quot;(Malloch et al., 1980; Stukenbrock and McDonald, 2008; Vandenkoornhuyse et al., 2015)&quot;,&quot;noteIndex&quot;:0},&quot;citationItems&quot;:[{&quot;id&quot;:1051,&quot;uris&quot;:[&quot;http://zotero.org/users/1142741/items/E7NBD3HB&quot;],&quot;uri&quot;:[&quot;http://zotero.org/users/1142741/items/E7NBD3HB&quot;],&quot;itemData&quot;:{&quot;id&quot;:105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736,&quot;uris&quot;:[&quot;http://zotero.org/users/1142741/items/4LC5XECB&quot;],&quot;uri&quot;:[&quot;http://zotero.org/users/1142741/items/4LC5XECB&quot;],&quot;itemData&quot;:{&quot;id&quot;:736,&quot;type&quot;:&quot;article-journal&quot;,&quot;title&quot;:&quot;The Origins of Plant Pathogens in Agro-Ecosystems&quot;,&quot;container-title&quot;:&quot;Annual Review of Phytopathology&quot;,&quot;page&quot;:&quot;75-100&quot;,&quot;volume&quot;:&quot;46&quot;,&quot;issue&quot;:&quot;1&quot;,&quot;source&quot;:&quot;Annual Reviews&quot;,&quot;abstract&quot;:&quot;Plant pathogens can emerge in agricultural ecosystems through several mechanisms, including host-tracking, host jumps, hybridization and horizontal gene transfer. High-throughput DNA sequencing coupled with new analytical approaches make it possible to differentiate among these mechanisms and to infer the time and place where pathogens first emerged. We present several examples to illustrate the different mechanisms and timescales associated with the origins of important plant pathogens. In some cases pathogens were domesticated along with their hosts during the invention of agriculture approximately 10,000 years ago. In other cases pathogens appear to have emerged very recently and almost instantaneously following horizontal gene transfer or hybridization. The predominant unifying feature in these examples is the environmental and genetic uniformity of the agricultural ecosystem in which the pathogens emerged. We conclude that agro-ecosystems will continue to select for new pathogens unless they are re-engineered to make them less conducive to pathogen emergence.&quot;,&quot;DOI&quot;:&quot;10.1146/annurev.phyto.010708.154114&quot;,&quot;note&quot;:&quot;PMID: 18680424&quot;,&quot;author&quot;:[{&quot;family&quot;:&quot;Stukenbrock&quot;,&quot;given&quot;:&quot;Eva H.&quot;},{&quot;family&quot;:&quot;McDonald&quot;,&quot;given&quot;:&quot;Bruce A.&quot;}],&quot;issued&quot;:{&quot;date-parts&quot;:[[&quot;2008&quot;]]}}},{&quot;id&quot;:742,&quot;uris&quot;:[&quot;http://zotero.org/users/1142741/items/94JFSUQ5&quot;],&quot;uri&quot;:[&quot;http://zotero.org/users/1142741/items/94JFSUQ5&quot;],&quot;itemData&quot;:{&quot;id&quot;:742,&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B1SXIkpHHx"/><text:span text:style-name="T1"> and at least as ancient as vascular plants</text:span><text:reference-mark-start text:name="ZOTERO_ITEM CSL_CITATION {&quot;citationID&quot;:&quot;uWflw9Ia&quot;,&quot;properties&quot;:{&quot;formattedCitation&quot;:&quot;(Krings et al., 2007; Redecker et al., 2000)&quot;,&quot;plainCitation&quot;:&quot;(Krings et al., 2007; Redecker et al., 2000)&quot;,&quot;noteIndex&quot;:0},&quot;citationItems&quot;:[{&quot;id&quot;:1055,&quot;uris&quot;:[&quot;http://zotero.org/users/1142741/items/ZQNZJXVE&quot;],&quot;uri&quot;:[&quot;http://zotero.org/users/1142741/items/ZQNZJXVE&quot;],&quot;itemData&quot;:{&quot;id&quot;:1055,&quot;type&quot;:&quot;article-journal&quot;,&quot;title&quot;:&quot;Fungal endophytes in a 400-million-yr-old land plant: infection pathways, spatial distribution, and host responses&quot;,&quot;container-title&quot;:&quot;New Phytologist&quot;,&quot;page&quot;:&quot;648-657&quot;,&quot;volume&quot;:&quot;174&quot;,&quot;issue&quot;:&quot;3&quot;,&quot;source&quot;:&quot;Wiley Online Library&quot;,&quot;abstract&quot;:&quot;• The Early Devonian Rhynie chert has been critical in documenting early land plant–fungal interactions. However, complex associations involving several fungi that enter into qualitatively different relationships with a single host plant and even interact with one another have not yet been detailed. • Here, we studied petrographic thin sections of the Rhynie chert plant Nothia aphylla. • Three fungal endophytes (co)occur in prostrate axes of this plant: narrow hyphae producing clusters of small spores; large spherical spores/zoosporangia; and wide aseptate hyphae that form intercellular vesicles in the cortex. Host responses on attack include bulging of infected rhizoids, formation of encasement layers around intracellular hyphae, and separation of infected from uninfected tissues by secondarily thickened cell walls. • A complex simultaneous interaction of N. aphylla with three endophytic fungi was discovered. The host responses indicate that some of the mechanisms causing host responses in extant plants were in place 400 million yr ago. Anatomical and life history features of N. aphylla suggest that this plant may have been particularly susceptible to colonization by fungi.&quot;,&quot;DOI&quot;:&quot;10.1111/j.1469-8137.2007.02008.x&quot;,&quot;ISSN&quot;:&quot;1469-8137&quot;,&quot;shortTitle&quot;:&quot;Fungal endophytes in a 400-million-yr-old land plant&quot;,&quot;language&quot;:&quot;en&quot;,&quot;author&quot;:[{&quot;family&quot;:&quot;Krings&quot;,&quot;given&quot;:&quot;Michael&quot;},{&quot;family&quot;:&quot;Taylor&quot;,&quot;given&quot;:&quot;Thomas N.&quot;},{&quot;family&quot;:&quot;Hass&quot;,&quot;given&quot;:&quot;Hagen&quot;},{&quot;family&quot;:&quot;Kerp&quot;,&quot;given&quot;:&quot;Hans&quot;},{&quot;family&quot;:&quot;Dotzler&quot;,&quot;given&quot;:&quot;Nora&quot;},{&quot;family&quot;:&quot;Hermsen&quot;,&quot;given&quot;:&quot;Elizabeth J.&quot;}],&quot;issued&quot;:{&quot;date-parts&quot;:[[&quot;2007&quot;,5,1]]}}},{&quot;id&quot;:764,&quot;uris&quot;:[&quot;http://zotero.org/users/1142741/items/SEQC7QLH&quot;],&quot;uri&quot;:[&quot;http://zotero.org/users/1142741/items/SEQC7QLH&quot;],&quot;itemData&quot;:{&quot;id&quot;:764,&quot;type&quot;:&quot;article-journal&quot;,&quot;title&quot;:&quot;Glomalean Fungi from the Ordovician&quot;,&quot;container-title&quot;:&quot;Science&quot;,&quot;page&quot;:&quot;1920-1921&quot;,&quot;volume&quot;:&quot;289&quot;,&quot;issue&quot;:&quot;5486&quot;,&quot;source&quot;:&quot;science.sciencemag.org&quot;,&quot;abstract&quot;:&quot;Fossilized fungal hyphae and spores from the Ordovician of Wisconsin (with an age of about 460 million years) strongly resemble modern arbuscular mycorrhizal fungi (Glomales, Zygomycetes). These fossils indicate that Glomales-like fungi were present at a time when the land flora most likely only consisted of plants on the bryophytic level. Thus, these fungi may have played a crucial role in facilitating the colonization of land by plants, and the fossils support molecular estimates of fungal phylogeny that place the origin of the major groups of terrestrial fungi (Ascomycota, Basidiomycota, and Glomales) around 600 million years ago.&quot;,&quot;DOI&quot;:&quot;10.1126/science.289.5486.1920&quot;,&quot;ISSN&quot;:&quot;0036-8075, 1095-9203&quot;,&quot;note&quot;:&quot;PMID: 10988069&quot;,&quot;language&quot;:&quot;en&quot;,&quot;author&quot;:[{&quot;family&quot;:&quot;Redecker&quot;,&quot;given&quot;:&quot;Dirk&quot;},{&quot;family&quot;:&quot;Kodner&quot;,&quot;given&quot;:&quot;Robin&quot;},{&quot;family&quot;:&quot;Graham&quot;,&quot;given&quot;:&quot;Linda E.&quot;}],&quot;issued&quot;:{&quot;date-parts&quot;:[[&quot;2000&quot;,9,15]]}}}],&quot;schema&quot;:&quot;https://github.com/citation-style-language/schema/raw/master/csl-citation.json&quot;} RNDCPBV3KfdLb"/><text:span text:style-name="T1">(Krings et al., 2007; Redecker et al., 2000)</text:span><text:reference-mark-end text:name="ZOTERO_ITEM CSL_CITATION {&quot;citationID&quot;:&quot;uWflw9Ia&quot;,&quot;properties&quot;:{&quot;formattedCitation&quot;:&quot;(Krings et al., 2007; Redecker et al., 2000)&quot;,&quot;plainCitation&quot;:&quot;(Krings et al., 2007; Redecker et al., 2000)&quot;,&quot;noteIndex&quot;:0},&quot;citationItems&quot;:[{&quot;id&quot;:1055,&quot;uris&quot;:[&quot;http://zotero.org/users/1142741/items/ZQNZJXVE&quot;],&quot;uri&quot;:[&quot;http://zotero.org/users/1142741/items/ZQNZJXVE&quot;],&quot;itemData&quot;:{&quot;id&quot;:1055,&quot;type&quot;:&quot;article-journal&quot;,&quot;title&quot;:&quot;Fungal endophytes in a 400-million-yr-old land plant: infection pathways, spatial distribution, and host responses&quot;,&quot;container-title&quot;:&quot;New Phytologist&quot;,&quot;page&quot;:&quot;648-657&quot;,&quot;volume&quot;:&quot;174&quot;,&quot;issue&quot;:&quot;3&quot;,&quot;source&quot;:&quot;Wiley Online Library&quot;,&quot;abstract&quot;:&quot;• The Early Devonian Rhynie chert has been critical in documenting early land plant–fungal interactions. However, complex associations involving several fungi that enter into qualitatively different relationships with a single host plant and even interact with one another have not yet been detailed. • Here, we studied petrographic thin sections of the Rhynie chert plant Nothia aphylla. • Three fungal endophytes (co)occur in prostrate axes of this plant: narrow hyphae producing clusters of small spores; large spherical spores/zoosporangia; and wide aseptate hyphae that form intercellular vesicles in the cortex. Host responses on attack include bulging of infected rhizoids, formation of encasement layers around intracellular hyphae, and separation of infected from uninfected tissues by secondarily thickened cell walls. • A complex simultaneous interaction of N. aphylla with three endophytic fungi was discovered. The host responses indicate that some of the mechanisms causing host responses in extant plants were in place 400 million yr ago. Anatomical and life history features of N. aphylla suggest that this plant may have been particularly susceptible to colonization by fungi.&quot;,&quot;DOI&quot;:&quot;10.1111/j.1469-8137.2007.02008.x&quot;,&quot;ISSN&quot;:&quot;1469-8137&quot;,&quot;shortTitle&quot;:&quot;Fungal endophytes in a 400-million-yr-old land plant&quot;,&quot;language&quot;:&quot;en&quot;,&quot;author&quot;:[{&quot;family&quot;:&quot;Krings&quot;,&quot;given&quot;:&quot;Michael&quot;},{&quot;family&quot;:&quot;Taylor&quot;,&quot;given&quot;:&quot;Thomas N.&quot;},{&quot;family&quot;:&quot;Hass&quot;,&quot;given&quot;:&quot;Hagen&quot;},{&quot;family&quot;:&quot;Kerp&quot;,&quot;given&quot;:&quot;Hans&quot;},{&quot;family&quot;:&quot;Dotzler&quot;,&quot;given&quot;:&quot;Nora&quot;},{&quot;family&quot;:&quot;Hermsen&quot;,&quot;given&quot;:&quot;Elizabeth J.&quot;}],&quot;issued&quot;:{&quot;date-parts&quot;:[[&quot;2007&quot;,5,1]]}}},{&quot;id&quot;:764,&quot;uris&quot;:[&quot;http://zotero.org/users/1142741/items/SEQC7QLH&quot;],&quot;uri&quot;:[&quot;http://zotero.org/users/1142741/items/SEQC7QLH&quot;],&quot;itemData&quot;:{&quot;id&quot;:764,&quot;type&quot;:&quot;article-journal&quot;,&quot;title&quot;:&quot;Glomalean Fungi from the Ordovician&quot;,&quot;container-title&quot;:&quot;Science&quot;,&quot;page&quot;:&quot;1920-1921&quot;,&quot;volume&quot;:&quot;289&quot;,&quot;issue&quot;:&quot;5486&quot;,&quot;source&quot;:&quot;science.sciencemag.org&quot;,&quot;abstract&quot;:&quot;Fossilized fungal hyphae and spores from the Ordovician of Wisconsin (with an age of about 460 million years) strongly resemble modern arbuscular mycorrhizal fungi (Glomales, Zygomycetes). These fossils indicate that Glomales-like fungi were present at a time when the land flora most likely only consisted of plants on the bryophytic level. Thus, these fungi may have played a crucial role in facilitating the colonization of land by plants, and the fossils support molecular estimates of fungal phylogeny that place the origin of the major groups of terrestrial fungi (Ascomycota, Basidiomycota, and Glomales) around 600 million years ago.&quot;,&quot;DOI&quot;:&quot;10.1126/science.289.5486.1920&quot;,&quot;ISSN&quot;:&quot;0036-8075, 1095-9203&quot;,&quot;note&quot;:&quot;PMID: 10988069&quot;,&quot;language&quot;:&quot;en&quot;,&quot;author&quot;:[{&quot;family&quot;:&quot;Redecker&quot;,&quot;given&quot;:&quot;Dirk&quot;},{&quot;family&quot;:&quot;Kodner&quot;,&quot;given&quot;:&quot;Robin&quot;},{&quot;family&quot;:&quot;Graham&quot;,&quot;given&quot;:&quot;Linda E.&quot;}],&quot;issued&quot;:{&quot;date-parts&quot;:[[&quot;2000&quot;,9,15]]}}}],&quot;schema&quot;:&quot;https://github.com/citation-style-language/schema/raw/master/csl-citation.json&quot;} RNDCPBV3KfdLb"/><text:span text:style-name="T1">. Fungal endophytes, or fungi that live internally in plant tissues without incurring disease symptoms</text:span><text:reference-mark-start text:name="ZOTERO_ITEM CSL_CITATION {&quot;citationID&quot;:&quot;cdAMwwYJ&quot;,&quot;properties&quot;:{&quot;formattedCitation&quot;:&quot;(Wilson, 1995)&quot;,&quot;plainCitation&quot;:&quot;(Wilson, 1995)&quot;,&quot;noteIndex&quot;:0},&quot;citationItems&quot;:[{&quot;id&quot;:1058,&quot;uris&quot;:[&quot;http://zotero.org/users/1142741/items/REB7J9WA&quot;],&quot;uri&quot;:[&quot;http://zotero.org/users/1142741/items/REB7J9WA&quot;],&quot;itemData&quot;:{&quot;id&quot;:1058,&quot;type&quot;:&quot;article-journal&quot;,&quot;title&quot;:&quot;Endophyte: The Evolution of a Term, and Clarification of Its Use and Definition&quot;,&quot;container-title&quot;:&quot;Oikos&quot;,&quot;page&quot;:&quot;274-276&quot;,&quot;volume&quot;:&quot;73&quot;,&quot;issue&quot;:&quot;2&quot;,&quot;source&quot;:&quot;JSTOR&quot;,&quot;DOI&quot;:&quot;10.2307/3545919&quot;,&quot;ISSN&quot;:&quot;0030-1299&quot;,&quot;shortTitle&quot;:&quot;Endophyte&quot;,&quot;author&quot;:[{&quot;family&quot;:&quot;Wilson&quot;,&quot;given&quot;:&quot;Dennis&quot;}],&quot;issued&quot;:{&quot;date-parts&quot;:[[&quot;1995&quot;]]}}}],&quot;schema&quot;:&quot;https://github.com/citation-style-language/schema/raw/master/csl-citation.json&quot;} RNDGFwpoHH62o"/><text:span text:style-name="T1">(Wilson, 1995)</text:span><text:reference-mark-end text:name="ZOTERO_ITEM CSL_CITATION {&quot;citationID&quot;:&quot;cdAMwwYJ&quot;,&quot;properties&quot;:{&quot;formattedCitation&quot;:&quot;(Wilson, 1995)&quot;,&quot;plainCitation&quot;:&quot;(Wilson, 1995)&quot;,&quot;noteIndex&quot;:0},&quot;citationItems&quot;:[{&quot;id&quot;:1058,&quot;uris&quot;:[&quot;http://zotero.org/users/1142741/items/REB7J9WA&quot;],&quot;uri&quot;:[&quot;http://zotero.org/users/1142741/items/REB7J9WA&quot;],&quot;itemData&quot;:{&quot;id&quot;:1058,&quot;type&quot;:&quot;article-journal&quot;,&quot;title&quot;:&quot;Endophyte: The Evolution of a Term, and Clarification of Its Use and Definition&quot;,&quot;container-title&quot;:&quot;Oikos&quot;,&quot;page&quot;:&quot;274-276&quot;,&quot;volume&quot;:&quot;73&quot;,&quot;issue&quot;:&quot;2&quot;,&quot;source&quot;:&quot;JSTOR&quot;,&quot;DOI&quot;:&quot;10.2307/3545919&quot;,&quot;ISSN&quot;:&quot;0030-1299&quot;,&quot;shortTitle&quot;:&quot;Endophyte&quot;,&quot;author&quot;:[{&quot;family&quot;:&quot;Wilson&quot;,&quot;given&quot;:&quot;Dennis&quot;}],&quot;issued&quot;:{&quot;date-parts&quot;:[[&quot;1995&quot;]]}}}],&quot;schema&quot;:&quot;https://github.com/citation-style-language/schema/raw/master/csl-citation.json&quot;} RNDGFwpoHH62o"/><text:span text:style-name="T1">, have been shown to be widespread and important to plant health </text:span><text:reference-mark-start text:name="ZOTERO_ITEM CSL_CITATION {&quot;citationID&quot;:&quot;AEqhCymj&quot;,&quot;properties&quot;:{&quot;formattedCitation&quot;:&quot;(Arnold et al., 2003; Mej\\uc0\\u237{}a et al., 2008, 2007; Porras-Alfaro and Bayman, 2011; Rodriguez et al., 2009)&quot;,&quot;plainCitation&quot;:&quot;(Arnold et al., 2003; Mejía et al., 2008, 2007; Porras-Alfaro and Bayman, 2011; Rodriguez et al., 2009)&quot;,&quot;noteIndex&quot;:0},&quot;citationItems&quot;:[{&quot;id&quot;:669,&quot;uris&quot;:[&quot;http://zotero.org/users/1142741/items/L9774R3A&quot;],&quot;uri&quot;:[&quot;http://zotero.org/users/1142741/items/L9774R3A&quot;],&quot;itemData&quot;:{&quot;id&quot;:669,&quot;type&quot;:&quot;article-journal&quot;,&quot;title&quot;:&quot;Fungal endophytes limit pathogen damage in a tropical tree&quot;,&quot;container-title&quot;:&quot;Proceedings of the National Academy of Sciences&quot;,&quot;page&quot;:&quot;15649-15654&quot;,&quot;volume&quot;:&quot;100&quot;,&quot;issue&quot;:&quot;26&quot;,&quot;source&quot;:&quot;www.pnas.org&quot;,&quot;abstract&quot;:&quot;Every plant species examined to date harbors endophytic fungi within its asymptomatic aerial tissues, such that endophytes represent a ubiquitous, yet cryptic, component of terrestrial plant communities. Fungal endophytes associated with leaves of woody angiosperms are especially diverse; yet, fundamental aspects of their interactions with hosts are unknown. In contrast to the relatively species-poor endophytes that are vertically transmitted and act as defensive mutualists of some temperate grasses, the diverse, horizontally transmitted endophytes of woody angiosperms are thought to contribute little to host defense. Here, we document high diversity, spatial structure, and host affinity among foliar endophytes associated with a tropical tree (Theobroma cacao, Malvaceae) across lowland Panama. We then show that inoculation of endophyte-free leaves with endophytes isolated frequently from naturally infected, asymptomatic hosts significantly decreases both leaf necrosis and leaf mortality when T. cacao seedlings are challenged with a major pathogen (Phytophthora sp.). In contrast to reports of fungal inoculation inducing systemic defense, we found that protection was primarily localized to endophyte-infected tissues. Further, endophyte-mediated protection was greater in mature leaves, which bear less intrinsic defense against fungal pathogens than do young leaves. In vitro studies suggest that host affinity is mediated by leaf chemistry, and that protection may be mediated by direct interactions of endophytes with foliar pathogens. Together, these data demonstrate the capacity of diverse, horizontally transmitted endophytes of woody angiosperms to play an important but previously unappreciated role in host defense.&quot;,&quot;DOI&quot;:&quot;10.1073/pnas.2533483100&quot;,&quot;ISSN&quot;:&quot;0027-8424, 1091-6490&quot;,&quot;note&quot;:&quot;PMID: 14671327&quot;,&quot;journalAbbreviation&quot;:&quot;PNAS&quot;,&quot;language&quot;:&quot;en&quot;,&quot;author&quot;:[{&quot;family&quot;:&quot;Arnold&quot;,&quot;given&quot;:&quot;A. Elizabeth&quot;},{&quot;family&quot;:&quot;Mejía&quot;,&quot;given&quot;:&quot;Luis Carlos&quot;},{&quot;family&quot;:&quot;Kyllo&quot;,&quot;given&quot;:&quot;Damond&quot;},{&quot;family&quot;:&quot;Rojas&quot;,&quot;given&quot;:&quot;Enith I.&quot;},{&quot;family&quot;:&quot;Maynard&quot;,&quot;given&quot;:&quot;Zuleyka&quot;},{&quot;family&quot;:&quot;Robbins&quot;,&quot;given&quot;:&quot;Nancy&quot;},{&quot;family&quot;:&quot;Herre&quot;,&quot;given&quot;:&quot;Edward Allen&quot;}],&quot;issued&quot;:{&quot;date-parts&quot;:[[&quot;2003&quot;,12,23]]}}},{&quot;id&quot;:1059,&quot;uris&quot;:[&quot;http://zotero.org/users/1142741/items/XHI6W2EN&quot;],&quot;uri&quot;:[&quot;http://zotero.org/users/1142741/items/XHI6W2EN&quot;],&quot;itemData&quot;:{&quot;id&quot;:1059,&quot;type&quot;:&quot;article-journal&quot;,&quot;title&quot;:&quot;Endophytic fungi as biocontrol agents of Theobroma cacao pathogens&quot;,&quot;container-title&quot;:&quot;Biological Control&quot;,&quot;collection-title&quot;:&quot;Special Issue: Endophytes&quot;,&quot;page&quot;:&quot;4-14&quot;,&quot;volume&quot;:&quot;46&quot;,&quot;issue&quot;:&quot;1&quot;,&quot;source&quot;:&quot;ScienceDirect&quot;,&quot;abstract&quot;:&quot;Fungal endophytes isolated from healthy Theobroma cacao tissues were screened in vitro for antagonism against major pathogens of cacao. Of tested endophytic morphospecies, 40% (21/52), 65% (28/43) and 27% percent (4/15) showed in vitro antagonism against Moniliophthora roreri (frosty pod rot), Phytophthora palmivora (black pod rot) and Moniliophthora perniciosa (witches broom), respectively. The most common antagonistic mechanism was simple competition for substrate. Nonetheless, 13%, 21%, and 0% of tested morphospecies showed clear antibiosis against M. roreri, P. palmivora, and M. perniciosa, respectively. One isolate of Trichoderma was observed to be parasitic on M. roreri. Endophyte species that were common in the host plants under natural conditions often are good colonizers and grow fast in vitro whereas antibiosis producers usually appear to be relatively rare in nature, tend to grow slowly in vitro, and often are not good colonizers. We suggest that there is an inherent general trade-off between fast growth (high colonization) and production of chemicals that produce antibiosis reactions. Finally, field trials assessing the effects of three endophytic fungi (Colletotrichum gloeosporioides, Clonostachys rosea and Botryosphaeria ribis) on pod loss due to M. roreri and Phytophthora spp. were conducted at four farms in Panama. Although the overall incidence of black pod rot was very low during the tests, treatment with C. gloeosporioides significantly decreased pod loss due to that disease. We observed no decrease in pod loss due to frosty pod rot, but treatment with C. rosea reduced the incidence of cacao pods with sporulating lesions of M. roreri by 10%. The observed reduction in pod loss due to Phytophthora spp., and sporulation by M. roreri, supports the potential of fungal endophytes as biological control agents. Further, these studies suggest that combined information from field censuses of endophytic fungi, in vitro studies, and greenhouse experiments can provide useful a priori criteria for identifying desirable attributes for potential biocontrol agents.&quot;,&quot;DOI&quot;:&quot;10.1016/j.biocontrol.2008.01.012&quot;,&quot;ISSN&quot;:&quot;1049-9644&quot;,&quot;journalAbbreviation&quot;:&quot;Biological Control&quot;,&quot;author&quot;:[{&quot;family&quot;:&quot;Mejía&quot;,&quot;given&quot;:&quot;Luis C.&quot;},{&quot;family&quot;:&quot;Rojas&quot;,&quot;given&quot;:&quot;Enith I.&quot;},{&quot;family&quot;:&quot;Maynard&quot;,&quot;given&quot;:&quot;Zuleyka&quot;},{&quot;family&quot;:&quot;Bael&quot;,&quot;given&quot;:&quot;Sunshine Van&quot;},{&quot;family&quot;:&quot;Arnold&quot;,&quot;given&quot;:&quot;A. Elizabeth&quot;},{&quot;family&quot;:&quot;Hebbar&quot;,&quot;given&quot;:&quot;Prakash&quot;},{&quot;family&quot;:&quot;Samuels&quot;,&quot;given&quot;:&quot;Gary J.&quot;},{&quot;family&quot;:&quot;Robbins&quot;,&quot;given&quot;:&quot;Nancy&quot;},{&quot;family&quot;:&quot;Herre&quot;,&quot;given&quot;:&quot;Edward Allen&quot;}],&quot;issued&quot;:{&quot;date-parts&quot;:[[&quot;2008&quot;,7,1]]}}},{&quot;id&quot;:702,&quot;uris&quot;:[&quot;http://zotero.org/users/1142741/items/7LCWF9AS&quot;],&quot;uri&quot;:[&quot;http://zotero.org/users/1142741/items/7LCWF9AS&quot;],&quot;itemData&quot;:{&quot;id&quot;:702,&quot;type&quot;:&quot;article-journal&quot;,&quot;title&quot;:&quot;Ecological Implications of Anti-Pathogen Effects of Tropical Fungal Endophytes and Mycorrhizae&quot;,&quot;container-title&quot;:&quot;Ecology&quot;,&quot;page&quot;:&quot;550-558&quot;,&quot;volume&quot;:&quot;88&quot;,&quot;issue&quot;:&quot;3&quot;,&quot;source&quot;:&quot;Wiley Online Library&quot;,&quot;abstract&quot;:&quot;We discuss studies of foliar endophytic fungi (FEF) and arbuscular mycorrhizal fungi (AMF) associated with Theobroma cacao in Panama. Direct, experimentally controlled comparisons of endophyte free (E−) and endophyte containing (E+) plant tissues in T. cacao show that foliar endophytes (FEF) that commonly occur in healthy host leaves enhance host defenses against foliar damage due to the pathogen (Phytophthora palmivora). Similarly, root inoculations with commonly occurring AMF also reduce foliar damage due to the same pathogen. These results suggest that endophytic fungi can play a potentially important mutualistic role by augmenting host defensive responses against pathogens. There are two broad classes of potential mechanisms by which endophytes could contribute to host protection: (1) inducing or increasing the expression of intrinsic host defense mechanisms and (2) providing additional sources of defense, extrinsic to those of the host (e.g., endophyte-based chemical antibiosis). The degree to which either of these mechanisms predominates holds distinct consequences for the evolutionary ecology of host–endophyte–pathogen relationships. More generally, the growing recognition that plants are composed of a mosaic of plant and fungal tissues holds a series of implications for the study of plant defense, physiology, and genetics.&quot;,&quot;DOI&quot;:&quot;10.1890/05-1606&quot;,&quot;ISSN&quot;:&quot;1939-9170&quot;,&quot;language&quot;:&quot;en&quot;,&quot;author&quot;:[{&quot;family&quot;:&quot;Mejía&quot;,&quot;given&quot;:&quot;Luis C.&quot;},{&quot;family&quot;:&quot;Kyllo&quot;,&quot;given&quot;:&quot;Damond A.&quot;},{&quot;family&quot;:&quot;Rojas&quot;,&quot;given&quot;:&quot;Enith&quot;},{&quot;family&quot;:&quot;Maynard&quot;,&quot;given&quot;:&quot;Zuleyka&quot;},{&quot;family&quot;:&quot;Butler&quot;,&quot;given&quot;:&quot;Andre&quot;},{&quot;family&quot;:&quot;Van Bael&quot;,&quot;given&quot;:&quot;Sunshine A.&quot;},{&quot;family&quot;:&quot;Herre&quot;,&quot;given&quot;:&quot;Edward&quot;}],&quot;issued&quot;:{&quot;date-parts&quot;:[[&quot;2007&quot;,3,1]]}}},{&quot;id&quot;:714,&quot;uris&quot;:[&quot;http://zotero.org/users/1142741/items/7PN9TTW5&quot;],&quot;uri&quot;:[&quot;http://zotero.org/users/1142741/items/7PN9TTW5&quot;],&quot;itemData&quot;:{&quot;id&quot;:714,&quot;type&quot;:&quot;article-journal&quot;,&quot;title&quot;:&quot;Hidden Fungi, Emergent Properties: Endophytes and Microbiomes&quot;,&quot;container-title&quot;:&quot;Annual Review of Phytopathology&quot;,&quot;page&quot;:&quot;291-315&quot;,&quot;volume&quot;:&quot;49&quot;,&quot;issue&quot;:&quot;1&quot;,&quot;source&quot;:&quot;Annual Reviews&quot;,&quot;abstract&quot;:&quot;Endophytes are microorganisms that live within plant tissues without causing symptoms of disease. They are important components of plant microbiomes. Endophytes interact with, and overlap in function with, other core microbial groups that colonize plant tissues, e.g., mycorrhizal fungi, pathogens, epiphytes, and saprotrophs. Some fungal endophytes affect plant growth and plant responses to pathogens, herbivores, and environmental change; others produce useful or interesting secondary metabolites. Here, we focus on new techniques and approaches that can provide an integrative understanding of the role of fungal endophytes in the plant microbiome. Clavicipitaceous endophytes of grasses are not considered because they have unique properties distinct from other endophytes. Hidden from view and often overlooked, endophytes are emerging as their diversity, importance for plant growth and survival, and interactions with other organisms are revealed.&quot;,&quot;DOI&quot;:&quot;10.1146/annurev-phyto-080508-081831&quot;,&quot;note&quot;:&quot;PMID: 19400639&quot;,&quot;shortTitle&quot;:&quot;Hidden Fungi, Emergent Properties&quot;,&quot;author&quot;:[{&quot;family&quot;:&quot;Porras-Alfaro&quot;,&quot;given&quot;:&quot;Andrea&quot;},{&quot;family&quot;:&quot;Bayman&quot;,&quot;given&quot;:&quot;Paul&quot;}],&quot;issued&quot;:{&quot;date-parts&quot;:[[&quot;2011&quot;]]}}},{&quot;id&quot;:725,&quot;uris&quot;:[&quot;http://zotero.org/users/1142741/items/D8JF2GAF&quot;],&quot;uri&quot;:[&quot;http://zotero.org/users/1142741/items/D8JF2GAF&quot;],&quot;itemData&quot;:{&quot;id&quot;:725,&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schema&quot;:&quot;https://github.com/citation-style-language/schema/raw/master/csl-citation.json&quot;} RNDwp5dK7OeWv"/><text:span text:style-name="T6">(Arnold et al., 2003; Mejía et al., 2008, 2007; Porras-Alfaro and Bayman, 2011; Rodriguez et al., 2009)</text:span><text:reference-mark-end text:name="ZOTERO_ITEM CSL_CITATION {&quot;citationID&quot;:&quot;AEqhCymj&quot;,&quot;properties&quot;:{&quot;formattedCitation&quot;:&quot;(Arnold et al., 2003; Mej\\uc0\\u237{}a et al., 2008, 2007; Porras-Alfaro and Bayman, 2011; Rodriguez et al., 2009)&quot;,&quot;plainCitation&quot;:&quot;(Arnold et al., 2003; Mejía et al., 2008, 2007; Porras-Alfaro and Bayman, 2011; Rodriguez et al., 2009)&quot;,&quot;noteIndex&quot;:0},&quot;citationItems&quot;:[{&quot;id&quot;:669,&quot;uris&quot;:[&quot;http://zotero.org/users/1142741/items/L9774R3A&quot;],&quot;uri&quot;:[&quot;http://zotero.org/users/1142741/items/L9774R3A&quot;],&quot;itemData&quot;:{&quot;id&quot;:669,&quot;type&quot;:&quot;article-journal&quot;,&quot;title&quot;:&quot;Fungal endophytes limit pathogen damage in a tropical tree&quot;,&quot;container-title&quot;:&quot;Proceedings of the National Academy of Sciences&quot;,&quot;page&quot;:&quot;15649-15654&quot;,&quot;volume&quot;:&quot;100&quot;,&quot;issue&quot;:&quot;26&quot;,&quot;source&quot;:&quot;www.pnas.org&quot;,&quot;abstract&quot;:&quot;Every plant species examined to date harbors endophytic fungi within its asymptomatic aerial tissues, such that endophytes represent a ubiquitous, yet cryptic, component of terrestrial plant communities. Fungal endophytes associated with leaves of woody angiosperms are especially diverse; yet, fundamental aspects of their interactions with hosts are unknown. In contrast to the relatively species-poor endophytes that are vertically transmitted and act as defensive mutualists of some temperate grasses, the diverse, horizontally transmitted endophytes of woody angiosperms are thought to contribute little to host defense. Here, we document high diversity, spatial structure, and host affinity among foliar endophytes associated with a tropical tree (Theobroma cacao, Malvaceae) across lowland Panama. We then show that inoculation of endophyte-free leaves with endophytes isolated frequently from naturally infected, asymptomatic hosts significantly decreases both leaf necrosis and leaf mortality when T. cacao seedlings are challenged with a major pathogen (Phytophthora sp.). In contrast to reports of fungal inoculation inducing systemic defense, we found that protection was primarily localized to endophyte-infected tissues. Further, endophyte-mediated protection was greater in mature leaves, which bear less intrinsic defense against fungal pathogens than do young leaves. In vitro studies suggest that host affinity is mediated by leaf chemistry, and that protection may be mediated by direct interactions of endophytes with foliar pathogens. Together, these data demonstrate the capacity of diverse, horizontally transmitted endophytes of woody angiosperms to play an important but previously unappreciated role in host defense.&quot;,&quot;DOI&quot;:&quot;10.1073/pnas.2533483100&quot;,&quot;ISSN&quot;:&quot;0027-8424, 1091-6490&quot;,&quot;note&quot;:&quot;PMID: 14671327&quot;,&quot;journalAbbreviation&quot;:&quot;PNAS&quot;,&quot;language&quot;:&quot;en&quot;,&quot;author&quot;:[{&quot;family&quot;:&quot;Arnold&quot;,&quot;given&quot;:&quot;A. Elizabeth&quot;},{&quot;family&quot;:&quot;Mejía&quot;,&quot;given&quot;:&quot;Luis Carlos&quot;},{&quot;family&quot;:&quot;Kyllo&quot;,&quot;given&quot;:&quot;Damond&quot;},{&quot;family&quot;:&quot;Rojas&quot;,&quot;given&quot;:&quot;Enith I.&quot;},{&quot;family&quot;:&quot;Maynard&quot;,&quot;given&quot;:&quot;Zuleyka&quot;},{&quot;family&quot;:&quot;Robbins&quot;,&quot;given&quot;:&quot;Nancy&quot;},{&quot;family&quot;:&quot;Herre&quot;,&quot;given&quot;:&quot;Edward Allen&quot;}],&quot;issued&quot;:{&quot;date-parts&quot;:[[&quot;2003&quot;,12,23]]}}},{&quot;id&quot;:1059,&quot;uris&quot;:[&quot;http://zotero.org/users/1142741/items/XHI6W2EN&quot;],&quot;uri&quot;:[&quot;http://zotero.org/users/1142741/items/XHI6W2EN&quot;],&quot;itemData&quot;:{&quot;id&quot;:1059,&quot;type&quot;:&quot;article-journal&quot;,&quot;title&quot;:&quot;Endophytic fungi as biocontrol agents of Theobroma cacao pathogens&quot;,&quot;container-title&quot;:&quot;Biological Control&quot;,&quot;collection-title&quot;:&quot;Special Issue: Endophytes&quot;,&quot;page&quot;:&quot;4-14&quot;,&quot;volume&quot;:&quot;46&quot;,&quot;issue&quot;:&quot;1&quot;,&quot;source&quot;:&quot;ScienceDirect&quot;,&quot;abstract&quot;:&quot;Fungal endophytes isolated from healthy Theobroma cacao tissues were screened in vitro for antagonism against major pathogens of cacao. Of tested endophytic morphospecies, 40% (21/52), 65% (28/43) and 27% percent (4/15) showed in vitro antagonism against Moniliophthora roreri (frosty pod rot), Phytophthora palmivora (black pod rot) and Moniliophthora perniciosa (witches broom), respectively. The most common antagonistic mechanism was simple competition for substrate. Nonetheless, 13%, 21%, and 0% of tested morphospecies showed clear antibiosis against M. roreri, P. palmivora, and M. perniciosa, respectively. One isolate of Trichoderma was observed to be parasitic on M. roreri. Endophyte species that were common in the host plants under natural conditions often are good colonizers and grow fast in vitro whereas antibiosis producers usually appear to be relatively rare in nature, tend to grow slowly in vitro, and often are not good colonizers. We suggest that there is an inherent general trade-off between fast growth (high colonization) and production of chemicals that produce antibiosis reactions. Finally, field trials assessing the effects of three endophytic fungi (Colletotrichum gloeosporioides, Clonostachys rosea and Botryosphaeria ribis) on pod loss due to M. roreri and Phytophthora spp. were conducted at four farms in Panama. Although the overall incidence of black pod rot was very low during the tests, treatment with C. gloeosporioides significantly decreased pod loss due to that disease. We observed no decrease in pod loss due to frosty pod rot, but treatment with C. rosea reduced the incidence of cacao pods with sporulating lesions of M. roreri by 10%. The observed reduction in pod loss due to Phytophthora spp., and sporulation by M. roreri, supports the potential of fungal endophytes as biological control agents. Further, these studies suggest that combined information from field censuses of endophytic fungi, in vitro studies, and greenhouse experiments can provide useful a priori criteria for identifying desirable attributes for potential biocontrol agents.&quot;,&quot;DOI&quot;:&quot;10.1016/j.biocontrol.2008.01.012&quot;,&quot;ISSN&quot;:&quot;1049-9644&quot;,&quot;journalAbbreviation&quot;:&quot;Biological Control&quot;,&quot;author&quot;:[{&quot;family&quot;:&quot;Mejía&quot;,&quot;given&quot;:&quot;Luis C.&quot;},{&quot;family&quot;:&quot;Rojas&quot;,&quot;given&quot;:&quot;Enith I.&quot;},{&quot;family&quot;:&quot;Maynard&quot;,&quot;given&quot;:&quot;Zuleyka&quot;},{&quot;family&quot;:&quot;Bael&quot;,&quot;given&quot;:&quot;Sunshine Van&quot;},{&quot;family&quot;:&quot;Arnold&quot;,&quot;given&quot;:&quot;A. Elizabeth&quot;},{&quot;family&quot;:&quot;Hebbar&quot;,&quot;given&quot;:&quot;Prakash&quot;},{&quot;family&quot;:&quot;Samuels&quot;,&quot;given&quot;:&quot;Gary J.&quot;},{&quot;family&quot;:&quot;Robbins&quot;,&quot;given&quot;:&quot;Nancy&quot;},{&quot;family&quot;:&quot;Herre&quot;,&quot;given&quot;:&quot;Edward Allen&quot;}],&quot;issued&quot;:{&quot;date-parts&quot;:[[&quot;2008&quot;,7,1]]}}},{&quot;id&quot;:702,&quot;uris&quot;:[&quot;http://zotero.org/users/1142741/items/7LCWF9AS&quot;],&quot;uri&quot;:[&quot;http://zotero.org/users/1142741/items/7LCWF9AS&quot;],&quot;itemData&quot;:{&quot;id&quot;:702,&quot;type&quot;:&quot;article-journal&quot;,&quot;title&quot;:&quot;Ecological Implications of Anti-Pathogen Effects of Tropical Fungal Endophytes and Mycorrhizae&quot;,&quot;container-title&quot;:&quot;Ecology&quot;,&quot;page&quot;:&quot;550-558&quot;,&quot;volume&quot;:&quot;88&quot;,&quot;issue&quot;:&quot;3&quot;,&quot;source&quot;:&quot;Wiley Online Library&quot;,&quot;abstract&quot;:&quot;We discuss studies of foliar endophytic fungi (FEF) and arbuscular mycorrhizal fungi (AMF) associated with Theobroma cacao in Panama. Direct, experimentally controlled comparisons of endophyte free (E−) and endophyte containing (E+) plant tissues in T. cacao show that foliar endophytes (FEF) that commonly occur in healthy host leaves enhance host defenses against foliar damage due to the pathogen (Phytophthora palmivora). Similarly, root inoculations with commonly occurring AMF also reduce foliar damage due to the same pathogen. These results suggest that endophytic fungi can play a potentially important mutualistic role by augmenting host defensive responses against pathogens. There are two broad classes of potential mechanisms by which endophytes could contribute to host protection: (1) inducing or increasing the expression of intrinsic host defense mechanisms and (2) providing additional sources of defense, extrinsic to those of the host (e.g., endophyte-based chemical antibiosis). The degree to which either of these mechanisms predominates holds distinct consequences for the evolutionary ecology of host–endophyte–pathogen relationships. More generally, the growing recognition that plants are composed of a mosaic of plant and fungal tissues holds a series of implications for the study of plant defense, physiology, and genetics.&quot;,&quot;DOI&quot;:&quot;10.1890/05-1606&quot;,&quot;ISSN&quot;:&quot;1939-9170&quot;,&quot;language&quot;:&quot;en&quot;,&quot;author&quot;:[{&quot;family&quot;:&quot;Mejía&quot;,&quot;given&quot;:&quot;Luis C.&quot;},{&quot;family&quot;:&quot;Kyllo&quot;,&quot;given&quot;:&quot;Damond A.&quot;},{&quot;family&quot;:&quot;Rojas&quot;,&quot;given&quot;:&quot;Enith&quot;},{&quot;family&quot;:&quot;Maynard&quot;,&quot;given&quot;:&quot;Zuleyka&quot;},{&quot;family&quot;:&quot;Butler&quot;,&quot;given&quot;:&quot;Andre&quot;},{&quot;family&quot;:&quot;Van Bael&quot;,&quot;given&quot;:&quot;Sunshine A.&quot;},{&quot;family&quot;:&quot;Herre&quot;,&quot;given&quot;:&quot;Edward&quot;}],&quot;issued&quot;:{&quot;date-parts&quot;:[[&quot;2007&quot;,3,1]]}}},{&quot;id&quot;:714,&quot;uris&quot;:[&quot;http://zotero.org/users/1142741/items/7PN9TTW5&quot;],&quot;uri&quot;:[&quot;http://zotero.org/users/1142741/items/7PN9TTW5&quot;],&quot;itemData&quot;:{&quot;id&quot;:714,&quot;type&quot;:&quot;article-journal&quot;,&quot;title&quot;:&quot;Hidden Fungi, Emergent Properties: Endophytes and Microbiomes&quot;,&quot;container-title&quot;:&quot;Annual Review of Phytopathology&quot;,&quot;page&quot;:&quot;291-315&quot;,&quot;volume&quot;:&quot;49&quot;,&quot;issue&quot;:&quot;1&quot;,&quot;source&quot;:&quot;Annual Reviews&quot;,&quot;abstract&quot;:&quot;Endophytes are microorganisms that live within plant tissues without causing symptoms of disease. They are important components of plant microbiomes. Endophytes interact with, and overlap in function with, other core microbial groups that colonize plant tissues, e.g., mycorrhizal fungi, pathogens, epiphytes, and saprotrophs. Some fungal endophytes affect plant growth and plant responses to pathogens, herbivores, and environmental change; others produce useful or interesting secondary metabolites. Here, we focus on new techniques and approaches that can provide an integrative understanding of the role of fungal endophytes in the plant microbiome. Clavicipitaceous endophytes of grasses are not considered because they have unique properties distinct from other endophytes. Hidden from view and often overlooked, endophytes are emerging as their diversity, importance for plant growth and survival, and interactions with other organisms are revealed.&quot;,&quot;DOI&quot;:&quot;10.1146/annurev-phyto-080508-081831&quot;,&quot;note&quot;:&quot;PMID: 19400639&quot;,&quot;shortTitle&quot;:&quot;Hidden Fungi, Emergent Properties&quot;,&quot;author&quot;:[{&quot;family&quot;:&quot;Porras-Alfaro&quot;,&quot;given&quot;:&quot;Andrea&quot;},{&quot;family&quot;:&quot;Bayman&quot;,&quot;given&quot;:&quot;Paul&quot;}],&quot;issued&quot;:{&quot;date-parts&quot;:[[&quot;2011&quot;]]}}},{&quot;id&quot;:725,&quot;uris&quot;:[&quot;http://zotero.org/users/1142741/items/D8JF2GAF&quot;],&quot;uri&quot;:[&quot;http://zotero.org/users/1142741/items/D8JF2GAF&quot;],&quot;itemData&quot;:{&quot;id&quot;:725,&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schema&quot;:&quot;https://github.com/citation-style-language/schema/raw/master/csl-citation.json&quot;} RNDwp5dK7OeWv"/><text:span text:style-name="T1">. The endophytic compartment in which they reside is a distinct ecological space, in the sense that very different communities of microbes are observed outside vs. inside plant tissues</text:span><text:reference-mark-start text:name="ZOTERO_ITEM CSL_CITATION {&quot;citationID&quot;:&quot;yQC5Jabe&quot;,&quot;properties&quot;:{&quot;formattedCitation&quot;:&quot;(Bodenhausen et al., 2013; Lundberg et al., 2012; Santamar\\uc0\\u237{}a and Bayman, 2005)&quot;,&quot;plainCitation&quot;:&quot;(Bodenhausen et al., 2013; Lundberg et al., 2012; Santamaría and Bayman, 2005)&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63,&quot;uris&quot;:[&quot;http://zotero.org/users/1142741/items/R64ENCLJ&quot;],&quot;uri&quot;:[&quot;http://zotero.org/users/1142741/items/R64ENCLJ&quot;],&quot;itemData&quot;:{&quot;id&quot;:1063,&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id&quot;:1061,&quot;uris&quot;:[&quot;http://zotero.org/users/1142741/items/WW7B57M8&quot;],&quot;uri&quot;:[&quot;http://zotero.org/users/1142741/items/WW7B57M8&quot;],&quot;itemData&quot;:{&quot;id&quot;:1061,&quot;type&quot;:&quot;article-journal&quot;,&quot;title&quot;:&quot;Fungal Epiphytes and Endophytes of Coffee Leaves (&lt;Emphasis Type=\&quot;Italic\&quot;&gt;Coffea arabica&lt;/Emphasis&gt;)&quot;,&quot;container-title&quot;:&quot;Microbial Ecology&quot;,&quot;page&quot;:&quot;1-8&quot;,&quot;volume&quot;:&quot;50&quot;,&quot;issue&quot;:&quot;1&quot;,&quot;source&quot;:&quot;link.springer.com&quot;,&quot;abstract&quot;:&quot;Plants harbor diverse communities of fungi and other microorganisms. Fungi are known to occur both on plant surfaces (epiphytes) and inside plant tissues (endophytes), but the two communities have rarely been compared. We compared epiphytic and endophytic fungal communities associated with leaves of coffee (Coffea arabica) in Puerto Rico. We asked whether the dominant fungi are the same in both communities, whether endophyte and epiphyte communities are equally diverse, and whether epiphytes and endophytes exhibit similar patterns of spatial heterogeneity among sites. Leaves of naturalized coffee plants were collected from six sites in Puerto Rico. Epiphytic and endophytic fungi were isolated by placing leaf pieces on potato dextrose agar without and with surface sterilization, respectively. A total of 821 colonies were isolated and grouped into 131 morphospecies. The taxonomic affinities of the four most common nonsporulating fungi were determined by sequencing the nuclear ribosomal internal transcribed spacer (ITS) region: two grouped with Xylaria and one each with Botryosphaeria and Guignardia. Of the most common genera, Pestalotia and Botryosphaeria were significantly more common as epiphytes; Colletotrichum, Xylaria, and Guignardia were significantly more common as endophytes. Suprisingly, more morphospecies occurred as endophytes than as epiphytes. Differences among sites in number of fungi per plant were significant. Thus epiphytic and endophytic communities differed greatly on a single leaf, despite living only millimeters apart, and both communities differed from site to site. Significant correlations between occurrence of fungal morphospecies suggested that fungi may have positive or negative effects on their neighbors. This is the first quantitative comparison of epiphytic and endophytic fungal floras in any plant, and the first to examine endophytic fungi or epiphytic fungi in leaves of coffee, one of the world’s most valuable crops.&quot;,&quot;DOI&quot;:&quot;10.1007/s00248-004-0002-1&quot;,&quot;ISSN&quot;:&quot;0095-3628, 1432-184X&quot;,&quot;journalAbbreviation&quot;:&quot;Microb Ecol&quot;,&quot;language&quot;:&quot;en&quot;,&quot;author&quot;:[{&quot;family&quot;:&quot;Santamaría&quot;,&quot;given&quot;:&quot;Johanna&quot;},{&quot;family&quot;:&quot;Bayman&quot;,&quot;given&quot;:&quot;Paul&quot;}],&quot;issued&quot;:{&quot;date-parts&quot;:[[&quot;2005&quot;,7,1]]}}}],&quot;schema&quot;:&quot;https://github.com/citation-style-language/schema/raw/master/csl-citation.json&quot;} RNDMubGfTNMT6"/><text:span text:style-name="T6">(Bodenhausen et al., 2013; Lundberg et al., 2012; Santamaría and Bayman, 2005)</text:span><text:reference-mark-end text:name="ZOTERO_ITEM CSL_CITATION {&quot;citationID&quot;:&quot;yQC5Jabe&quot;,&quot;properties&quot;:{&quot;formattedCitation&quot;:&quot;(Bodenhausen et al., 2013; Lundberg et al., 2012; Santamar\\uc0\\u237{}a and Bayman, 2005)&quot;,&quot;plainCitation&quot;:&quot;(Bodenhausen et al., 2013; Lundberg et al., 2012; Santamaría and Bayman, 2005)&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63,&quot;uris&quot;:[&quot;http://zotero.org/users/1142741/items/R64ENCLJ&quot;],&quot;uri&quot;:[&quot;http://zotero.org/users/1142741/items/R64ENCLJ&quot;],&quot;itemData&quot;:{&quot;id&quot;:1063,&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id&quot;:1061,&quot;uris&quot;:[&quot;http://zotero.org/users/1142741/items/WW7B57M8&quot;],&quot;uri&quot;:[&quot;http://zotero.org/users/1142741/items/WW7B57M8&quot;],&quot;itemData&quot;:{&quot;id&quot;:1061,&quot;type&quot;:&quot;article-journal&quot;,&quot;title&quot;:&quot;Fungal Epiphytes and Endophytes of Coffee Leaves (&lt;Emphasis Type=\&quot;Italic\&quot;&gt;Coffea arabica&lt;/Emphasis&gt;)&quot;,&quot;container-title&quot;:&quot;Microbial Ecology&quot;,&quot;page&quot;:&quot;1-8&quot;,&quot;volume&quot;:&quot;50&quot;,&quot;issue&quot;:&quot;1&quot;,&quot;source&quot;:&quot;link.springer.com&quot;,&quot;abstract&quot;:&quot;Plants harbor diverse communities of fungi and other microorganisms. Fungi are known to occur both on plant surfaces (epiphytes) and inside plant tissues (endophytes), but the two communities have rarely been compared. We compared epiphytic and endophytic fungal communities associated with leaves of coffee (Coffea arabica) in Puerto Rico. We asked whether the dominant fungi are the same in both communities, whether endophyte and epiphyte communities are equally diverse, and whether epiphytes and endophytes exhibit similar patterns of spatial heterogeneity among sites. Leaves of naturalized coffee plants were collected from six sites in Puerto Rico. Epiphytic and endophytic fungi were isolated by placing leaf pieces on potato dextrose agar without and with surface sterilization, respectively. A total of 821 colonies were isolated and grouped into 131 morphospecies. The taxonomic affinities of the four most common nonsporulating fungi were determined by sequencing the nuclear ribosomal internal transcribed spacer (ITS) region: two grouped with Xylaria and one each with Botryosphaeria and Guignardia. Of the most common genera, Pestalotia and Botryosphaeria were significantly more common as epiphytes; Colletotrichum, Xylaria, and Guignardia were significantly more common as endophytes. Suprisingly, more morphospecies occurred as endophytes than as epiphytes. Differences among sites in number of fungi per plant were significant. Thus epiphytic and endophytic communities differed greatly on a single leaf, despite living only millimeters apart, and both communities differed from site to site. Significant correlations between occurrence of fungal morphospecies suggested that fungi may have positive or negative effects on their neighbors. This is the first quantitative comparison of epiphytic and endophytic fungal floras in any plant, and the first to examine endophytic fungi or epiphytic fungi in leaves of coffee, one of the world’s most valuable crops.&quot;,&quot;DOI&quot;:&quot;10.1007/s00248-004-0002-1&quot;,&quot;ISSN&quot;:&quot;0095-3628, 1432-184X&quot;,&quot;journalAbbreviation&quot;:&quot;Microb Ecol&quot;,&quot;language&quot;:&quot;en&quot;,&quot;author&quot;:[{&quot;family&quot;:&quot;Santamaría&quot;,&quot;given&quot;:&quot;Johanna&quot;},{&quot;family&quot;:&quot;Bayman&quot;,&quot;given&quot;:&quot;Paul&quot;}],&quot;issued&quot;:{&quot;date-parts&quot;:[[&quot;2005&quot;,7,1]]}}}],&quot;schema&quot;:&quot;https://github.com/citation-style-language/schema/raw/master/csl-citation.json&quot;} RNDMubGfTNMT6"/><text:span text:style-name="T1">, at least partly due to host-microbe preferences</text:span><text:reference-mark-start text:name="ZOTERO_ITEM CSL_CITATION {&quot;citationID&quot;:&quot;liYzBugj&quot;,&quot;properties&quot;:{&quot;formattedCitation&quot;:&quot;(Oldroyd, 2013; Schulz et al., 1999; Venkateshwaran et al., 2013)&quot;,&quot;plainCitation&quot;:&quot;(Oldroyd, 2013; Schulz et al., 1999; Venkateshwaran et al., 2013)&quot;,&quot;noteIndex&quot;:0},&quot;citationItems&quot;:[{&quot;id&quot;:1070,&quot;uris&quot;:[&quot;http://zotero.org/users/1142741/items/YLKCDDDL&quot;],&quot;uri&quot;:[&quot;http://zotero.org/users/1142741/items/YLKCDDDL&quot;],&quot;itemData&quot;:{&quot;id&quot;:1070,&quot;type&quot;:&quot;article-journal&quot;,&quot;title&quot;:&quot;Speak, friend, and enter: signalling systems that promote beneficial symbiotic associations in plants&quot;,&quot;container-title&quot;:&quot;Nature Reviews Microbiology&quot;,&quot;page&quot;:&quot;252-263&quot;,&quot;volume&quot;:&quot;11&quot;,&quot;issue&quot;:&quot;4&quot;,&quot;source&quot;:&quot;www.nature.com&quot;,&quot;abstract&quot;:&quot;Plants associate with a wide range of microorganisms, with both detrimental and beneficial outcomes. Central to plant survival is the ability to recognize invading microorganisms and either limit their intrusion, in the case of pathogens, or promote the association, in the case of symbionts. To aid in this recognition process, elaborate communication and counter-communication systems have been established that determine the degree of ingress of the microorganism into the host plant. In this Review, I describe the common signalling processes used by plants during mutualistic interactions with microorganisms as diverse as arbuscular mycorrhizal fungi and rhizobial bacteria.&quot;,&quot;DOI&quot;:&quot;10.1038/nrmicro2990&quot;,&quot;ISSN&quot;:&quot;1740-1534&quot;,&quot;shortTitle&quot;:&quot;Speak, friend, and enter&quot;,&quot;language&quot;:&quot;en&quot;,&quot;author&quot;:[{&quot;family&quot;:&quot;Oldroyd&quot;,&quot;given&quot;:&quot;Giles E. D.&quot;}],&quot;issued&quot;:{&quot;date-parts&quot;:[[&quot;2013&quot;,4]]}}},{&quot;id&quot;:1068,&quot;uris&quot;:[&quot;http://zotero.org/users/1142741/items/Y9J94YRX&quot;],&quot;uri&quot;:[&quot;http://zotero.org/users/1142741/items/Y9J94YRX&quot;],&quot;itemData&quot;:{&quot;id&quot;:1068,&quot;type&quot;:&quot;article-journal&quot;,&quot;title&quot;:&quot;The endophyte-host interaction: a balanced antagonism?&quot;,&quot;container-title&quot;:&quot;Mycological Research&quot;,&quot;page&quot;:&quot;1275-1283&quot;,&quot;volume&quot;:&quot;103&quot;,&quot;issue&quot;:&quot;10&quot;,&quot;source&quot;:&quot;Cambridge Core&quot;,&quot;abstract&quot;:&quot;Since secondary metabolites are involved in fungal-host interactions, those of endophytes and their hosts were studied to try to\nunderstand why endophytic infections remain symptomless. A screening of fungal isolates for biologically active secondary\nmetabolites (antibacterial, antifungal, herbicidal) showed that the proportion of endophytic isolates that produced herbicidally active\nsubstances was three times that of the soil isolates and twice that of the phytopathogenic fungi. As markers for the plant defence\nreaction, the concentrations of certain phenolic metabolites were chosen. Those that differed in concentration were higher in the\nroots of plants infected with an endophyte than in those infected with a pathogen. The results presented here were regarded\ntogether with previous studies on other aspects of the plant defence response using dual cultures of plant host calli and endophytes,\nand of cell suspension cultures following endophytic as compared to pathogenic elicitation. The following hypothesis was\ndeveloped: both the pathogen-host and the endophyte-host interactions involve constant mutual antagonisms at least in part based\non the secondary metabolites the partners produce. Whereas the pathogen-host interaction is imbalanced and results in disease, that\nof the endophyte and its host is a balanced antagonism.&quot;,&quot;ISSN&quot;:&quot;1469-8102, 0953-7562&quot;,&quot;shortTitle&quot;:&quot;The endophyte-host interaction&quot;,&quot;language&quot;:&quot;en&quot;,&quot;author&quot;:[{&quot;family&quot;:&quot;Schulz&quot;,&quot;given&quot;:&quot;Barbara&quot;},{&quot;family&quot;:&quot;Römmert&quot;,&quot;given&quot;:&quot;Anne-Katrin&quot;},{&quot;family&quot;:&quot;Dammann&quot;,&quot;given&quot;:&quot;Ulrike&quot;},{&quot;family&quot;:&quot;Aust&quot;,&quot;given&quot;:&quot;Hans-Jürgen&quot;},{&quot;family&quot;:&quot;Strack&quot;,&quot;given&quot;:&quot;Dieter&quot;}],&quot;issued&quot;:{&quot;date-parts&quot;:[[&quot;1999&quot;,10]]}}},{&quot;id&quot;:1072,&quot;uris&quot;:[&quot;http://zotero.org/users/1142741/items/JFADT4SY&quot;],&quot;uri&quot;:[&quot;http://zotero.org/users/1142741/items/JFADT4SY&quot;],&quot;itemData&quot;:{&quot;id&quot;:1072,&quot;type&quot;:&quot;article-journal&quot;,&quot;title&quot;:&quot;Symbiosis and the social network of higher plants&quot;,&quot;container-title&quot;:&quot;Current Opinion in Plant Biology&quot;,&quot;collection-title&quot;:&quot;Growth and development&quot;,&quot;page&quot;:&quot;118-127&quot;,&quot;volume&quot;:&quot;16&quot;,&quot;issue&quot;:&quot;1&quot;,&quot;source&quot;:&quot;ScienceDirect&quot;,&quot;abstract&quot;:&quot;In the Internet era, communicating with friends and colleagues via social networks constitutes a significant proportion of our daily activities. Similarly animals and plants also interact with many organisms, some of which are pathogens and do no good for the plant, while others are beneficial symbionts. Almost all plants indulge in developing social networks with microbes, in particular with arbuscular mycorrhizal fungi, and emerging evidence indicates that most employ an ancient and widespread central ‘social media’ pathway made of signaling molecules within what is called the SYM pathway. Some plants, like legumes, are particularly active recruiters of friends, as they have established very sophisticated and beneficial interactions with nitrogen-fixing bacteria, also via the SYM pathway. Interestingly, many members of the Brassicaceae, including the model plant Arabidopsis thaliana, seem to have removed themselves from this ancestral social network and lost the ability to engage in mutually favorable interactions with arbuscular mycorrhizal fungi. Despite these generalizations, recent studies exploring the root microbiota of A. thaliana have found that in natural conditions, A. thaliana roots are colonized by many different bacterial species and therefore may be using different and probably more recent ‘social media’ for these interactions. In general, recent advances in the understanding of such molecular machinery required for plant–symbiont associations are being obtained using high throughput genomic profiling strategies including transcriptomics, proteomics and metabolomics. The crucial mechanistic understanding that such data reveal may provide the infrastructure for future efforts to genetically manipulate crop social networks for our own food and fiber needs.&quot;,&quot;DOI&quot;:&quot;10.1016/j.pbi.2012.11.007&quot;,&quot;ISSN&quot;:&quot;1369-5266&quot;,&quot;journalAbbreviation&quot;:&quot;Current Opinion in Plant Biology&quot;,&quot;author&quot;:[{&quot;family&quot;:&quot;Venkateshwaran&quot;,&quot;given&quot;:&quot;Muthusubramanian&quot;},{&quot;family&quot;:&quot;Volkening&quot;,&quot;given&quot;:&quot;Jeremy D&quot;},{&quot;family&quot;:&quot;Sussman&quot;,&quot;given&quot;:&quot;Michael R&quot;},{&quot;family&quot;:&quot;Ané&quot;,&quot;given&quot;:&quot;Jean-Michel&quot;}],&quot;issued&quot;:{&quot;date-parts&quot;:[[&quot;2013&quot;,2,1]]}}}],&quot;schema&quot;:&quot;https://github.com/citation-style-language/schema/raw/master/csl-citation.json&quot;} RNDglZbL0t1Bn"/><text:span text:style-name="T1">(Oldroyd, 2013; Schulz et al., 1999; Venkateshwaran et al., 2013)</text:span><text:reference-mark-end text:name="ZOTERO_ITEM CSL_CITATION {&quot;citationID&quot;:&quot;liYzBugj&quot;,&quot;properties&quot;:{&quot;formattedCitation&quot;:&quot;(Oldroyd, 2013; Schulz et al., 1999; Venkateshwaran et al., 2013)&quot;,&quot;plainCitation&quot;:&quot;(Oldroyd, 2013; Schulz et al., 1999; Venkateshwaran et al., 2013)&quot;,&quot;noteIndex&quot;:0},&quot;citationItems&quot;:[{&quot;id&quot;:1070,&quot;uris&quot;:[&quot;http://zotero.org/users/1142741/items/YLKCDDDL&quot;],&quot;uri&quot;:[&quot;http://zotero.org/users/1142741/items/YLKCDDDL&quot;],&quot;itemData&quot;:{&quot;id&quot;:1070,&quot;type&quot;:&quot;article-journal&quot;,&quot;title&quot;:&quot;Speak, friend, and enter: signalling systems that promote beneficial symbiotic associations in plants&quot;,&quot;container-title&quot;:&quot;Nature Reviews Microbiology&quot;,&quot;page&quot;:&quot;252-263&quot;,&quot;volume&quot;:&quot;11&quot;,&quot;issue&quot;:&quot;4&quot;,&quot;source&quot;:&quot;www.nature.com&quot;,&quot;abstract&quot;:&quot;Plants associate with a wide range of microorganisms, with both detrimental and beneficial outcomes. Central to plant survival is the ability to recognize invading microorganisms and either limit their intrusion, in the case of pathogens, or promote the association, in the case of symbionts. To aid in this recognition process, elaborate communication and counter-communication systems have been established that determine the degree of ingress of the microorganism into the host plant. In this Review, I describe the common signalling processes used by plants during mutualistic interactions with microorganisms as diverse as arbuscular mycorrhizal fungi and rhizobial bacteria.&quot;,&quot;DOI&quot;:&quot;10.1038/nrmicro2990&quot;,&quot;ISSN&quot;:&quot;1740-1534&quot;,&quot;shortTitle&quot;:&quot;Speak, friend, and enter&quot;,&quot;language&quot;:&quot;en&quot;,&quot;author&quot;:[{&quot;family&quot;:&quot;Oldroyd&quot;,&quot;given&quot;:&quot;Giles E. D.&quot;}],&quot;issued&quot;:{&quot;date-parts&quot;:[[&quot;2013&quot;,4]]}}},{&quot;id&quot;:1068,&quot;uris&quot;:[&quot;http://zotero.org/users/1142741/items/Y9J94YRX&quot;],&quot;uri&quot;:[&quot;http://zotero.org/users/1142741/items/Y9J94YRX&quot;],&quot;itemData&quot;:{&quot;id&quot;:1068,&quot;type&quot;:&quot;article-journal&quot;,&quot;title&quot;:&quot;The endophyte-host interaction: a balanced antagonism?&quot;,&quot;container-title&quot;:&quot;Mycological Research&quot;,&quot;page&quot;:&quot;1275-1283&quot;,&quot;volume&quot;:&quot;103&quot;,&quot;issue&quot;:&quot;10&quot;,&quot;source&quot;:&quot;Cambridge Core&quot;,&quot;abstract&quot;:&quot;Since secondary metabolites are involved in fungal-host interactions, those of endophytes and their hosts were studied to try to\nunderstand why endophytic infections remain symptomless. A screening of fungal isolates for biologically active secondary\nmetabolites (antibacterial, antifungal, herbicidal) showed that the proportion of endophytic isolates that produced herbicidally active\nsubstances was three times that of the soil isolates and twice that of the phytopathogenic fungi. As markers for the plant defence\nreaction, the concentrations of certain phenolic metabolites were chosen. Those that differed in concentration were higher in the\nroots of plants infected with an endophyte than in those infected with a pathogen. The results presented here were regarded\ntogether with previous studies on other aspects of the plant defence response using dual cultures of plant host calli and endophytes,\nand of cell suspension cultures following endophytic as compared to pathogenic elicitation. The following hypothesis was\ndeveloped: both the pathogen-host and the endophyte-host interactions involve constant mutual antagonisms at least in part based\non the secondary metabolites the partners produce. Whereas the pathogen-host interaction is imbalanced and results in disease, that\nof the endophyte and its host is a balanced antagonism.&quot;,&quot;ISSN&quot;:&quot;1469-8102, 0953-7562&quot;,&quot;shortTitle&quot;:&quot;The endophyte-host interaction&quot;,&quot;language&quot;:&quot;en&quot;,&quot;author&quot;:[{&quot;family&quot;:&quot;Schulz&quot;,&quot;given&quot;:&quot;Barbara&quot;},{&quot;family&quot;:&quot;Römmert&quot;,&quot;given&quot;:&quot;Anne-Katrin&quot;},{&quot;family&quot;:&quot;Dammann&quot;,&quot;given&quot;:&quot;Ulrike&quot;},{&quot;family&quot;:&quot;Aust&quot;,&quot;given&quot;:&quot;Hans-Jürgen&quot;},{&quot;family&quot;:&quot;Strack&quot;,&quot;given&quot;:&quot;Dieter&quot;}],&quot;issued&quot;:{&quot;date-parts&quot;:[[&quot;1999&quot;,10]]}}},{&quot;id&quot;:1072,&quot;uris&quot;:[&quot;http://zotero.org/users/1142741/items/JFADT4SY&quot;],&quot;uri&quot;:[&quot;http://zotero.org/users/1142741/items/JFADT4SY&quot;],&quot;itemData&quot;:{&quot;id&quot;:1072,&quot;type&quot;:&quot;article-journal&quot;,&quot;title&quot;:&quot;Symbiosis and the social network of higher plants&quot;,&quot;container-title&quot;:&quot;Current Opinion in Plant Biology&quot;,&quot;collection-title&quot;:&quot;Growth and development&quot;,&quot;page&quot;:&quot;118-127&quot;,&quot;volume&quot;:&quot;16&quot;,&quot;issue&quot;:&quot;1&quot;,&quot;source&quot;:&quot;ScienceDirect&quot;,&quot;abstract&quot;:&quot;In the Internet era, communicating with friends and colleagues via social networks constitutes a significant proportion of our daily activities. Similarly animals and plants also interact with many organisms, some of which are pathogens and do no good for the plant, while others are beneficial symbionts. Almost all plants indulge in developing social networks with microbes, in particular with arbuscular mycorrhizal fungi, and emerging evidence indicates that most employ an ancient and widespread central ‘social media’ pathway made of signaling molecules within what is called the SYM pathway. Some plants, like legumes, are particularly active recruiters of friends, as they have established very sophisticated and beneficial interactions with nitrogen-fixing bacteria, also via the SYM pathway. Interestingly, many members of the Brassicaceae, including the model plant Arabidopsis thaliana, seem to have removed themselves from this ancestral social network and lost the ability to engage in mutually favorable interactions with arbuscular mycorrhizal fungi. Despite these generalizations, recent studies exploring the root microbiota of A. thaliana have found that in natural conditions, A. thaliana roots are colonized by many different bacterial species and therefore may be using different and probably more recent ‘social media’ for these interactions. In general, recent advances in the understanding of such molecular machinery required for plant–symbiont associations are being obtained using high throughput genomic profiling strategies including transcriptomics, proteomics and metabolomics. The crucial mechanistic understanding that such data reveal may provide the infrastructure for future efforts to genetically manipulate crop social networks for our own food and fiber needs.&quot;,&quot;DOI&quot;:&quot;10.1016/j.pbi.2012.11.007&quot;,&quot;ISSN&quot;:&quot;1369-5266&quot;,&quot;journalAbbreviation&quot;:&quot;Current Opinion in Plant Biology&quot;,&quot;author&quot;:[{&quot;family&quot;:&quot;Venkateshwaran&quot;,&quot;given&quot;:&quot;Muthusubramanian&quot;},{&quot;family&quot;:&quot;Volkening&quot;,&quot;given&quot;:&quot;Jeremy D&quot;},{&quot;family&quot;:&quot;Sussman&quot;,&quot;given&quot;:&quot;Michael R&quot;},{&quot;family&quot;:&quot;Ané&quot;,&quot;given&quot;:&quot;Jean-Michel&quot;}],&quot;issued&quot;:{&quot;date-parts&quot;:[[&quot;2013&quot;,2,1]]}}}],&quot;schema&quot;:&quot;https://github.com/citation-style-language/schema/raw/master/csl-citation.json&quot;} RNDglZbL0t1Bn"/><text:span text:style-name="T1">. Plant organs have been shown to host distinct communities of endophytes </text:span><text:reference-mark-start text:name="ZOTERO_ITEM CSL_CITATION {&quot;citationID&quot;:&quot;jmFGG7qa&quot;,&quot;properties&quot;:{&quot;formattedCitation&quot;:&quot;(Bodenhausen et al., 2013; Edwards et al., 2015; Per\\uc0\\u353{}oh, 2013; Tateno et al., 2015)&quot;,&quot;plainCitation&quot;:&quot;(Bodenhausen et al., 2013; Edwards et al., 2015; Peršoh, 2013; Tateno et al., 2015)&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76,&quot;uris&quot;:[&quot;http://zotero.org/users/1142741/items/VA9XTRGV&quot;],&quot;uri&quot;:[&quot;http://zotero.org/users/1142741/items/VA9XTRGV&quot;],&quot;itemData&quot;:{&quot;id&quot;:1076,&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938,&quot;uris&quot;:[&quot;http://zotero.org/users/1142741/items/V9U2YVLR&quot;],&quot;uri&quot;:[&quot;http://zotero.org/users/1142741/items/V9U2YVLR&quot;],&quot;itemData&quot;:{&quot;id&quot;:938,&quot;type&quot;:&quot;article-journal&quot;,&quot;title&quot;:&quot;Factors shaping community structure of endophytic fungi–evidence from the Pinus-Viscum-system&quot;,&quot;container-title&quot;:&quot;Fungal Diversity&quot;,&quot;page&quot;:&quot;55-69&quot;,&quot;volume&quot;:&quot;60&quot;,&quot;issue&quot;:&quot;1&quot;,&quot;source&quot;:&quot;link.springer.com&quot;,&quot;abstract&quot;:&quot;Endophytic fungal communities have been shown to be highly diverse in almost every host plant species analyzed so far. However, the factors shaping their compositions are largely unknown. To elucidate the impact of various factors, 10 independent replicates of DNA extracts from each of 17 surface-sterilized leaf and stem samples were analyzed by pyrosequencing of fungal ITS1 rRNA gene amplicons. Altogether, 154 fungal OTUs (operational taxonomic units), represented by 953,385 sequences, were found in at least 2 samples from Viscum album ssp. austriacum and/or its host Pinus sylvestris. Deviating from earlier, cultivation-based assessments, the communities were dominated by OTUs related to the genus Mortierella and OTUs not assignable to a certain fungal phylum. However, Ascomycota were still the most diverse group in terms of OTU richness and already hypothesized organ and host preferences of certain endophytic Xylariaceae isolated from the Pinus-Viscum-system could be confirmed. Host species and organ type were also the major factors shaping the detected fungal communities. The two plant species clearly differed according to the endophytic fungal communities, but only stems and needles of Pinus were inhabited by significantly different fungal assemblages. Interestingly, only the 1 and 3 year old stem sections differed according to the endophytic fungal community, while differently aged leaves of both plants were indistinguishable in this regard. Size of the organs had no impact on fungal communities in Pinus, but shorter internodes and smaller leaves showed at least a tendency to differ from the corresponding larger organs in Viscum. Fungal communities also differed slightly between the two sampling sites, lying 200 km apart, and between the three sampling campaigns. Because the samples were drawn within 15 days, this finding indicates that seasonal shifts clearly outweigh aging effects in host plant with perennial leaves. The results therefore provide strong evidence against a linear development of the endophytic fungal communities in Pinus sylvestris and Viscum album over the years. The communities seem to establish themselves already in the year the respective organs emerge. Further study is required to clarify whether they predominantly establish anew each year, or if the core community persists throughout subsequent years. The most abundant endophytic OTUs are known from soil and/or dead plant material and are supposed to represent latent decomposers. The study reveals for the first time that host and/or organ preferences of putatively saprotrophic fungi are predominantly responsible for compositional differences in the endophytic fungal communities between host plants and organs. While the analyses are shown to provide rather robust results, the significance of genetic abundance, as revealed by high-throughput sequencing analyses, remains an unsettled issue. This is discussed in detail, as well as the challenges in assigning taxonomic names to OTUs.&quot;,&quot;DOI&quot;:&quot;10.1007/s13225-013-0225-x&quot;,&quot;ISSN&quot;:&quot;1560-2745, 1878-9129&quot;,&quot;journalAbbreviation&quot;:&quot;Fungal Diversity&quot;,&quot;language&quot;:&quot;en&quot;,&quot;author&quot;:[{&quot;family&quot;:&quot;Peršoh&quot;,&quot;given&quot;:&quot;Derek&quot;}],&quot;issued&quot;:{&quot;date-parts&quot;:[[&quot;2013&quot;,5,1]]}}},{&quot;id&quot;:1074,&quot;uris&quot;:[&quot;http://zotero.org/users/1142741/items/B2JZZC8J&quot;],&quot;uri&quot;:[&quot;http://zotero.org/users/1142741/items/B2JZZC8J&quot;],&quot;itemData&quot;:{&quot;id&quot;:1074,&quot;type&quot;:&quot;article-journal&quot;,&quot;title&quot;:&quot;Beech cupules share endophytic fungi with leaves and twigs&quot;,&quot;container-title&quot;:&quot;Mycoscience&quot;,&quot;page&quot;:&quot;252-256&quot;,&quot;volume&quot;:&quot;56&quot;,&quot;issue&quot;:&quot;3&quot;,&quot;source&quot;:&quot;ScienceDirect&quot;,&quot;abstract&quot;:&quot;Endophytic mycobiota on leaves, twigs and cupules of Fagus crenata were investigated using a culture-dependent method over a growing season to test the hypothesis that endophytic fungi of cupule (a woody phyllome) share some components of the endophytic fungal assemblages with both leaves and twigs. A total of 14 fungal taxa were isolated, and the most frequent taxon was Phomopsis sp., followed by Xylaria sp., Ascochyta fagi and Geniculosporium sp. The compositions of fungal assemblages of leaf laminae and petioles were generally relatively dissimilar to those of current and first-year twigs when compared for each sampling month, and those of cupules and cupule stalks were intermediate between those of leaves and twigs. Permutational multivariate analysis of variance confirmed that month and organ were significant factors of the variation of the composition of endophytic fungal assemblages. Phomopsis sp., a common twig endophyte, and A. fagi, a common leaf endophyte, were common in cupules and cupule stalks. These results suggested that the endophytic fungal assemblages of cupules shared component taxa with those of both leaves and twigs.&quot;,&quot;DOI&quot;:&quot;10.1016/j.myc.2014.07.005&quot;,&quot;ISSN&quot;:&quot;1340-3540&quot;,&quot;journalAbbreviation&quot;:&quot;Mycoscience&quot;,&quot;author&quot;:[{&quot;family&quot;:&quot;Tateno&quot;,&quot;given&quot;:&quot;Osamu&quot;},{&quot;family&quot;:&quot;Hirose&quot;,&quot;given&quot;:&quot;Dai&quot;},{&quot;family&quot;:&quot;Osono&quot;,&quot;given&quot;:&quot;Takashi&quot;},{&quot;family&quot;:&quot;Takeda&quot;,&quot;given&quot;:&quot;Hiroshi&quot;}],&quot;issued&quot;:{&quot;date-parts&quot;:[[&quot;2015&quot;,5,1]]}}}],&quot;schema&quot;:&quot;https://github.com/citation-style-language/schema/raw/master/csl-citation.json&quot;} RNDolM5mjb7mq"/><text:span text:style-name="T6">(Bodenhausen et al., 2013; Edwards et al., 2015; Peršoh, 2013; Tateno et al., 2015)</text:span><text:reference-mark-end text:name="ZOTERO_ITEM CSL_CITATION {&quot;citationID&quot;:&quot;jmFGG7qa&quot;,&quot;properties&quot;:{&quot;formattedCitation&quot;:&quot;(Bodenhausen et al., 2013; Edwards et al., 2015; Per\\uc0\\u353{}oh, 2013; Tateno et al., 2015)&quot;,&quot;plainCitation&quot;:&quot;(Bodenhausen et al., 2013; Edwards et al., 2015; Peršoh, 2013; Tateno et al., 2015)&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76,&quot;uris&quot;:[&quot;http://zotero.org/users/1142741/items/VA9XTRGV&quot;],&quot;uri&quot;:[&quot;http://zotero.org/users/1142741/items/VA9XTRGV&quot;],&quot;itemData&quot;:{&quot;id&quot;:1076,&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938,&quot;uris&quot;:[&quot;http://zotero.org/users/1142741/items/V9U2YVLR&quot;],&quot;uri&quot;:[&quot;http://zotero.org/users/1142741/items/V9U2YVLR&quot;],&quot;itemData&quot;:{&quot;id&quot;:938,&quot;type&quot;:&quot;article-journal&quot;,&quot;title&quot;:&quot;Factors shaping community structure of endophytic fungi–evidence from the Pinus-Viscum-system&quot;,&quot;container-title&quot;:&quot;Fungal Diversity&quot;,&quot;page&quot;:&quot;55-69&quot;,&quot;volume&quot;:&quot;60&quot;,&quot;issue&quot;:&quot;1&quot;,&quot;source&quot;:&quot;link.springer.com&quot;,&quot;abstract&quot;:&quot;Endophytic fungal communities have been shown to be highly diverse in almost every host plant species analyzed so far. However, the factors shaping their compositions are largely unknown. To elucidate the impact of various factors, 10 independent replicates of DNA extracts from each of 17 surface-sterilized leaf and stem samples were analyzed by pyrosequencing of fungal ITS1 rRNA gene amplicons. Altogether, 154 fungal OTUs (operational taxonomic units), represented by 953,385 sequences, were found in at least 2 samples from Viscum album ssp. austriacum and/or its host Pinus sylvestris. Deviating from earlier, cultivation-based assessments, the communities were dominated by OTUs related to the genus Mortierella and OTUs not assignable to a certain fungal phylum. However, Ascomycota were still the most diverse group in terms of OTU richness and already hypothesized organ and host preferences of certain endophytic Xylariaceae isolated from the Pinus-Viscum-system could be confirmed. Host species and organ type were also the major factors shaping the detected fungal communities. The two plant species clearly differed according to the endophytic fungal communities, but only stems and needles of Pinus were inhabited by significantly different fungal assemblages. Interestingly, only the 1 and 3 year old stem sections differed according to the endophytic fungal community, while differently aged leaves of both plants were indistinguishable in this regard. Size of the organs had no impact on fungal communities in Pinus, but shorter internodes and smaller leaves showed at least a tendency to differ from the corresponding larger organs in Viscum. Fungal communities also differed slightly between the two sampling sites, lying 200 km apart, and between the three sampling campaigns. Because the samples were drawn within 15 days, this finding indicates that seasonal shifts clearly outweigh aging effects in host plant with perennial leaves. The results therefore provide strong evidence against a linear development of the endophytic fungal communities in Pinus sylvestris and Viscum album over the years. The communities seem to establish themselves already in the year the respective organs emerge. Further study is required to clarify whether they predominantly establish anew each year, or if the core community persists throughout subsequent years. The most abundant endophytic OTUs are known from soil and/or dead plant material and are supposed to represent latent decomposers. The study reveals for the first time that host and/or organ preferences of putatively saprotrophic fungi are predominantly responsible for compositional differences in the endophytic fungal communities between host plants and organs. While the analyses are shown to provide rather robust results, the significance of genetic abundance, as revealed by high-throughput sequencing analyses, remains an unsettled issue. This is discussed in detail, as well as the challenges in assigning taxonomic names to OTUs.&quot;,&quot;DOI&quot;:&quot;10.1007/s13225-013-0225-x&quot;,&quot;ISSN&quot;:&quot;1560-2745, 1878-9129&quot;,&quot;journalAbbreviation&quot;:&quot;Fungal Diversity&quot;,&quot;language&quot;:&quot;en&quot;,&quot;author&quot;:[{&quot;family&quot;:&quot;Peršoh&quot;,&quot;given&quot;:&quot;Derek&quot;}],&quot;issued&quot;:{&quot;date-parts&quot;:[[&quot;2013&quot;,5,1]]}}},{&quot;id&quot;:1074,&quot;uris&quot;:[&quot;http://zotero.org/users/1142741/items/B2JZZC8J&quot;],&quot;uri&quot;:[&quot;http://zotero.org/users/1142741/items/B2JZZC8J&quot;],&quot;itemData&quot;:{&quot;id&quot;:1074,&quot;type&quot;:&quot;article-journal&quot;,&quot;title&quot;:&quot;Beech cupules share endophytic fungi with leaves and twigs&quot;,&quot;container-title&quot;:&quot;Mycoscience&quot;,&quot;page&quot;:&quot;252-256&quot;,&quot;volume&quot;:&quot;56&quot;,&quot;issue&quot;:&quot;3&quot;,&quot;source&quot;:&quot;ScienceDirect&quot;,&quot;abstract&quot;:&quot;Endophytic mycobiota on leaves, twigs and cupules of Fagus crenata were investigated using a culture-dependent method over a growing season to test the hypothesis that endophytic fungi of cupule (a woody phyllome) share some components of the endophytic fungal assemblages with both leaves and twigs. A total of 14 fungal taxa were isolated, and the most frequent taxon was Phomopsis sp., followed by Xylaria sp., Ascochyta fagi and Geniculosporium sp. The compositions of fungal assemblages of leaf laminae and petioles were generally relatively dissimilar to those of current and first-year twigs when compared for each sampling month, and those of cupules and cupule stalks were intermediate between those of leaves and twigs. Permutational multivariate analysis of variance confirmed that month and organ were significant factors of the variation of the composition of endophytic fungal assemblages. Phomopsis sp., a common twig endophyte, and A. fagi, a common leaf endophyte, were common in cupules and cupule stalks. These results suggested that the endophytic fungal assemblages of cupules shared component taxa with those of both leaves and twigs.&quot;,&quot;DOI&quot;:&quot;10.1016/j.myc.2014.07.005&quot;,&quot;ISSN&quot;:&quot;1340-3540&quot;,&quot;journalAbbreviation&quot;:&quot;Mycoscience&quot;,&quot;author&quot;:[{&quot;family&quot;:&quot;Tateno&quot;,&quot;given&quot;:&quot;Osamu&quot;},{&quot;family&quot;:&quot;Hirose&quot;,&quot;given&quot;:&quot;Dai&quot;},{&quot;family&quot;:&quot;Osono&quot;,&quot;given&quot;:&quot;Takashi&quot;},{&quot;family&quot;:&quot;Takeda&quot;,&quot;given&quot;:&quot;Hiroshi&quot;}],&quot;issued&quot;:{&quot;date-parts&quot;:[[&quot;2015&quot;,5,1]]}}}],&quot;schema&quot;:&quot;https://github.com/citation-style-language/schema/raw/master/csl-citation.json&quot;} RNDolM5mjb7mq"/><text:span text:style-name="T1">. Endophyte communities are also influenced by environmental conditions </text:span><text:reference-mark-start text:name="ZOTERO_ITEM CSL_CITATION {&quot;citationID&quot;:&quot;kcSE9Hf4&quot;,&quot;properties&quot;:{&quot;formattedCitation&quot;:&quot;(Arnold and Herre, 2003; Carroll and Carroll, 1978; Zimmerman and Vitousek, 2012)&quot;,&quot;plainCitation&quot;:&quot;(Arnold and Herre, 2003; Carroll and Carroll, 1978; Zimmerman and Vitousek, 2012)&quot;,&quot;noteIndex&quot;:0},&quot;citationItems&quot;:[{&quot;id&quot;:780,&quot;uris&quot;:[&quot;http://zotero.org/users/1142741/items/KBSLCLHM&quot;],&quot;uri&quot;:[&quot;http://zotero.org/users/1142741/items/KBSLCLHM&quot;],&quot;itemData&quot;:{&quot;id&quot;:780,&quot;type&quot;:&quot;article-journal&quot;,&quot;title&quot;:&quot;Canopy cover and leaf age affect colonization by tropical fungal endophytes: Ecological pattern and process in Theobroma cacao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id&quot;:1081,&quot;uris&quot;:[&quot;http://zotero.org/users/1142741/items/XIMP8STP&quot;],&quot;uri&quot;:[&quot;http://zotero.org/users/1142741/items/XIMP8STP&quot;],&quot;itemData&quot;:{&quot;id&quot;:1081,&quot;type&quot;:&quot;article-journal&quot;,&quot;title&quot;:&quot;Studies on the incidence of coniferous needle endophytes in the Pacific Northwest&quot;,&quot;container-title&quot;:&quot;Canadian Journal of Botany&quot;,&quot;page&quot;:&quot;3034-3043&quot;,&quot;volume&quot;:&quot;56&quot;,&quot;issue&quot;:&quot;24&quot;,&quot;author&quot;:[{&quot;family&quot;:&quot;Carroll&quot;,&quot;given&quot;:&quot;George C.&quot;},{&quot;family&quot;:&quot;Carroll&quot;,&quot;given&quot;:&quot;Fanny E.&quot;}],&quot;issued&quot;:{&quot;date-parts&quot;:[[&quot;1978&quot;]]}}},{&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xhj1oxyqsE"/><text:span text:style-name="T1">(Arnold and Herre, 2003; Carroll and Carroll, 1978; Zimmerman and Vitousek, 2012)</text:span><text:reference-mark-end text:name="ZOTERO_ITEM CSL_CITATION {&quot;citationID&quot;:&quot;kcSE9Hf4&quot;,&quot;properties&quot;:{&quot;formattedCitation&quot;:&quot;(Arnold and Herre, 2003; Carroll and Carroll, 1978; Zimmerman and Vitousek, 2012)&quot;,&quot;plainCitation&quot;:&quot;(Arnold and Herre, 2003; Carroll and Carroll, 1978; Zimmerman and Vitousek, 2012)&quot;,&quot;noteIndex&quot;:0},&quot;citationItems&quot;:[{&quot;id&quot;:780,&quot;uris&quot;:[&quot;http://zotero.org/users/1142741/items/KBSLCLHM&quot;],&quot;uri&quot;:[&quot;http://zotero.org/users/1142741/items/KBSLCLHM&quot;],&quot;itemData&quot;:{&quot;id&quot;:780,&quot;type&quot;:&quot;article-journal&quot;,&quot;title&quot;:&quot;Canopy cover and leaf age affect colonization by tropical fungal endophytes: Ecological pattern and process in Theobroma cacao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id&quot;:1081,&quot;uris&quot;:[&quot;http://zotero.org/users/1142741/items/XIMP8STP&quot;],&quot;uri&quot;:[&quot;http://zotero.org/users/1142741/items/XIMP8STP&quot;],&quot;itemData&quot;:{&quot;id&quot;:1081,&quot;type&quot;:&quot;article-journal&quot;,&quot;title&quot;:&quot;Studies on the incidence of coniferous needle endophytes in the Pacific Northwest&quot;,&quot;container-title&quot;:&quot;Canadian Journal of Botany&quot;,&quot;page&quot;:&quot;3034-3043&quot;,&quot;volume&quot;:&quot;56&quot;,&quot;issue&quot;:&quot;24&quot;,&quot;author&quot;:[{&quot;family&quot;:&quot;Carroll&quot;,&quot;given&quot;:&quot;George C.&quot;},{&quot;family&quot;:&quot;Carroll&quot;,&quot;given&quot;:&quot;Fanny E.&quot;}],&quot;issued&quot;:{&quot;date-parts&quot;:[[&quot;1978&quot;]]}}},{&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xhj1oxyqsE"/><text:span text:style-name="T1">, in spite of presumed buffering from environmental stresses by host tissues. Fungal communities are subject to spatial processes such as dispersal limitation </text:span><text:reference-mark-start text:name="ZOTERO_ITEM CSL_CITATION {&quot;citationID&quot;:&quot;Wxjm5Y9B&quot;,&quot;properties&quot;:{&quot;formattedCitation&quot;:&quot;(Higgins et al., 2014; Peay et al., 2010)&quot;,&quot;plainCitation&quot;:&quot;(Higgins et al., 2014; Peay et al., 2010)&quot;,&quot;noteIndex&quot;:0},&quot;citationItems&quot;:[{&quot;id&quot;:1086,&quot;uris&quot;:[&quot;http://zotero.org/users/1142741/items/VX7U2UKK&quot;],&quot;uri&quot;:[&quot;http://zotero.org/users/1142741/items/VX7U2UKK&quot;],&quot;itemData&quot;:{&quot;id&quot;:1086,&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043,&quot;uris&quot;:[&quot;http://zotero.org/users/1142741/items/4TJFR4QD&quot;],&quot;uri&quot;:[&quot;http://zotero.org/users/1142741/items/4TJFR4QD&quot;],&quot;itemData&quot;:{&quot;id&quot;:1043,&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hWO3uc97Fh"/><text:span text:style-name="T1">(Higgins et al., 2014; Peay et al., 2010)</text:span><text:reference-mark-end text:name="ZOTERO_ITEM CSL_CITATION {&quot;citationID&quot;:&quot;Wxjm5Y9B&quot;,&quot;properties&quot;:{&quot;formattedCitation&quot;:&quot;(Higgins et al., 2014; Peay et al., 2010)&quot;,&quot;plainCitation&quot;:&quot;(Higgins et al., 2014; Peay et al., 2010)&quot;,&quot;noteIndex&quot;:0},&quot;citationItems&quot;:[{&quot;id&quot;:1086,&quot;uris&quot;:[&quot;http://zotero.org/users/1142741/items/VX7U2UKK&quot;],&quot;uri&quot;:[&quot;http://zotero.org/users/1142741/items/VX7U2UKK&quot;],&quot;itemData&quot;:{&quot;id&quot;:1086,&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043,&quot;uris&quot;:[&quot;http://zotero.org/users/1142741/items/4TJFR4QD&quot;],&quot;uri&quot;:[&quot;http://zotero.org/users/1142741/items/4TJFR4QD&quot;],&quot;itemData&quot;:{&quot;id&quot;:1043,&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hWO3uc97Fh"/><text:span text:style-name="T1">. Fungal endophytes, therefore, make ideal systems for studying the interplay of host-microbe interactions, environmental influences, and spatial patterning of both host and microbes in natural settings. <text:s/>The potential importance of microbes in adding ecological functions to their hosts </text:span><text:reference-mark-start text:name="ZOTERO_ITEM CSL_CITATION {&quot;citationID&quot;:&quot;lNSBEJnU&quot;,&quot;properties&quot;:{&quot;formattedCitation&quot;:&quot;(Johnson and Versalovic, 2012; Rodriguez et al., 2009; Woodward et al., 2012)&quot;,&quot;plainCitation&quot;:&quot;(Johnson and Versalovic, 2012; Rodriguez et al., 2009; Woodward et al., 2012)&quot;,&quot;noteIndex&quot;:0},&quot;citationItems&quot;:[{&quot;id&quot;:1088,&quot;uris&quot;:[&quot;http://zotero.org/users/1142741/items/2X26L2DS&quot;],&quot;uri&quot;:[&quot;http://zotero.org/users/1142741/items/2X26L2DS&quot;],&quot;itemData&quot;:{&quot;id&quot;:1088,&quot;type&quot;:&quot;article-journal&quot;,&quot;title&quot;:&quot;The Human Microbiome and Its Potential Importance to Pediatrics&quot;,&quot;container-title&quot;:&quot;Pediatrics&quot;,&quot;page&quot;:&quot;peds.2011-2736&quot;,&quot;source&quot;:&quot;pediatrics.aappublications.org&quot;,&quot;abstract&quot;:&quot;The human body is home to more than 1 trillion microbes, with the gastrointestinal tract alone harboring a diverse array of commensal microbes that are believed to contribute to host nutrition, developmental regulation of intestinal angiogenesis, protection from pathogens, and development of the immune response. Recent advances in genome sequencing technologies and metagenomic analysis are providing a broader understanding of these resident microbes and highlighting differences between healthy and disease states. The aim of this review is to provide a detailed summary of current pediatric microbiome studies in the literature, in addition to highlighting recent findings and advancements in studies of the adult microbiome. This review also seeks to elucidate the development of, and factors that could lead to changes in, the composition and function of the human microbiome.&quot;,&quot;DOI&quot;:&quot;10.1542/peds.2011-2736&quot;,&quot;ISSN&quot;:&quot;0031-4005, 1098-4275&quot;,&quot;note&quot;:&quot;PMID: 22473366&quot;,&quot;language&quot;:&quot;en&quot;,&quot;author&quot;:[{&quot;family&quot;:&quot;Johnson&quot;,&quot;given&quot;:&quot;Coreen L.&quot;},{&quot;family&quot;:&quot;Versalovic&quot;,&quot;given&quot;:&quot;James&quot;}],&quot;issued&quot;:{&quot;date-parts&quot;:[[&quot;2012&quot;,4,2]]}}},{&quot;id&quot;:725,&quot;uris&quot;:[&quot;http://zotero.org/users/1142741/items/D8JF2GAF&quot;],&quot;uri&quot;:[&quot;http://zotero.org/users/1142741/items/D8JF2GAF&quot;],&quot;itemData&quot;:{&quot;id&quot;:725,&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id&quot;:747,&quot;uris&quot;:[&quot;http://zotero.org/users/1142741/items/NSALKIFC&quot;],&quot;uri&quot;:[&quot;http://zotero.org/users/1142741/items/NSALKIFC&quot;],&quot;itemData&quot;:{&quot;id&quot;:747,&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eNZHZOewAO"/><text:span text:style-name="T1">(Johnson and Versalovic, 2012; Rodriguez et al., 2009; Woodward et al., 2012)</text:span><text:reference-mark-end text:name="ZOTERO_ITEM CSL_CITATION {&quot;citationID&quot;:&quot;lNSBEJnU&quot;,&quot;properties&quot;:{&quot;formattedCitation&quot;:&quot;(Johnson and Versalovic, 2012; Rodriguez et al., 2009; Woodward et al., 2012)&quot;,&quot;plainCitation&quot;:&quot;(Johnson and Versalovic, 2012; Rodriguez et al., 2009; Woodward et al., 2012)&quot;,&quot;noteIndex&quot;:0},&quot;citationItems&quot;:[{&quot;id&quot;:1088,&quot;uris&quot;:[&quot;http://zotero.org/users/1142741/items/2X26L2DS&quot;],&quot;uri&quot;:[&quot;http://zotero.org/users/1142741/items/2X26L2DS&quot;],&quot;itemData&quot;:{&quot;id&quot;:1088,&quot;type&quot;:&quot;article-journal&quot;,&quot;title&quot;:&quot;The Human Microbiome and Its Potential Importance to Pediatrics&quot;,&quot;container-title&quot;:&quot;Pediatrics&quot;,&quot;page&quot;:&quot;peds.2011-2736&quot;,&quot;source&quot;:&quot;pediatrics.aappublications.org&quot;,&quot;abstract&quot;:&quot;The human body is home to more than 1 trillion microbes, with the gastrointestinal tract alone harboring a diverse array of commensal microbes that are believed to contribute to host nutrition, developmental regulation of intestinal angiogenesis, protection from pathogens, and development of the immune response. Recent advances in genome sequencing technologies and metagenomic analysis are providing a broader understanding of these resident microbes and highlighting differences between healthy and disease states. The aim of this review is to provide a detailed summary of current pediatric microbiome studies in the literature, in addition to highlighting recent findings and advancements in studies of the adult microbiome. This review also seeks to elucidate the development of, and factors that could lead to changes in, the composition and function of the human microbiome.&quot;,&quot;DOI&quot;:&quot;10.1542/peds.2011-2736&quot;,&quot;ISSN&quot;:&quot;0031-4005, 1098-4275&quot;,&quot;note&quot;:&quot;PMID: 22473366&quot;,&quot;language&quot;:&quot;en&quot;,&quot;author&quot;:[{&quot;family&quot;:&quot;Johnson&quot;,&quot;given&quot;:&quot;Coreen L.&quot;},{&quot;family&quot;:&quot;Versalovic&quot;,&quot;given&quot;:&quot;James&quot;}],&quot;issued&quot;:{&quot;date-parts&quot;:[[&quot;2012&quot;,4,2]]}}},{&quot;id&quot;:725,&quot;uris&quot;:[&quot;http://zotero.org/users/1142741/items/D8JF2GAF&quot;],&quot;uri&quot;:[&quot;http://zotero.org/users/1142741/items/D8JF2GAF&quot;],&quot;itemData&quot;:{&quot;id&quot;:725,&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id&quot;:747,&quot;uris&quot;:[&quot;http://zotero.org/users/1142741/items/NSALKIFC&quot;],&quot;uri&quot;:[&quot;http://zotero.org/users/1142741/items/NSALKIFC&quot;],&quot;itemData&quot;:{&quot;id&quot;:747,&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eNZHZOewAO"/><text:span text:style-name="T1"> has led some to suggest that multicellular organisms may host core microbiomes </text:span><text:reference-mark-start text:name="ZOTERO_ITEM CSL_CITATION {&quot;citationID&quot;:&quot;U8EfXaUh&quot;,&quot;properties&quot;:{&quot;formattedCitation&quot;:&quot;(Hamady and Knight, 2009; Shade and Handelsman, 2012; Vandenkoornhuyse et al., 2015)&quot;,&quot;plainCitation&quot;:&quot;(Hamady and Knight, 2009; Shade and Handelsman, 2012; Vandenkoornhuyse et al., 2015)&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id&quot;:1095,&quot;uris&quot;:[&quot;http://zotero.org/users/1142741/items/K2EZTX98&quot;],&quot;uri&quot;:[&quot;http://zotero.org/users/1142741/items/K2EZTX98&quot;],&quot;itemData&quot;:{&quot;id&quot;:1095,&quot;type&quot;:&quot;article-journal&quot;,&quot;title&quot;:&quot;Beyond the Venn diagram: the hunt for a core microbiome&quot;,&quot;container-title&quot;:&quot;Environmental Microbiology&quot;,&quot;page&quot;:&quot;4-12&quot;,&quot;volume&quot;:&quot;14&quot;,&quot;issue&quot;:&quot;1&quot;,&quot;source&quot;:&quot;Wiley Online Library&quot;,&quot;abstract&quot;:&quot;Discovering a core microbiome is important for understanding the stable, consistent components across complex microbial assemblages. A core is typically defined as the suite of members shared among microbial consortia from similar habitats, and is represented by the overlapping areas of circles in Venn diagrams, in which each circle contains the membership of the sample or habitats being compared. Ecological insight into core microbiomes can be enriched by 'omics approaches that assess gene expression, thereby extending the concept of the core beyond taxonomically defined membership to community function and behaviour. Parameters defined by traditional ecology theory, such as composition, phylogeny, persistence and connectivity, will also create a more complex portrait of the core microbiome and advance understanding of the role of key microorganisms and functions within and across ecosystems.&quot;,&quot;DOI&quot;:&quot;10.1111/j.1462-2920.2011.02585.x&quot;,&quot;ISSN&quot;:&quot;1462-2920&quot;,&quot;shortTitle&quot;:&quot;Beyond the Venn diagram&quot;,&quot;language&quot;:&quot;en&quot;,&quot;author&quot;:[{&quot;family&quot;:&quot;Shade&quot;,&quot;given&quot;:&quot;Ashley&quot;},{&quot;family&quot;:&quot;Handelsman&quot;,&quot;given&quot;:&quot;Jo&quot;}],&quot;issued&quot;:{&quot;date-parts&quot;:[[&quot;2012&quot;,1,1]]}}},{&quot;id&quot;:742,&quot;uris&quot;:[&quot;http://zotero.org/users/1142741/items/94JFSUQ5&quot;],&quot;uri&quot;:[&quot;http://zotero.org/users/1142741/items/94JFSUQ5&quot;],&quot;itemData&quot;:{&quot;id&quot;:742,&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2WnVRqa1Jm"/><text:span text:style-name="T1">(Hamady and Knight, 2009; Shade and Handelsman, 2012; Vandenkoornhuyse et al., 2015)</text:span><text:reference-mark-end text:name="ZOTERO_ITEM CSL_CITATION {&quot;citationID&quot;:&quot;U8EfXaUh&quot;,&quot;properties&quot;:{&quot;formattedCitation&quot;:&quot;(Hamady and Knight, 2009; Shade and Handelsman, 2012; Vandenkoornhuyse et al., 2015)&quot;,&quot;plainCitation&quot;:&quot;(Hamady and Knight, 2009; Shade and Handelsman, 2012; Vandenkoornhuyse et al., 2015)&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id&quot;:1095,&quot;uris&quot;:[&quot;http://zotero.org/users/1142741/items/K2EZTX98&quot;],&quot;uri&quot;:[&quot;http://zotero.org/users/1142741/items/K2EZTX98&quot;],&quot;itemData&quot;:{&quot;id&quot;:1095,&quot;type&quot;:&quot;article-journal&quot;,&quot;title&quot;:&quot;Beyond the Venn diagram: the hunt for a core microbiome&quot;,&quot;container-title&quot;:&quot;Environmental Microbiology&quot;,&quot;page&quot;:&quot;4-12&quot;,&quot;volume&quot;:&quot;14&quot;,&quot;issue&quot;:&quot;1&quot;,&quot;source&quot;:&quot;Wiley Online Library&quot;,&quot;abstract&quot;:&quot;Discovering a core microbiome is important for understanding the stable, consistent components across complex microbial assemblages. A core is typically defined as the suite of members shared among microbial consortia from similar habitats, and is represented by the overlapping areas of circles in Venn diagrams, in which each circle contains the membership of the sample or habitats being compared. Ecological insight into core microbiomes can be enriched by 'omics approaches that assess gene expression, thereby extending the concept of the core beyond taxonomically defined membership to community function and behaviour. Parameters defined by traditional ecology theory, such as composition, phylogeny, persistence and connectivity, will also create a more complex portrait of the core microbiome and advance understanding of the role of key microorganisms and functions within and across ecosystems.&quot;,&quot;DOI&quot;:&quot;10.1111/j.1462-2920.2011.02585.x&quot;,&quot;ISSN&quot;:&quot;1462-2920&quot;,&quot;shortTitle&quot;:&quot;Beyond the Venn diagram&quot;,&quot;language&quot;:&quot;en&quot;,&quot;author&quot;:[{&quot;family&quot;:&quot;Shade&quot;,&quot;given&quot;:&quot;Ashley&quot;},{&quot;family&quot;:&quot;Handelsman&quot;,&quot;given&quot;:&quot;Jo&quot;}],&quot;issued&quot;:{&quot;date-parts&quot;:[[&quot;2012&quot;,1,1]]}}},{&quot;id&quot;:742,&quot;uris&quot;:[&quot;http://zotero.org/users/1142741/items/94JFSUQ5&quot;],&quot;uri&quot;:[&quot;http://zotero.org/users/1142741/items/94JFSUQ5&quot;],&quot;itemData&quot;:{&quot;id&quot;:742,&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2WnVRqa1Jm"/><text:span text:style-name="T1">, which are subsets of important and consistent microbial partners. Initial explorations of plant core microbiomes have been highly controlled </text:span><text:reference-mark-start text:name="ZOTERO_ITEM CSL_CITATION {&quot;citationID&quot;:&quot;VQ10sPNJ&quot;,&quot;properties&quot;:{&quot;formattedCitation&quot;:&quot;(Edwards et al., 2015; Lundberg et al., 2012)&quot;,&quot;plainCitation&quot;:&quot;(Edwards et al., 2015; Lundberg et al., 2012)&quot;,&quot;noteIndex&quot;:0},&quot;citationItems&quot;:[{&quot;id&quot;:1076,&quot;uris&quot;:[&quot;http://zotero.org/users/1142741/items/VA9XTRGV&quot;],&quot;uri&quot;:[&quot;http://zotero.org/users/1142741/items/VA9XTRGV&quot;],&quot;itemData&quot;:{&quot;id&quot;:1076,&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1063,&quot;uris&quot;:[&quot;http://zotero.org/users/1142741/items/R64ENCLJ&quot;],&quot;uri&quot;:[&quot;http://zotero.org/users/1142741/items/R64ENCLJ&quot;],&quot;itemData&quot;:{&quot;id&quot;:1063,&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schema&quot;:&quot;https://github.com/citation-style-language/schema/raw/master/csl-citation.json&quot;} RND1BWPQeuaD0"/><text:span text:style-name="T1">(Edwards et al., 2015; Lundberg et al., 2012)</text:span><text:reference-mark-end text:name="ZOTERO_ITEM CSL_CITATION {&quot;citationID&quot;:&quot;VQ10sPNJ&quot;,&quot;properties&quot;:{&quot;formattedCitation&quot;:&quot;(Edwards et al., 2015; Lundberg et al., 2012)&quot;,&quot;plainCitation&quot;:&quot;(Edwards et al., 2015; Lundberg et al., 2012)&quot;,&quot;noteIndex&quot;:0},&quot;citationItems&quot;:[{&quot;id&quot;:1076,&quot;uris&quot;:[&quot;http://zotero.org/users/1142741/items/VA9XTRGV&quot;],&quot;uri&quot;:[&quot;http://zotero.org/users/1142741/items/VA9XTRGV&quot;],&quot;itemData&quot;:{&quot;id&quot;:1076,&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1063,&quot;uris&quot;:[&quot;http://zotero.org/users/1142741/items/R64ENCLJ&quot;],&quot;uri&quot;:[&quot;http://zotero.org/users/1142741/items/R64ENCLJ&quot;],&quot;itemData&quot;:{&quot;id&quot;:1063,&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schema&quot;:&quot;https://github.com/citation-style-language/schema/raw/master/csl-citation.json&quot;} RND1BWPQeuaD0"/><text:span text:style-name="T1">. Studies of plant-associated microbiomes in natural settings have </text:span><text:soft-page-break/><text:span text:style-name="T1">rarely been framed in terms of core microbiomes</text:span><text:reference-mark-start text:name="ZOTERO_ITEM CSL_CITATION {&quot;citationID&quot;:&quot;rBorRc8H&quot;,&quot;properties&quot;:{&quot;formattedCitation&quot;:&quot;(Bodenhausen et al., 2013; Higgins et al., 2014; Kembel and Mueller, 2014; Kim et al., 2012; Zimmerman and Vitousek, 2012, 2012)&quot;,&quot;plainCitation&quot;:&quot;(Bodenhausen et al., 2013; Higgins et al., 2014; Kembel and Mueller, 2014; Kim et al., 2012; Zimmerman and Vitousek, 2012, 2012)&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86,&quot;uris&quot;:[&quot;http://zotero.org/users/1142741/items/VX7U2UKK&quot;],&quot;uri&quot;:[&quot;http://zotero.org/users/1142741/items/VX7U2UKK&quot;],&quot;itemData&quot;:{&quot;id&quot;:1086,&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100,&quot;uris&quot;:[&quot;http://zotero.org/users/1142741/items/62SWI8UF&quot;],&quot;uri&quot;:[&quot;http://zotero.org/users/1142741/items/62SWI8UF&quot;],&quot;itemData&quot;:{&quot;id&quot;:1100,&quot;type&quot;:&quot;article-journal&quot;,&quot;title&quot;:&quot;Plant traits and taxonomy drive host associations in tropical phyllosphere fungal communities&quot;,&quot;container-title&quot;:&quot;Botany&quot;,&quot;page&quot;:&quot;303-311&quot;,&quot;volume&quot;:&quot;92&quot;,&quot;issue&quot;:&quot;4&quot;,&quot;author&quot;:[{&quot;family&quot;:&quot;Kembel&quot;,&quot;given&quot;:&quot;Steven W.&quot;},{&quot;family&quot;:&quot;Mueller&quot;,&quot;given&quot;:&quot;Rebecca C.&quot;}],&quot;issued&quot;:{&quot;date-parts&quot;:[[&quot;2014&quot;]]}}},{&quot;id&quot;:1098,&quot;uris&quot;:[&quot;http://zotero.org/users/1142741/items/SXI2778B&quot;],&quot;uri&quot;:[&quot;http://zotero.org/users/1142741/items/SXI2778B&quot;],&quot;itemData&quot;:{&quot;id&quot;:1098,&quot;type&quot;:&quot;article-journal&quot;,&quot;title&quot;:&quot;Distinctive Phyllosphere Bacterial Communities in Tropical Trees&quot;,&quot;container-title&quot;:&quot;Microbial Ecology&quot;,&quot;page&quot;:&quot;674-681&quot;,&quot;volume&quot;:&quot;63&quot;,&quot;issue&quot;:&quot;3&quot;,&quot;source&quot;:&quot;link.springer.com&quot;,&quot;abstract&quot;:&quot;Recent work has suggested that in temperate and subtropical trees, leaf surface bacterial communities are distinctive to each individual tree species and dominated by Alpha- and Gammaproteobacteria. In order to understand how general this pattern is, we studied the phyllosphere bacterial community on leaves of six species of tropical trees at a rainforest arboretum in Malaysia. This represents the first detailed study of ‘true’ tropical lowland tree phyllosphere communities. Leaf surface DNA was extracted and pyrosequenced targeting the V1–V3 region of 16S rRNA gene. As was previously found in temperate and subtropical trees, each tree species had a distinctive bacterial community on its leaves, clustering separately from other tree species in an ordination analysis. Bacterial communities in the phyllosphere were unique to plant leaves in that very few operational taxonomic units (0.5%) co-occurred in the surrounding soil environment. A novel and distinctive aspect of tropical phyllosphere communities is that Acidobacteria were one of the most abundant phyla across all samples (on average, 17%), a pattern not previously recognized. Sequences belonging to Acidobacteria were classified into subgroups 1–6 among known 24 subdivisions, and subgroup 1 (84%) was the most abundant group, followed by subgroup 3 (15%). The high abundance of Acidobacteria on leaves of tropical trees indicates that there is a strong relationship between host plants and Acidobacteria in tropical rain forest, which needs to be investigated further. The similarity of phyllosphere bacterial communities amongst the tree species sampled shows a significant tendency to follow host plant phylogeny, with more similar communities on more closely related hosts.&quot;,&quot;DOI&quot;:&quot;10.1007/s00248-011-9953-1&quot;,&quot;ISSN&quot;:&quot;0095-3628, 1432-184X&quot;,&quot;journalAbbreviation&quot;:&quot;Microb Ecol&quot;,&quot;language&quot;:&quot;en&quot;,&quot;author&quot;:[{&quot;family&quot;:&quot;Kim&quot;,&quot;given&quot;:&quot;Mincheol&quot;},{&quot;family&quot;:&quot;Singh&quot;,&quot;given&quot;:&quot;Dharmesh&quot;},{&quot;family&quot;:&quot;Lai-Hoe&quot;,&quot;given&quot;:&quot;Ang&quot;},{&quot;family&quot;:&quot;Go&quot;,&quot;given&quot;:&quot;Rusea&quot;},{&quot;family&quot;:&quot;Rahim&quot;,&quot;given&quot;:&quot;Raha Abdul&quot;},{&quot;family&quot;:&quot;A.n&quot;,&quot;given&quot;:&quot;Ainuddin&quot;},{&quot;family&quot;:&quot;Chun&quot;,&quot;given&quot;:&quot;Jongsik&quot;},{&quot;family&quot;:&quot;Adams&quot;,&quot;given&quot;:&quot;Jonathan M.&quot;}],&quot;issued&quot;:{&quot;date-parts&quot;:[[&quot;2012&quot;,4,1]]}}},{&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2vToOLt1Hk"/><text:span text:style-name="T1">(Bodenhausen et al., 2013; Higgins et al., 2014; Kembel and Mueller, 2014; Kim et al., 2012; Zimmerman and Vitousek, 2012, 2012)</text:span><text:reference-mark-end text:name="ZOTERO_ITEM CSL_CITATION {&quot;citationID&quot;:&quot;rBorRc8H&quot;,&quot;properties&quot;:{&quot;formattedCitation&quot;:&quot;(Bodenhausen et al., 2013; Higgins et al., 2014; Kembel and Mueller, 2014; Kim et al., 2012; Zimmerman and Vitousek, 2012, 2012)&quot;,&quot;plainCitation&quot;:&quot;(Bodenhausen et al., 2013; Higgins et al., 2014; Kembel and Mueller, 2014; Kim et al., 2012; Zimmerman and Vitousek, 2012, 2012)&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86,&quot;uris&quot;:[&quot;http://zotero.org/users/1142741/items/VX7U2UKK&quot;],&quot;uri&quot;:[&quot;http://zotero.org/users/1142741/items/VX7U2UKK&quot;],&quot;itemData&quot;:{&quot;id&quot;:1086,&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100,&quot;uris&quot;:[&quot;http://zotero.org/users/1142741/items/62SWI8UF&quot;],&quot;uri&quot;:[&quot;http://zotero.org/users/1142741/items/62SWI8UF&quot;],&quot;itemData&quot;:{&quot;id&quot;:1100,&quot;type&quot;:&quot;article-journal&quot;,&quot;title&quot;:&quot;Plant traits and taxonomy drive host associations in tropical phyllosphere fungal communities&quot;,&quot;container-title&quot;:&quot;Botany&quot;,&quot;page&quot;:&quot;303-311&quot;,&quot;volume&quot;:&quot;92&quot;,&quot;issue&quot;:&quot;4&quot;,&quot;author&quot;:[{&quot;family&quot;:&quot;Kembel&quot;,&quot;given&quot;:&quot;Steven W.&quot;},{&quot;family&quot;:&quot;Mueller&quot;,&quot;given&quot;:&quot;Rebecca C.&quot;}],&quot;issued&quot;:{&quot;date-parts&quot;:[[&quot;2014&quot;]]}}},{&quot;id&quot;:1098,&quot;uris&quot;:[&quot;http://zotero.org/users/1142741/items/SXI2778B&quot;],&quot;uri&quot;:[&quot;http://zotero.org/users/1142741/items/SXI2778B&quot;],&quot;itemData&quot;:{&quot;id&quot;:1098,&quot;type&quot;:&quot;article-journal&quot;,&quot;title&quot;:&quot;Distinctive Phyllosphere Bacterial Communities in Tropical Trees&quot;,&quot;container-title&quot;:&quot;Microbial Ecology&quot;,&quot;page&quot;:&quot;674-681&quot;,&quot;volume&quot;:&quot;63&quot;,&quot;issue&quot;:&quot;3&quot;,&quot;source&quot;:&quot;link.springer.com&quot;,&quot;abstract&quot;:&quot;Recent work has suggested that in temperate and subtropical trees, leaf surface bacterial communities are distinctive to each individual tree species and dominated by Alpha- and Gammaproteobacteria. In order to understand how general this pattern is, we studied the phyllosphere bacterial community on leaves of six species of tropical trees at a rainforest arboretum in Malaysia. This represents the first detailed study of ‘true’ tropical lowland tree phyllosphere communities. Leaf surface DNA was extracted and pyrosequenced targeting the V1–V3 region of 16S rRNA gene. As was previously found in temperate and subtropical trees, each tree species had a distinctive bacterial community on its leaves, clustering separately from other tree species in an ordination analysis. Bacterial communities in the phyllosphere were unique to plant leaves in that very few operational taxonomic units (0.5%) co-occurred in the surrounding soil environment. A novel and distinctive aspect of tropical phyllosphere communities is that Acidobacteria were one of the most abundant phyla across all samples (on average, 17%), a pattern not previously recognized. Sequences belonging to Acidobacteria were classified into subgroups 1–6 among known 24 subdivisions, and subgroup 1 (84%) was the most abundant group, followed by subgroup 3 (15%). The high abundance of Acidobacteria on leaves of tropical trees indicates that there is a strong relationship between host plants and Acidobacteria in tropical rain forest, which needs to be investigated further. The similarity of phyllosphere bacterial communities amongst the tree species sampled shows a significant tendency to follow host plant phylogeny, with more similar communities on more closely related hosts.&quot;,&quot;DOI&quot;:&quot;10.1007/s00248-011-9953-1&quot;,&quot;ISSN&quot;:&quot;0095-3628, 1432-184X&quot;,&quot;journalAbbreviation&quot;:&quot;Microb Ecol&quot;,&quot;language&quot;:&quot;en&quot;,&quot;author&quot;:[{&quot;family&quot;:&quot;Kim&quot;,&quot;given&quot;:&quot;Mincheol&quot;},{&quot;family&quot;:&quot;Singh&quot;,&quot;given&quot;:&quot;Dharmesh&quot;},{&quot;family&quot;:&quot;Lai-Hoe&quot;,&quot;given&quot;:&quot;Ang&quot;},{&quot;family&quot;:&quot;Go&quot;,&quot;given&quot;:&quot;Rusea&quot;},{&quot;family&quot;:&quot;Rahim&quot;,&quot;given&quot;:&quot;Raha Abdul&quot;},{&quot;family&quot;:&quot;A.n&quot;,&quot;given&quot;:&quot;Ainuddin&quot;},{&quot;family&quot;:&quot;Chun&quot;,&quot;given&quot;:&quot;Jongsik&quot;},{&quot;family&quot;:&quot;Adams&quot;,&quot;given&quot;:&quot;Jonathan M.&quot;}],&quot;issued&quot;:{&quot;date-parts&quot;:[[&quot;2012&quot;,4,1]]}}},{&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2vToOLt1Hk"/><text:span text:style-name="T1">. This is not a coincidence: outside of experimental settings, the prospect of detecting a cadre of microorganisms absolutely loyal to their host in the face of a complex and dynamic natural environment is daunting. This definition of the core microbiome, known as either a “substantial” or “minimal” core </text:span><text:reference-mark-start text:name="ZOTERO_ITEM CSL_CITATION {&quot;citationID&quot;:&quot;PZnb1PpJ&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GIyuFYzVIr"/><text:span text:style-name="T1">(Hamady and Knight, 2009)</text:span><text:reference-mark-end text:name="ZOTERO_ITEM CSL_CITATION {&quot;citationID&quot;:&quot;PZnb1PpJ&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GIyuFYzVIr"/><text:span text:style-name="T1"> may be useful when carefully applied to long-studied symbioses such as ruminant gut communities </text:span><text:reference-mark-start text:name="ZOTERO_ITEM CSL_CITATION {&quot;citationID&quot;:&quot;NJXw0b8o&quot;,&quot;properties&quot;:{&quot;formattedCitation&quot;:&quot;(Liggenstoffer et al., 2010)&quot;,&quot;plainCitation&quot;:&quot;(Liggenstoffer et al., 2010)&quot;,&quot;noteIndex&quot;:0},&quot;citationItems&quot;:[{&quot;id&quot;:1101,&quot;uris&quot;:[&quot;http://zotero.org/users/1142741/items/HI35LRFN&quot;],&quot;uri&quot;:[&quot;http://zotero.org/users/1142741/items/HI35LRFN&quot;],&quot;itemData&quot;:{&quot;id&quot;:1101,&quot;type&quot;:&quot;article-journal&quot;,&quot;title&quot;:&quot;Phylogenetic diversity and community structure of anaerobic gut fungi (phylum Neocallimastigomycota) in ruminant and non-ruminant herbivores&quot;,&quot;container-title&quot;:&quot;The ISME Journal&quot;,&quot;page&quot;:&quot;1225-1235&quot;,&quot;volume&quot;:&quot;4&quot;,&quot;issue&quot;:&quot;10&quot;,&quot;source&quot;:&quot;www.nature.com&quot;,&quot;abstract&quot;:&quot;The phylogenetic diversity and community structure of members of the gut anaerobic fungi (AF) (phylum Neocallimastigomycota) were investigated in 30 different herbivore species that belong to 10 different mammalian and reptilian families using the internal transcribed spacer region-1 (ITS-1) ribosomal RNA (rRNA) region as a phylogenetic marker. A total of 267 287 sequences representing all known anaerobic fungal genera were obtained in this study. Sequences affiliated with the genus Piromyces were the most abundant, being encountered in 28 different samples, and representing 36% of the sequences obtained. On the other hand, sequences affiliated with the genera Cyllamyces and Orpinomyces were the least abundant, being encountered in 2, and 8 samples, and representing 0.7%, and 1.1% of the total sequences obtained, respectively. Further, 38.3% of the sequences obtained did not cluster with previously identified genera and formed eight phylogenetically distinct novel anaerobic fungal lineages. Some of these novel lineages were widely distributed (for example NG1 and NG3), whereas others were animal specific, being encountered in only one or two animals (for example NG4, NG6, NG7, and NG8). The impact of various physiological and environmental factors on the diversity and community structure of AF was examined. The results suggest that animal host phylogeny exerts the most significant role on shaping anaerobic fungal diversity and community composition. These results greatly expand the documented global phylogenetic diversity of members of this poorly studied group of fungi that has an important function in initiating plant fiber degradation during fermentative digestion in ruminant and non-ruminant herbivores.&quot;,&quot;DOI&quot;:&quot;10.1038/ismej.2010.49&quot;,&quot;ISSN&quot;:&quot;1751-7370&quot;,&quot;language&quot;:&quot;en&quot;,&quot;author&quot;:[{&quot;family&quot;:&quot;Liggenstoffer&quot;,&quot;given&quot;:&quot;Audra S.&quot;},{&quot;family&quot;:&quot;Youssef&quot;,&quot;given&quot;:&quot;Noha H.&quot;},{&quot;family&quot;:&quot;Couger&quot;,&quot;given&quot;:&quot;M. B.&quot;},{&quot;family&quot;:&quot;Elshahed&quot;,&quot;given&quot;:&quot;Mostafa S.&quot;}],&quot;issued&quot;:{&quot;date-parts&quot;:[[&quot;2010&quot;,10]]}}}],&quot;schema&quot;:&quot;https://github.com/citation-style-language/schema/raw/master/csl-citation.json&quot;} RNDrhUdZ1xJik"/><text:span text:style-name="T1">(Liggenstoffer et al., 2010)</text:span><text:reference-mark-end text:name="ZOTERO_ITEM CSL_CITATION {&quot;citationID&quot;:&quot;NJXw0b8o&quot;,&quot;properties&quot;:{&quot;formattedCitation&quot;:&quot;(Liggenstoffer et al., 2010)&quot;,&quot;plainCitation&quot;:&quot;(Liggenstoffer et al., 2010)&quot;,&quot;noteIndex&quot;:0},&quot;citationItems&quot;:[{&quot;id&quot;:1101,&quot;uris&quot;:[&quot;http://zotero.org/users/1142741/items/HI35LRFN&quot;],&quot;uri&quot;:[&quot;http://zotero.org/users/1142741/items/HI35LRFN&quot;],&quot;itemData&quot;:{&quot;id&quot;:1101,&quot;type&quot;:&quot;article-journal&quot;,&quot;title&quot;:&quot;Phylogenetic diversity and community structure of anaerobic gut fungi (phylum Neocallimastigomycota) in ruminant and non-ruminant herbivores&quot;,&quot;container-title&quot;:&quot;The ISME Journal&quot;,&quot;page&quot;:&quot;1225-1235&quot;,&quot;volume&quot;:&quot;4&quot;,&quot;issue&quot;:&quot;10&quot;,&quot;source&quot;:&quot;www.nature.com&quot;,&quot;abstract&quot;:&quot;The phylogenetic diversity and community structure of members of the gut anaerobic fungi (AF) (phylum Neocallimastigomycota) were investigated in 30 different herbivore species that belong to 10 different mammalian and reptilian families using the internal transcribed spacer region-1 (ITS-1) ribosomal RNA (rRNA) region as a phylogenetic marker. A total of 267 287 sequences representing all known anaerobic fungal genera were obtained in this study. Sequences affiliated with the genus Piromyces were the most abundant, being encountered in 28 different samples, and representing 36% of the sequences obtained. On the other hand, sequences affiliated with the genera Cyllamyces and Orpinomyces were the least abundant, being encountered in 2, and 8 samples, and representing 0.7%, and 1.1% of the total sequences obtained, respectively. Further, 38.3% of the sequences obtained did not cluster with previously identified genera and formed eight phylogenetically distinct novel anaerobic fungal lineages. Some of these novel lineages were widely distributed (for example NG1 and NG3), whereas others were animal specific, being encountered in only one or two animals (for example NG4, NG6, NG7, and NG8). The impact of various physiological and environmental factors on the diversity and community structure of AF was examined. The results suggest that animal host phylogeny exerts the most significant role on shaping anaerobic fungal diversity and community composition. These results greatly expand the documented global phylogenetic diversity of members of this poorly studied group of fungi that has an important function in initiating plant fiber degradation during fermentative digestion in ruminant and non-ruminant herbivores.&quot;,&quot;DOI&quot;:&quot;10.1038/ismej.2010.49&quot;,&quot;ISSN&quot;:&quot;1751-7370&quot;,&quot;language&quot;:&quot;en&quot;,&quot;author&quot;:[{&quot;family&quot;:&quot;Liggenstoffer&quot;,&quot;given&quot;:&quot;Audra S.&quot;},{&quot;family&quot;:&quot;Youssef&quot;,&quot;given&quot;:&quot;Noha H.&quot;},{&quot;family&quot;:&quot;Couger&quot;,&quot;given&quot;:&quot;M. B.&quot;},{&quot;family&quot;:&quot;Elshahed&quot;,&quot;given&quot;:&quot;Mostafa S.&quot;}],&quot;issued&quot;:{&quot;date-parts&quot;:[[&quot;2010&quot;,10]]}}}],&quot;schema&quot;:&quot;https://github.com/citation-style-language/schema/raw/master/csl-citation.json&quot;} RNDrhUdZ1xJik"/><text:span text:style-name="T1"> or mycorrhizal relationships </text:span><text:reference-mark-start text:name="ZOTERO_ITEM CSL_CITATION {&quot;citationID&quot;:&quot;yoQzlepS&quot;,&quot;properties&quot;:{&quot;formattedCitation&quot;:&quot;(Malloch et al., 1980; Van Der Heijden and Horton, 2009)&quot;,&quot;plainCitation&quot;:&quot;(Malloch et al., 1980; Van Der Heijden and Horton, 2009)&quot;,&quot;noteIndex&quot;:0},&quot;citationItems&quot;:[{&quot;id&quot;:1051,&quot;uris&quot;:[&quot;http://zotero.org/users/1142741/items/E7NBD3HB&quot;],&quot;uri&quot;:[&quot;http://zotero.org/users/1142741/items/E7NBD3HB&quot;],&quot;itemData&quot;:{&quot;id&quot;:105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1104,&quot;uris&quot;:[&quot;http://zotero.org/users/1142741/items/ZRPJC9RI&quot;],&quot;uri&quot;:[&quot;http://zotero.org/users/1142741/items/ZRPJC9RI&quot;],&quot;itemData&quot;:{&quot;id&quot;:1104,&quot;type&quot;:&quot;article-journal&quot;,&quot;title&quot;:&quot;Socialism in soil? The importance of mycorrhizal fungal networks for facilitation in natural ecosystems&quot;,&quot;container-title&quot;:&quot;Journal of Ecology&quot;,&quot;page&quot;:&quot;1139-1150&quot;,&quot;volume&quot;:&quot;97&quot;,&quot;issue&quot;:&quot;6&quot;,&quot;source&quot;:&quot;Wiley Online Library&quot;,&quot;abstract&quot;:&quot;1. Almost all plants are engaged in symbiotic relationships with mycorrhizal fungi. These soil fungi can promote plant growth by supplying limiting nutrients to plant roots in return for plant assimilates. 2. Many mycorrhizal fungi are not host specific and one fungal individual can colonize and interconnect a considerable number of plants. The existence of these so-called mycorrhizal networks implies that fungi have the potential to facilitate growth of other plants and distribute resources among plants irrespective of their size, status or identity. In this paper, we explore the significance of mycorrhizal fungal networks for individual plants and for plant communities. 3. We address the following questions: (i) are all plant species benefitting from mycorrhizal networks, (ii) is benefit dependent on the size or age of a plant, (iii) is fungal support related to the relative dominance of plants in a community, (iv) are there host dependent barriers and physiological constraints for support and (v) what is the impact of mycorrhizal networks on plant–plant interactions and plant community dynamics? Moreover, using a review of published studies, we test whether mycorrhizal networks facilitate growth of small seedlings that establish between or near larger plants. 4. We found 60 cases where seedling species were grown together with larger plants with or without mycorrhizal fungal networks. Mycorrhizal networks promoted seedling growth in 48% of the cases (for 21 seedling species), while negative effects (25%) and no effects (27%) were also common. Seedlings associating with ectomycorrhizal fungi benefitted in the majority of the cases while effects on seedlings associating with arbuscular mycorrhizal fungi were more variable. Thus, the facilitative effects of mycorrhizal fungal networks depend on seedling species identity, mycorrhizal identity, plant species combinations and study system. We present a number of hypothetical scenarios that can explain the results based on cost–benefit relationship of individual members in a network. 5. Synthesis. Overall, this review shows that mycorrhizal networks play a key role in plant communities by facilitating and influencing seedling establishment, by altering plant–plant interactions and by supplying and recycling nutrients.&quot;,&quot;DOI&quot;:&quot;10.1111/j.1365-2745.2009.01570.x&quot;,&quot;ISSN&quot;:&quot;1365-2745&quot;,&quot;shortTitle&quot;:&quot;Socialism in soil?&quot;,&quot;language&quot;:&quot;en&quot;,&quot;author&quot;:[{&quot;family&quot;:&quot;Van Der Heijden&quot;,&quot;given&quot;:&quot;Marcel G. A.&quot;},{&quot;family&quot;:&quot;Horton&quot;,&quot;given&quot;:&quot;Thomas R.&quot;}],&quot;issued&quot;:{&quot;date-parts&quot;:[[&quot;2009&quot;,11,1]]}}}],&quot;schema&quot;:&quot;https://github.com/citation-style-language/schema/raw/master/csl-citation.json&quot;} RNDVY07L39FoK"/><text:span text:style-name="T1">(Malloch et al., 1980; Van Der Heijden and Horton, 2009)</text:span><text:reference-mark-end text:name="ZOTERO_ITEM CSL_CITATION {&quot;citationID&quot;:&quot;yoQzlepS&quot;,&quot;properties&quot;:{&quot;formattedCitation&quot;:&quot;(Malloch et al., 1980; Van Der Heijden and Horton, 2009)&quot;,&quot;plainCitation&quot;:&quot;(Malloch et al., 1980; Van Der Heijden and Horton, 2009)&quot;,&quot;noteIndex&quot;:0},&quot;citationItems&quot;:[{&quot;id&quot;:1051,&quot;uris&quot;:[&quot;http://zotero.org/users/1142741/items/E7NBD3HB&quot;],&quot;uri&quot;:[&quot;http://zotero.org/users/1142741/items/E7NBD3HB&quot;],&quot;itemData&quot;:{&quot;id&quot;:105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1104,&quot;uris&quot;:[&quot;http://zotero.org/users/1142741/items/ZRPJC9RI&quot;],&quot;uri&quot;:[&quot;http://zotero.org/users/1142741/items/ZRPJC9RI&quot;],&quot;itemData&quot;:{&quot;id&quot;:1104,&quot;type&quot;:&quot;article-journal&quot;,&quot;title&quot;:&quot;Socialism in soil? The importance of mycorrhizal fungal networks for facilitation in natural ecosystems&quot;,&quot;container-title&quot;:&quot;Journal of Ecology&quot;,&quot;page&quot;:&quot;1139-1150&quot;,&quot;volume&quot;:&quot;97&quot;,&quot;issue&quot;:&quot;6&quot;,&quot;source&quot;:&quot;Wiley Online Library&quot;,&quot;abstract&quot;:&quot;1. Almost all plants are engaged in symbiotic relationships with mycorrhizal fungi. These soil fungi can promote plant growth by supplying limiting nutrients to plant roots in return for plant assimilates. 2. Many mycorrhizal fungi are not host specific and one fungal individual can colonize and interconnect a considerable number of plants. The existence of these so-called mycorrhizal networks implies that fungi have the potential to facilitate growth of other plants and distribute resources among plants irrespective of their size, status or identity. In this paper, we explore the significance of mycorrhizal fungal networks for individual plants and for plant communities. 3. We address the following questions: (i) are all plant species benefitting from mycorrhizal networks, (ii) is benefit dependent on the size or age of a plant, (iii) is fungal support related to the relative dominance of plants in a community, (iv) are there host dependent barriers and physiological constraints for support and (v) what is the impact of mycorrhizal networks on plant–plant interactions and plant community dynamics? Moreover, using a review of published studies, we test whether mycorrhizal networks facilitate growth of small seedlings that establish between or near larger plants. 4. We found 60 cases where seedling species were grown together with larger plants with or without mycorrhizal fungal networks. Mycorrhizal networks promoted seedling growth in 48% of the cases (for 21 seedling species), while negative effects (25%) and no effects (27%) were also common. Seedlings associating with ectomycorrhizal fungi benefitted in the majority of the cases while effects on seedlings associating with arbuscular mycorrhizal fungi were more variable. Thus, the facilitative effects of mycorrhizal fungal networks depend on seedling species identity, mycorrhizal identity, plant species combinations and study system. We present a number of hypothetical scenarios that can explain the results based on cost–benefit relationship of individual members in a network. 5. Synthesis. Overall, this review shows that mycorrhizal networks play a key role in plant communities by facilitating and influencing seedling establishment, by altering plant–plant interactions and by supplying and recycling nutrients.&quot;,&quot;DOI&quot;:&quot;10.1111/j.1365-2745.2009.01570.x&quot;,&quot;ISSN&quot;:&quot;1365-2745&quot;,&quot;shortTitle&quot;:&quot;Socialism in soil?&quot;,&quot;language&quot;:&quot;en&quot;,&quot;author&quot;:[{&quot;family&quot;:&quot;Van Der Heijden&quot;,&quot;given&quot;:&quot;Marcel G. A.&quot;},{&quot;family&quot;:&quot;Horton&quot;,&quot;given&quot;:&quot;Thomas R.&quot;}],&quot;issued&quot;:{&quot;date-parts&quot;:[[&quot;2009&quot;,11,1]]}}}],&quot;schema&quot;:&quot;https://github.com/citation-style-language/schema/raw/master/csl-citation.json&quot;} RNDVY07L39FoK"/><text:span text:style-name="T1">. This definition may not always serve for describing the numerous and labyrinthine microbe-host interactions that exist outside of laboratory settings. However, other definitions of core microbiomes exist that may be more useful for ecologically modeling microbiomes </text:span><text:reference-mark-start text:name="ZOTERO_ITEM CSL_CITATION {&quot;citationID&quot;:&quot;Q4WsjVkp&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9vKPLgpeNM"/><text:span text:style-name="T1">(Hamady and Knight, 2009)</text:span><text:reference-mark-end text:name="ZOTERO_ITEM CSL_CITATION {&quot;citationID&quot;:&quot;Q4WsjVkp&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9vKPLgpeNM"/><text:span text:style-name="T1">.</text:span></text:p>
      <text:p text:style-name="P1"/>
      <text:p text:style-name="Preformatted_20_Text"><text:span text:style-name="T1">Here we acknowledge that plant hosts exert strong influence on community membership of their endophytic compartment. However, we hypothesized that even the most faithful fungal associates will uncouple from their hosts with changing environmental conditions and dispersal constraints. We predicted, on the scale of the present study, that plant mycobiomes resemble “gradient” core microbiomes </text:span><text:reference-mark-start text:name="ZOTERO_ITEM CSL_CITATION {&quot;citationID&quot;:&quot;F6EY3FF0&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xBJMEPxgCW"/><text:span text:style-name="T1">(Hamady and Knight, 2009)</text:span><text:reference-mark-end text:name="ZOTERO_ITEM CSL_CITATION {&quot;citationID&quot;:&quot;F6EY3FF0&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xBJMEPxgCW"/><text:span text:style-name="T1">. Under this model, microbiomes can totally change across a landscape, with host-interactions mitigating but ultimately not preventing environmentally- and spatially-driven changes in the microbiome. To test this, we compare community composition and ecological drivers between wood and leaf fungal endophytes in multiple species of plant host, to identify instances of differential response by microbial communities from host to environmental changes or spatial constraints. We map spatial patterns in the most strongly associated endophytic fungi of a single host species, to examine patterns of turnover in a putative core microbiome. <text:s/></text:span></text:p>
      <text:p text:style-name="P1"/>
      <text:p text:style-name="P1">Materials and methods</text:p>
      <text:p text:style-name="P1"/>
      <text:p text:style-name="Preformatted_20_Text"><text:span text:style-name="T1">Background/Site: Sampling occurred in summer of 2013 at Fushan forest, in Northeastern Taiwan (24º 45' 40" N, 121º 33' 28" E), which hosts a 25-ha Smithsonian-associated Forest Dynamics Plot (FDP) </text:span><text:reference-mark-start text:name="ZOTERO_ITEM CSL_CITATION {&quot;citationID&quot;:&quot;ixCPFUCp&quot;,&quot;properties&quot;:{&quot;formattedCitation&quot;:&quot;(Losos and Leigh, 2004; Su et al., 2007)&quot;,&quot;plainCitation&quot;:&quot;(Losos and Leigh, 2004; Su et al., 2007)&quot;,&quot;noteIndex&quot;:0},&quot;citationItems&quot;:[{&quot;id&quot;:1108,&quot;uris&quot;:[&quot;http://zotero.org/users/1142741/items/35SAZYTR&quot;],&quot;uri&quot;:[&quot;http://zotero.org/users/1142741/items/35SAZYTR&quot;],&quot;itemData&quot;:{&quot;id&quot;:1108,&quot;type&quot;:&quot;book&quot;,&quot;title&quot;:&quot;Tropical Forest Diversity and Dynamism&quot;,&quot;publisher&quot;:&quot;University of Chicago Press&quot;,&quot;source&quot;:&quot;www.press.uchicago.edu&quot;,&quot;abstract&quot;:&quot;Long-term Forest Dynamics Plots (FDPs) allow ecologists to explain patterns in diversity and dynamics in tropical forests around the world. In this collection, Elizabeth Losos and Egbert Giles Leigh Jr. assemble extensive standardized data—collected here in one location for the first time—from sixteen tropical FDPs and synthesize the findings, putting these unique and valuable plots in a global context by highlighting the utility of the collected data for conservation and forest management.Written by experts in the field of tropical ecology, Tropical Forest Diversity and Dynamism will appeal to students and professionals with an interest in community ecology and patterns of diversity.&quot;,&quot;URL&quot;:&quot;https://www.press.uchicago.edu/ucp/books/book/chicago/T/bo3628169.html&quot;,&quot;ISBN&quot;:&quot;978-0-226-49346-6&quot;,&quot;editor&quot;:[{&quot;family&quot;:&quot;Losos&quot;,&quot;given&quot;:&quot;Elizabeth&quot;},{&quot;family&quot;:&quot;Leigh&quot;,&quot;given&quot;:&quot;Egbert Giles&quot;}],&quot;issued&quot;:{&quot;date-parts&quot;:[[&quot;2004&quot;]]},&quot;accessed&quot;:{&quot;date-parts&quot;:[[&quot;2018&quot;,8,8]]}}},{&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7CFwdnvf5q"/><text:span text:style-name="T1">(Losos and Leigh, 2004; Su et al., 2007)</text:span><text:reference-mark-end text:name="ZOTERO_ITEM CSL_CITATION {&quot;citationID&quot;:&quot;ixCPFUCp&quot;,&quot;properties&quot;:{&quot;formattedCitation&quot;:&quot;(Losos and Leigh, 2004; Su et al., 2007)&quot;,&quot;plainCitation&quot;:&quot;(Losos and Leigh, 2004; Su et al., 2007)&quot;,&quot;noteIndex&quot;:0},&quot;citationItems&quot;:[{&quot;id&quot;:1108,&quot;uris&quot;:[&quot;http://zotero.org/users/1142741/items/35SAZYTR&quot;],&quot;uri&quot;:[&quot;http://zotero.org/users/1142741/items/35SAZYTR&quot;],&quot;itemData&quot;:{&quot;id&quot;:1108,&quot;type&quot;:&quot;book&quot;,&quot;title&quot;:&quot;Tropical Forest Diversity and Dynamism&quot;,&quot;publisher&quot;:&quot;University of Chicago Press&quot;,&quot;source&quot;:&quot;www.press.uchicago.edu&quot;,&quot;abstract&quot;:&quot;Long-term Forest Dynamics Plots (FDPs) allow ecologists to explain patterns in diversity and dynamics in tropical forests around the world. In this collection, Elizabeth Losos and Egbert Giles Leigh Jr. assemble extensive standardized data—collected here in one location for the first time—from sixteen tropical FDPs and synthesize the findings, putting these unique and valuable plots in a global context by highlighting the utility of the collected data for conservation and forest management.Written by experts in the field of tropical ecology, Tropical Forest Diversity and Dynamism will appeal to students and professionals with an interest in community ecology and patterns of diversity.&quot;,&quot;URL&quot;:&quot;https://www.press.uchicago.edu/ucp/books/book/chicago/T/bo3628169.html&quot;,&quot;ISBN&quot;:&quot;978-0-226-49346-6&quot;,&quot;editor&quot;:[{&quot;family&quot;:&quot;Losos&quot;,&quot;given&quot;:&quot;Elizabeth&quot;},{&quot;family&quot;:&quot;Leigh&quot;,&quot;given&quot;:&quot;Egbert Giles&quot;}],&quot;issued&quot;:{&quot;date-parts&quot;:[[&quot;2004&quot;]]},&quot;accessed&quot;:{&quot;date-parts&quot;:[[&quot;2018&quot;,8,8]]}}},{&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7CFwdnvf5q"/><text:span text:style-name="T1">. Fushan is a humid subtropical old-growth montane site that receives 4.27 m of rain each year. Most of this precipitation falls during rainy, cool winters, though a significant fraction of this rain is due to typhoons, the main agent of disturbance in this system, during warm summer months. The flora is diverse, characterized by many evergreen broadleaf tree species and a diverse understory of lianas, ferns, tree ferns, and other herbs, graminoids, and shrubs. Vegetative communities can be broadly categorized into four community types described by dominant tree species combinations (Fig. 1). Topography is highly variable, with a maximum elevation of 733 m above sea level at an approximately central hilltop within the FDP, and a minimum of 600 m, though the present study sampled areas only as low as 650 m. The central hilltop adjoins lowland habitat with perennial streams along its eastern and southern bases, and mid-elevation upland habitat to the north. Perennial streams join and exit the FDP through a steep valley in the southwest of the plot (Fig. 2). The complex topography of Fushan has been summarized by classification of each 20 m x 20 m quadrat of the FDP into one of seven habitat types, based on aspect, slope, convexity, and elevation (Fig. 1), which are found to influence vegetative communities </text:span><text:reference-mark-start text:name="ZOTERO_ITEM CSL_CITATION {&quot;citationID&quot;:&quot;3pvH25CY&quot;,&quot;properties&quot;:{&quot;formattedCitation&quot;:&quot;(Su et al., 2010)&quot;,&quot;plainCitation&quot;:&quot;(Su et al., 2010)&quot;,&quot;noteIndex&quot;:0},&quot;citationItems&quot;:[{&quot;id&quot;:1032,&quot;uris&quot;:[&quot;http://zotero.org/users/1142741/items/Q4NJW2BB&quot;],&quot;uri&quot;:[&quot;http://zotero.org/users/1142741/items/Q4NJW2BB&quot;],&quot;itemData&quot;:{&quot;id&quot;:1032,&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hPNGoiJdOp"/><text:span text:style-name="T1">(Su et al., 2010)</text:span><text:reference-mark-end text:name="ZOTERO_ITEM CSL_CITATION {&quot;citationID&quot;:&quot;3pvH25CY&quot;,&quot;properties&quot;:{&quot;formattedCitation&quot;:&quot;(Su et al., 2010)&quot;,&quot;plainCitation&quot;:&quot;(Su et al., 2010)&quot;,&quot;noteIndex&quot;:0},&quot;citationItems&quot;:[{&quot;id&quot;:1032,&quot;uris&quot;:[&quot;http://zotero.org/users/1142741/items/Q4NJW2BB&quot;],&quot;uri&quot;:[&quot;http://zotero.org/users/1142741/items/Q4NJW2BB&quot;],&quot;itemData&quot;:{&quot;id&quot;:1032,&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hPNGoiJdOp"/><text:span text:style-name="T1">. Soil at Fushan FDP are generally acidic, with low fertility and organic carbon content. Soils are relatively young (inceptisols) due to erosion on steep slopes and flooding disturbances in lowland habitat. High leaching and erosion cause lower nutrient levels to occur in the central hilltop. See Su et al. </text:span><text:reference-mark-start text:name="ZOTERO_ITEM CSL_CITATION {&quot;citationID&quot;:&quot;xG3KtTib&quot;,&quot;properties&quot;:{&quot;formattedCitation&quot;:&quot;(2007)&quot;,&quot;plainCitation&quot;:&quot;(2007)&quot;,&quot;noteIndex&quot;:0},&quot;citationItems&quot;:[{&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uppress-author&quot;:true}],&quot;schema&quot;:&quot;https://github.com/citation-style-language/schema/raw/master/csl-citation.json&quot;} RNDuIqVf4jy11"/><text:span text:style-name="T1">(2007)</text:span><text:reference-mark-end text:name="ZOTERO_ITEM CSL_CITATION {&quot;citationID&quot;:&quot;xG3KtTib&quot;,&quot;properties&quot;:{&quot;formattedCitation&quot;:&quot;(2007)&quot;,&quot;plainCitation&quot;:&quot;(2007)&quot;,&quot;noteIndex&quot;:0},&quot;citationItems&quot;:[{&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uppress-author&quot;:true}],&quot;schema&quot;:&quot;https://github.com/citation-style-language/schema/raw/master/csl-citation.json&quot;} RNDuIqVf4jy11"/><text:span text:style-name="T1"> for more details. <text:s/></text:span></text:p>
      <text:p text:style-name="P1"/>
      <text:p text:style-name="P1">Field methods</text:p>
      <text:p text:style-name="Preformatted_20_Text"/>
      <text:p text:style-name="Preformatted_20_Text"><text:soft-page-break/><text:span text:style-name="T1">Fushan FDP was divided into 9 sub-plots, and subplots were sampled using a nested logarithmic scheme intended to detect dispersal limitation and community turnover </text:span><text:reference-mark-start text:name="ZOTERO_ITEM CSL_CITATION {&quot;citationID&quot;:&quot;U7ErBp3O&quot;,&quot;properties&quot;:{&quot;formattedCitation&quot;:&quot;(Rodrigues et al., 2013)&quot;,&quot;plainCitation&quot;:&quot;(Rodrigues et al., 2013)&quot;,&quot;noteIndex&quot;:0},&quot;citationItems&quot;:[{&quot;id&quot;:721,&quot;uris&quot;:[&quot;http://zotero.org/users/1142741/items/X9M47KCP&quot;],&quot;uri&quot;:[&quot;http://zotero.org/users/1142741/items/X9M47KCP&quot;],&quot;itemData&quot;:{&quot;id&quot;:721,&quot;type&quot;:&quot;article-journal&quot;,&quot;title&quot;:&quot;Conversion of the Amazon rainforest to agriculture results in biotic homogenization of soil bacterial communities&quot;,&quot;container-title&quot;:&quot;Proceedings of the National Academy of Sciences&quot;,&quot;page&quot;:&quot;988-993&quot;,&quot;volume&quot;:&quot;110&quot;,&quot;issue&quot;:&quot;3&quot;,&quot;source&quot;:&quot;www.pnas.org&quot;,&quot;abstract&quot;:&quot;The Amazon rainforest is the Earth’s largest reservoir of plant and animal diversity, and it has been subjected to especially high rates of land use change, primarily to cattle pasture. This conversion has had a strongly negative effect on biological diversity, reducing the number of plant and animal species and homogenizing communities. We report here that microbial biodiversity also responds strongly to conversion of the Amazon rainforest, but in a manner different from plants and animals. Local taxonomic and phylogenetic diversity of soil bacteria increases after conversion, but communities become more similar across space. This homogenization is driven by the loss of forest soil bacteria with restricted ranges (endemics) and results in a net loss of diversity. This study shows homogenization of microbial communities in response to human activities. Given that soil microbes represent the majority of biodiversity in terrestrial ecosystems and are intimately involved in ecosystem functions, we argue that microbial biodiversity loss should be taken into account when assessing the impact of land use change in tropical forests.&quot;,&quot;DOI&quot;:&quot;10.1073/pnas.1220608110&quot;,&quot;ISSN&quot;:&quot;0027-8424, 1091-6490&quot;,&quot;note&quot;:&quot;PMID: 23271810&quot;,&quot;journalAbbreviation&quot;:&quot;PNAS&quot;,&quot;language&quot;:&quot;en&quot;,&quot;author&quot;:[{&quot;family&quot;:&quot;Rodrigues&quot;,&quot;given&quot;:&quot;Jorge L. M.&quot;},{&quot;family&quot;:&quot;Pellizari&quot;,&quot;given&quot;:&quot;Vivian H.&quot;},{&quot;family&quot;:&quot;Mueller&quot;,&quot;given&quot;:&quot;Rebecca&quot;},{&quot;family&quot;:&quot;Baek&quot;,&quot;given&quot;:&quot;Kyunghwa&quot;},{&quot;family&quot;:&quot;Jesus&quot;,&quot;given&quot;:&quot;Ederson da C.&quot;},{&quot;family&quot;:&quot;Paula&quot;,&quot;given&quot;:&quot;Fabiana S.&quot;},{&quot;family&quot;:&quot;Mirza&quot;,&quot;given&quot;:&quot;Babur&quot;},{&quot;family&quot;:&quot;Hamaoui&quot;,&quot;given&quot;:&quot;George S.&quot;},{&quot;family&quot;:&quot;Tsai&quot;,&quot;given&quot;:&quot;Siu Mui&quot;},{&quot;family&quot;:&quot;Feigl&quot;,&quot;given&quot;:&quot;Brigitte&quot;},{&quot;family&quot;:&quot;Tiedje&quot;,&quot;given&quot;:&quot;James M.&quot;},{&quot;family&quot;:&quot;Bohannan&quot;,&quot;given&quot;:&quot;Brendan J. M.&quot;},{&quot;family&quot;:&quot;Nüsslein&quot;,&quot;given&quot;:&quot;Klaus&quot;}],&quot;issued&quot;:{&quot;date-parts&quot;:[[&quot;2013&quot;,1,15]]}}}],&quot;schema&quot;:&quot;https://github.com/citation-style-language/schema/raw/master/csl-citation.json&quot;} RNDK4en2TKMqQ"/><text:span text:style-name="T1">(Rodrigues et al., 2013)</text:span><text:reference-mark-end text:name="ZOTERO_ITEM CSL_CITATION {&quot;citationID&quot;:&quot;U7ErBp3O&quot;,&quot;properties&quot;:{&quot;formattedCitation&quot;:&quot;(Rodrigues et al., 2013)&quot;,&quot;plainCitation&quot;:&quot;(Rodrigues et al., 2013)&quot;,&quot;noteIndex&quot;:0},&quot;citationItems&quot;:[{&quot;id&quot;:721,&quot;uris&quot;:[&quot;http://zotero.org/users/1142741/items/X9M47KCP&quot;],&quot;uri&quot;:[&quot;http://zotero.org/users/1142741/items/X9M47KCP&quot;],&quot;itemData&quot;:{&quot;id&quot;:721,&quot;type&quot;:&quot;article-journal&quot;,&quot;title&quot;:&quot;Conversion of the Amazon rainforest to agriculture results in biotic homogenization of soil bacterial communities&quot;,&quot;container-title&quot;:&quot;Proceedings of the National Academy of Sciences&quot;,&quot;page&quot;:&quot;988-993&quot;,&quot;volume&quot;:&quot;110&quot;,&quot;issue&quot;:&quot;3&quot;,&quot;source&quot;:&quot;www.pnas.org&quot;,&quot;abstract&quot;:&quot;The Amazon rainforest is the Earth’s largest reservoir of plant and animal diversity, and it has been subjected to especially high rates of land use change, primarily to cattle pasture. This conversion has had a strongly negative effect on biological diversity, reducing the number of plant and animal species and homogenizing communities. We report here that microbial biodiversity also responds strongly to conversion of the Amazon rainforest, but in a manner different from plants and animals. Local taxonomic and phylogenetic diversity of soil bacteria increases after conversion, but communities become more similar across space. This homogenization is driven by the loss of forest soil bacteria with restricted ranges (endemics) and results in a net loss of diversity. This study shows homogenization of microbial communities in response to human activities. Given that soil microbes represent the majority of biodiversity in terrestrial ecosystems and are intimately involved in ecosystem functions, we argue that microbial biodiversity loss should be taken into account when assessing the impact of land use change in tropical forests.&quot;,&quot;DOI&quot;:&quot;10.1073/pnas.1220608110&quot;,&quot;ISSN&quot;:&quot;0027-8424, 1091-6490&quot;,&quot;note&quot;:&quot;PMID: 23271810&quot;,&quot;journalAbbreviation&quot;:&quot;PNAS&quot;,&quot;language&quot;:&quot;en&quot;,&quot;author&quot;:[{&quot;family&quot;:&quot;Rodrigues&quot;,&quot;given&quot;:&quot;Jorge L. M.&quot;},{&quot;family&quot;:&quot;Pellizari&quot;,&quot;given&quot;:&quot;Vivian H.&quot;},{&quot;family&quot;:&quot;Mueller&quot;,&quot;given&quot;:&quot;Rebecca&quot;},{&quot;family&quot;:&quot;Baek&quot;,&quot;given&quot;:&quot;Kyunghwa&quot;},{&quot;family&quot;:&quot;Jesus&quot;,&quot;given&quot;:&quot;Ederson da C.&quot;},{&quot;family&quot;:&quot;Paula&quot;,&quot;given&quot;:&quot;Fabiana S.&quot;},{&quot;family&quot;:&quot;Mirza&quot;,&quot;given&quot;:&quot;Babur&quot;},{&quot;family&quot;:&quot;Hamaoui&quot;,&quot;given&quot;:&quot;George S.&quot;},{&quot;family&quot;:&quot;Tsai&quot;,&quot;given&quot;:&quot;Siu Mui&quot;},{&quot;family&quot;:&quot;Feigl&quot;,&quot;given&quot;:&quot;Brigitte&quot;},{&quot;family&quot;:&quot;Tiedje&quot;,&quot;given&quot;:&quot;James M.&quot;},{&quot;family&quot;:&quot;Bohannan&quot;,&quot;given&quot;:&quot;Brendan J. M.&quot;},{&quot;family&quot;:&quot;Nüsslein&quot;,&quot;given&quot;:&quot;Klaus&quot;}],&quot;issued&quot;:{&quot;date-parts&quot;:[[&quot;2013&quot;,1,15]]}}}],&quot;schema&quot;:&quot;https://github.com/citation-style-language/schema/raw/master/csl-citation.json&quot;} RNDK4en2TKMqQ"/><text:span text:style-name="T1"> (Fig. <text:s/>2). Sampling of each set of nested points was undertaken in random order. Once sampling of a single set of nested squares had begun, all points within that set of nested points were sampled prior to beginning another. Six out of nine sets of nested squares were sampled, due to time constraints. <text:s/>For each sampling point, we located the tree with the largest DBH with canopy above the point and collected the three lowest “healthy” appearing leaves that were safely reachable. Leaves and accompanying woody stems were obtained using a 3m collapsible pole pruner. Identification of host- tree was supplied by survey data from ongoing ecological research at Fushan FDP </text:span><text:reference-mark-start text:name="ZOTERO_ITEM CSL_CITATION {&quot;citationID&quot;:&quot;UQhX8mwF&quot;,&quot;properties&quot;:{&quot;formattedCitation&quot;:&quot;(Su et al., 2007)&quot;,&quot;plainCitation&quot;:&quot;(Su et al., 2007)&quot;,&quot;noteIndex&quot;:0},&quot;citationItems&quot;:[{&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UlfaB8OfAA"/><text:span text:style-name="T1">(Su et al., 2007)</text:span><text:reference-mark-end text:name="ZOTERO_ITEM CSL_CITATION {&quot;citationID&quot;:&quot;UQhX8mwF&quot;,&quot;properties&quot;:{&quot;formattedCitation&quot;:&quot;(Su et al., 2007)&quot;,&quot;plainCitation&quot;:&quot;(Su et al., 2007)&quot;,&quot;noteIndex&quot;:0},&quot;citationItems&quot;:[{&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UlfaB8OfAA"/><text:span text:style-name="T1">. All plant material was carried to a nearby field station and stored at 4°C for no longer than 5 days before processing.</text:span></text:p>
      <text:p text:style-name="P1"/>
      <text:p text:style-name="P1">Lab methods</text:p>
      <text:p text:style-name="P1"/>
      <text:p text:style-name="Preformatted_20_Text"><text:span text:style-name="T1">Preparation and sequencing of Illumina libraries for leaves and wood were undertaken separately, with differing protocols. Protocols for leaf fungal endophyte amplicon library preparations are given in Vandegrift </text:span><text:reference-mark-start text:name="ZOTERO_ITEM CSL_CITATION {&quot;citationID&quot;:&quot;pFoE9Sak&quot;,&quot;properties&quot;:{&quot;formattedCitation&quot;:&quot;(2016)&quot;,&quot;plainCitation&quot;:&quot;(2016)&quot;,&quot;noteIndex&quot;:0},&quot;citationItems&quot;:[{&quot;id&quot;:1110,&quot;uris&quot;:[&quot;http://zotero.org/users/1142741/items/NQL39PRS&quot;],&quot;uri&quot;:[&quot;http://zotero.org/users/1142741/items/NQL39PRS&quot;],&quot;itemData&quot;:{&quot;id&quot;:1110,&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Gp9rtjwt0A"/><text:span text:style-name="T1">(2016)</text:span><text:reference-mark-end text:name="ZOTERO_ITEM CSL_CITATION {&quot;citationID&quot;:&quot;pFoE9Sak&quot;,&quot;properties&quot;:{&quot;formattedCitation&quot;:&quot;(2016)&quot;,&quot;plainCitation&quot;:&quot;(2016)&quot;,&quot;noteIndex&quot;:0},&quot;citationItems&quot;:[{&quot;id&quot;:1110,&quot;uris&quot;:[&quot;http://zotero.org/users/1142741/items/NQL39PRS&quot;],&quot;uri&quot;:[&quot;http://zotero.org/users/1142741/items/NQL39PRS&quot;],&quot;itemData&quot;:{&quot;id&quot;:1110,&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Gp9rtjwt0A"/><text:span text:style-name="T1">. Protocols for wood endophytes are given in detail in Thomas et al. </text:span><text:reference-mark-start text:name="ZOTERO_ITEM CSL_CITATION {&quot;citationID&quot;:&quot;SpaHcS8Z&quot;,&quot;properties&quot;:{&quot;formattedCitation&quot;:&quot;(2017)&quot;,&quot;plainCitation&quot;:&quot;(2017)&quot;,&quot;noteIndex&quot;:0},&quot;citationItems&quot;:[{&quot;id&quot;:1111,&quot;uris&quot;:[&quot;http://zotero.org/users/1142741/items/RINN7XSQ&quot;],&quot;uri&quot;:[&quot;http://zotero.org/users/1142741/items/RINN7XSQ&quot;],&quot;itemData&quot;:{&quot;id&quot;:1111,&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f6V1myJKsu"/><text:span text:style-name="T1">(2017)</text:span><text:reference-mark-end text:name="ZOTERO_ITEM CSL_CITATION {&quot;citationID&quot;:&quot;SpaHcS8Z&quot;,&quot;properties&quot;:{&quot;formattedCitation&quot;:&quot;(2017)&quot;,&quot;plainCitation&quot;:&quot;(2017)&quot;,&quot;noteIndex&quot;:0},&quot;citationItems&quot;:[{&quot;id&quot;:1111,&quot;uris&quot;:[&quot;http://zotero.org/users/1142741/items/RINN7XSQ&quot;],&quot;uri&quot;:[&quot;http://zotero.org/users/1142741/items/RINN7XSQ&quot;],&quot;itemData&quot;:{&quot;id&quot;:1111,&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f6V1myJKsu"/><text:span text:style-name="T1">. Briefly, all leaves were washed and surface-sterilized, and woody stem material was debarked with a sterile scalpel and phloem and sapwood were harvested. DNA was extracted from both in separate library preparations and ITS region 1 was amplified using a fungal-specific primer set with illumina© tagged, barcoded primers. Positive, “mock community” controls were included in the wood-endophyte library, and pure-water negative controls were included in both libraries. Samples were multiplexed and sequenced in separate illumina© Mi-Seq sequencer runs.</text:span></text:p>
      <text:p text:style-name="P1"/>
      <text:p text:style-name="P1">Bioinformatics</text:p>
      <text:p text:style-name="P1"/>
      <text:p text:style-name="Preformatted_20_Text"><text:span text:style-name="T1">Details of the bioinformatics pipeline are explained in Thomas et al. </text:span><text:reference-mark-start text:name="ZOTERO_ITEM CSL_CITATION {&quot;citationID&quot;:&quot;FhcFtw3L&quot;,&quot;properties&quot;:{&quot;formattedCitation&quot;:&quot;(2017)&quot;,&quot;plainCitation&quot;:&quot;(2017)&quot;,&quot;noteIndex&quot;:0},&quot;citationItems&quot;:[{&quot;id&quot;:1111,&quot;uris&quot;:[&quot;http://zotero.org/users/1142741/items/RINN7XSQ&quot;],&quot;uri&quot;:[&quot;http://zotero.org/users/1142741/items/RINN7XSQ&quot;],&quot;itemData&quot;:{&quot;id&quot;:1111,&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fXirOT84HO"/><text:span text:style-name="T1">(2017)</text:span><text:reference-mark-end text:name="ZOTERO_ITEM CSL_CITATION {&quot;citationID&quot;:&quot;FhcFtw3L&quot;,&quot;properties&quot;:{&quot;formattedCitation&quot;:&quot;(2017)&quot;,&quot;plainCitation&quot;:&quot;(2017)&quot;,&quot;noteIndex&quot;:0},&quot;citationItems&quot;:[{&quot;id&quot;:1111,&quot;uris&quot;:[&quot;http://zotero.org/users/1142741/items/RINN7XSQ&quot;],&quot;uri&quot;:[&quot;http://zotero.org/users/1142741/items/RINN7XSQ&quot;],&quot;itemData&quot;:{&quot;id&quot;:1111,&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fXirOT84HO"/><text:span text:style-name="T1">. Full scripts available in supplementary information (available here and here). Briefly, general bioinformatics protocols followed the USEARCH/UPARSE pipeline version 8.1 </text:span><text:reference-mark-start text:name="ZOTERO_ITEM CSL_CITATION {&quot;citationID&quot;:&quot;OZq2f2ht&quot;,&quot;properties&quot;:{&quot;formattedCitation&quot;:&quot;(Edgar, 2013)&quot;,&quot;plainCitation&quot;:&quot;(Edgar, 2013)&quot;,&quot;noteIndex&quot;:0},&quot;citationItems&quot;:[{&quot;id&quot;:901,&quot;uris&quot;:[&quot;http://zotero.org/users/1142741/items/8YUG67UY&quot;],&quot;uri&quot;:[&quot;http://zotero.org/users/1142741/items/8YUG67UY&quot;],&quot;itemData&quot;:{&quot;id&quot;:901,&quot;type&quot;:&quot;article-journal&quot;,&quot;title&quot;:&quot;UPARSE: highly accurate OTU sequences from microbial amplicon reads&quot;,&quot;container-title&quot;:&quot;Nature Methods&quot;,&quot;page&quot;:&quot;996-998&quot;,&quot;volume&quot;:&quot;10&quot;,&quot;issue&quot;:&quot;10&quot;,&quot;source&quot;:&quot;www.nature.com&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DOI&quot;:&quot;10.1038/nmeth.2604&quot;,&quot;ISSN&quot;:&quot;1548-7105&quot;,&quot;shortTitle&quot;:&quot;UPARSE&quot;,&quot;language&quot;:&quot;en&quot;,&quot;author&quot;:[{&quot;family&quot;:&quot;Edgar&quot;,&quot;given&quot;:&quot;Robert C.&quot;}],&quot;issued&quot;:{&quot;date-parts&quot;:[[&quot;2013&quot;,10]]}}}],&quot;schema&quot;:&quot;https://github.com/citation-style-language/schema/raw/master/csl-citation.json&quot;} RNDR7bg9U0bRI"/><text:span text:style-name="T1">(Edgar, 2013)</text:span><text:reference-mark-end text:name="ZOTERO_ITEM CSL_CITATION {&quot;citationID&quot;:&quot;OZq2f2ht&quot;,&quot;properties&quot;:{&quot;formattedCitation&quot;:&quot;(Edgar, 2013)&quot;,&quot;plainCitation&quot;:&quot;(Edgar, 2013)&quot;,&quot;noteIndex&quot;:0},&quot;citationItems&quot;:[{&quot;id&quot;:901,&quot;uris&quot;:[&quot;http://zotero.org/users/1142741/items/8YUG67UY&quot;],&quot;uri&quot;:[&quot;http://zotero.org/users/1142741/items/8YUG67UY&quot;],&quot;itemData&quot;:{&quot;id&quot;:901,&quot;type&quot;:&quot;article-journal&quot;,&quot;title&quot;:&quot;UPARSE: highly accurate OTU sequences from microbial amplicon reads&quot;,&quot;container-title&quot;:&quot;Nature Methods&quot;,&quot;page&quot;:&quot;996-998&quot;,&quot;volume&quot;:&quot;10&quot;,&quot;issue&quot;:&quot;10&quot;,&quot;source&quot;:&quot;www.nature.com&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DOI&quot;:&quot;10.1038/nmeth.2604&quot;,&quot;ISSN&quot;:&quot;1548-7105&quot;,&quot;shortTitle&quot;:&quot;UPARSE&quot;,&quot;language&quot;:&quot;en&quot;,&quot;author&quot;:[{&quot;family&quot;:&quot;Edgar&quot;,&quot;given&quot;:&quot;Robert C.&quot;}],&quot;issued&quot;:{&quot;date-parts&quot;:[[&quot;2013&quot;,10]]}}}],&quot;schema&quot;:&quot;https://github.com/citation-style-language/schema/raw/master/csl-citation.json&quot;} RNDR7bg9U0bRI"/><text:span text:style-name="T1"> wherever possible. Libraries of leaf and wood fungal endophyte DNA were prepared separately, so to maximize comparability, the reads from both libraries were combined as early as possible in the bioinformatics pipeline, following merging of paired ends. Variance stabilization of combined wood and leaf reads was done using using the DESeq2 and phyloseq packages in R </text:span><text:reference-mark-start text:name="ZOTERO_ITEM CSL_CITATION {&quot;citationID&quot;:&quot;7NAyfUln&quot;,&quot;properties&quot;:{&quot;formattedCitation&quot;:&quot;(Love et al., 2014; McMurdie and Holmes, 2013)&quot;,&quot;plainCitation&quot;:&quot;(Love et al., 2014; McMurdie and Holmes, 2013)&quot;,&quot;noteIndex&quot;:0},&quot;citationItems&quot;:[{&quot;id&quot;:919,&quot;uris&quot;:[&quot;http://zotero.org/users/1142741/items/IF7RKU6M&quot;],&quot;uri&quot;:[&quot;http://zotero.org/users/1142741/items/IF7RKU6M&quot;],&quot;itemData&quot;:{&quot;id&quot;:919,&quot;type&quot;:&quot;article-journal&quot;,&quot;title&quot;:&quot;Moderated estimation of fold change and dispersion for RNA-seq data with DESeq2&quot;,&quot;container-title&quot;:&quot;Genome Biology&quot;,&quot;page&quot;:&quot;550&quot;,&quot;volume&quot;:&quot;15&quot;,&quot;source&quot;:&quot;BioMed Central&quot;,&quot;abstract&quot;:&quot;In comparative high-throughput sequencing assays, a fundamental task is the analysis of count data, such as read counts per gene in RNA-seq, for evidence of systematic changes across experimental conditions. Small replicate numbers, discreteness, large dynamic range and the presence of outliers require a suitable statistical approach. We present DESeq2, a method for differential analysis of count data, using shrinkage estimation for dispersions and fold changes to improve stability and interpretability of estimates. This enables a more quantitative analysis focused on the strength rather than the mere presence of differential expression. The DESeq2 package is available at                   http://www.bioconductor.org/packages/release/bioc/html/DESeq2.html                                  .&quot;,&quot;DOI&quot;:&quot;10.1186/s13059-014-0550-8&quot;,&quot;ISSN&quot;:&quot;1474-760X&quot;,&quot;journalAbbreviation&quot;:&quot;Genome Biology&quot;,&quot;author&quot;:[{&quot;family&quot;:&quot;Love&quot;,&quot;given&quot;:&quot;Michael I.&quot;},{&quot;family&quot;:&quot;Huber&quot;,&quot;given&quot;:&quot;Wolfgang&quot;},{&quot;family&quot;:&quot;Anders&quot;,&quot;given&quot;:&quot;Simon&quot;}],&quot;issued&quot;:{&quot;date-parts&quot;:[[&quot;2014&quot;,12,5]]}}},{&quot;id&quot;:927,&quot;uris&quot;:[&quot;http://zotero.org/users/1142741/items/WMGRARS7&quot;],&quot;uri&quot;:[&quot;http://zotero.org/users/1142741/items/WMGRARS7&quot;],&quot;itemData&quot;:{&quot;id&quot;:927,&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kaJZ2AXBZA"/><text:span text:style-name="T1">(Love et al., 2014; McMurdie and Holmes, 2013)</text:span><text:reference-mark-end text:name="ZOTERO_ITEM CSL_CITATION {&quot;citationID&quot;:&quot;7NAyfUln&quot;,&quot;properties&quot;:{&quot;formattedCitation&quot;:&quot;(Love et al., 2014; McMurdie and Holmes, 2013)&quot;,&quot;plainCitation&quot;:&quot;(Love et al., 2014; McMurdie and Holmes, 2013)&quot;,&quot;noteIndex&quot;:0},&quot;citationItems&quot;:[{&quot;id&quot;:919,&quot;uris&quot;:[&quot;http://zotero.org/users/1142741/items/IF7RKU6M&quot;],&quot;uri&quot;:[&quot;http://zotero.org/users/1142741/items/IF7RKU6M&quot;],&quot;itemData&quot;:{&quot;id&quot;:919,&quot;type&quot;:&quot;article-journal&quot;,&quot;title&quot;:&quot;Moderated estimation of fold change and dispersion for RNA-seq data with DESeq2&quot;,&quot;container-title&quot;:&quot;Genome Biology&quot;,&quot;page&quot;:&quot;550&quot;,&quot;volume&quot;:&quot;15&quot;,&quot;source&quot;:&quot;BioMed Central&quot;,&quot;abstract&quot;:&quot;In comparative high-throughput sequencing assays, a fundamental task is the analysis of count data, such as read counts per gene in RNA-seq, for evidence of systematic changes across experimental conditions. Small replicate numbers, discreteness, large dynamic range and the presence of outliers require a suitable statistical approach. We present DESeq2, a method for differential analysis of count data, using shrinkage estimation for dispersions and fold changes to improve stability and interpretability of estimates. This enables a more quantitative analysis focused on the strength rather than the mere presence of differential expression. The DESeq2 package is available at                   http://www.bioconductor.org/packages/release/bioc/html/DESeq2.html                                  .&quot;,&quot;DOI&quot;:&quot;10.1186/s13059-014-0550-8&quot;,&quot;ISSN&quot;:&quot;1474-760X&quot;,&quot;journalAbbreviation&quot;:&quot;Genome Biology&quot;,&quot;author&quot;:[{&quot;family&quot;:&quot;Love&quot;,&quot;given&quot;:&quot;Michael I.&quot;},{&quot;family&quot;:&quot;Huber&quot;,&quot;given&quot;:&quot;Wolfgang&quot;},{&quot;family&quot;:&quot;Anders&quot;,&quot;given&quot;:&quot;Simon&quot;}],&quot;issued&quot;:{&quot;date-parts&quot;:[[&quot;2014&quot;,12,5]]}}},{&quot;id&quot;:927,&quot;uris&quot;:[&quot;http://zotero.org/users/1142741/items/WMGRARS7&quot;],&quot;uri&quot;:[&quot;http://zotero.org/users/1142741/items/WMGRARS7&quot;],&quot;itemData&quot;:{&quot;id&quot;:927,&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kaJZ2AXBZA"/><text:span text:style-name="T1">, using leaf/wood as the design variable. Positive controls were used to calibrate OTU similarity radius and minimum cutoffs, which were subtracted from all observations to reduce error from index-misassignment and artificial splitting of OTUs. Large differences in abundances remained among positive control OTUs even after variance stabilization, so all statistical analyses were conducted with incidence (presence/absence)-transformed community matrices.</text:span></text:p>
      <text:p text:style-name="P1"/>
      <text:p text:style-name="P1">Statistical methods</text:p>
      <text:p text:style-name="P1"/>
      <text:p text:style-name="P1">Overview</text:p>
      <text:p text:style-name="P1"/>
      <text:p text:style-name="Preformatted_20_Text"><text:span text:style-name="T1">Ecological patterns of the entire fungal community of leaves and wood of all hosts were examined first. <text:s/>Analyses then were focused on patterns in the mycobiome of the single, most commonly-sampled host tree, </text:span><text:span text:style-name="T10">Helicia</text:span><text:span text:style-name="T8"> </text:span><text:span text:style-name="T10">formosana</text:span><text:span text:style-name="T1">. Finally, host-fungus coccurrence patterns were used to define a core mycobiome that was also examined for ecological patterns (Fig. 3). Statistical analysis was conducted in R Statistical Software, version 3.3.1 </text:span><text:reference-mark-start text:name="ZOTERO_ITEM CSL_CITATION {&quot;citationID&quot;:&quot;HrduTtzS&quot;,&quot;properties&quot;:{&quot;formattedCitation&quot;:&quot;(R Core Team, 2017)&quot;,&quot;plainCitation&quot;:&quot;(R Core Team, 2017)&quot;,&quot;noteIndex&quot;:0},&quot;citationItems&quot;:[{&quot;id&quot;:966,&quot;uris&quot;:[&quot;http://zotero.org/users/1142741/items/UHWW8S28&quot;],&quot;uri&quot;:[&quot;http://zotero.org/users/1142741/items/UHWW8S28&quot;],&quot;itemData&quot;:{&quot;id&quot;:966,&quot;type&quot;:&quot;article-journal&quot;,&quot;title&quot;:&quot;R: A language and environment for statistical   computing&quot;,&quot;container-title&quot;:&quot;R Foundation for Statistical Computing, Vienna, Austria&quot;,&quot;URL&quot;:&quot;http://www.R-project.org/&quot;,&quot;author&quot;:[{&quot;family&quot;:&quot;R Core Team&quot;,&quot;given&quot;:&quot;&quot;}],&quot;issued&quot;:{&quot;date-parts&quot;:[[&quot;2017&quot;]]}}}],&quot;schema&quot;:&quot;https://github.com/citation-style-language/schema/raw/master/csl-citation.json&quot;} RND72ZRel3eQ4"/><text:span text:style-name="T1">(R Core Team, 2017)</text:span><text:reference-mark-end text:name="ZOTERO_ITEM CSL_CITATION {&quot;citationID&quot;:&quot;HrduTtzS&quot;,&quot;properties&quot;:{&quot;formattedCitation&quot;:&quot;(R Core Team, 2017)&quot;,&quot;plainCitation&quot;:&quot;(R Core Team, 2017)&quot;,&quot;noteIndex&quot;:0},&quot;citationItems&quot;:[{&quot;id&quot;:966,&quot;uris&quot;:[&quot;http://zotero.org/users/1142741/items/UHWW8S28&quot;],&quot;uri&quot;:[&quot;http://zotero.org/users/1142741/items/UHWW8S28&quot;],&quot;itemData&quot;:{&quot;id&quot;:966,&quot;type&quot;:&quot;article-journal&quot;,&quot;title&quot;:&quot;R: A language and environment for statistical   computing&quot;,&quot;container-title&quot;:&quot;R Foundation for Statistical Computing, Vienna, Austria&quot;,&quot;URL&quot;:&quot;http://www.R-project.org/&quot;,&quot;author&quot;:[{&quot;family&quot;:&quot;R Core Team&quot;,&quot;given&quot;:&quot;&quot;}],&quot;issued&quot;:{&quot;date-parts&quot;:[[&quot;2017&quot;]]}}}],&quot;schema&quot;:&quot;https://github.com/citation-style-language/schema/raw/master/csl-citation.json&quot;} RND72ZRel3eQ4"/><text:span text:style-name="T1">, with the vegan </text:span><text:reference-mark-start text:name="ZOTERO_ITEM CSL_CITATION {&quot;citationID&quot;:&quot;KOeo98l5&quot;,&quot;properties&quot;:{&quot;formattedCitation&quot;:&quot;(Oksanen et al., 2017)&quot;,&quot;plainCitation&quot;:&quot;(Oksanen et al., 2017)&quot;,&quot;noteIndex&quot;:0},&quot;citationItems&quot;:[{&quot;id&quot;:1113,&quot;uris&quot;:[&quot;http://zotero.org/users/1142741/items/6LDQRECP&quot;],&quot;uri&quot;:[&quot;http://zotero.org/users/1142741/items/6LDQRECP&quot;],&quot;itemData&quot;:{&quot;id&quot;:1113,&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u8ITO9iY0I"/><text:span text:style-name="T1">(Oksanen et al., 2017)</text:span><text:reference-mark-end text:name="ZOTERO_ITEM CSL_CITATION {&quot;citationID&quot;:&quot;KOeo98l5&quot;,&quot;properties&quot;:{&quot;formattedCitation&quot;:&quot;(Oksanen et al., 2017)&quot;,&quot;plainCitation&quot;:&quot;(Oksanen et al., 2017)&quot;,&quot;noteIndex&quot;:0},&quot;citationItems&quot;:[{&quot;id&quot;:1113,&quot;uris&quot;:[&quot;http://zotero.org/users/1142741/items/6LDQRECP&quot;],&quot;uri&quot;:[&quot;http://zotero.org/users/1142741/items/6LDQRECP&quot;],&quot;itemData&quot;:{&quot;id&quot;:1113,&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u8ITO9iY0I"/><text:span text:style-name="T1">, phyloseq </text:span><text:reference-mark-start text:name="ZOTERO_ITEM CSL_CITATION {&quot;citationID&quot;:&quot;qsOCvxx4&quot;,&quot;properties&quot;:{&quot;formattedCitation&quot;:&quot;(McMurdie and Holmes, 2013)&quot;,&quot;plainCitation&quot;:&quot;(McMurdie and Holmes, 2013)&quot;,&quot;noteIndex&quot;:0},&quot;citationItems&quot;:[{&quot;id&quot;:927,&quot;uris&quot;:[&quot;http://zotero.org/users/1142741/items/WMGRARS7&quot;],&quot;uri&quot;:[&quot;http://zotero.org/users/1142741/items/WMGRARS7&quot;],&quot;itemData&quot;:{&quot;id&quot;:927,&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vxRTe3Ix0h"/><text:span text:style-name="T1">(McMurdie and Holmes, 2013)</text:span><text:reference-mark-end text:name="ZOTERO_ITEM CSL_CITATION {&quot;citationID&quot;:&quot;qsOCvxx4&quot;,&quot;properties&quot;:{&quot;formattedCitation&quot;:&quot;(McMurdie and Holmes, 2013)&quot;,&quot;plainCitation&quot;:&quot;(McMurdie and Holmes, 2013)&quot;,&quot;noteIndex&quot;:0},&quot;citationItems&quot;:[{&quot;id&quot;:927,&quot;uris&quot;:[&quot;http://zotero.org/users/1142741/items/WMGRARS7&quot;],&quot;uri&quot;:[&quot;http://zotero.org/users/1142741/items/WMGRARS7&quot;],&quot;itemData&quot;:{&quot;id&quot;:927,&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vxRTe3Ix0h"/><text:span text:style-name="T1">, cooccur </text:span><text:reference-mark-start text:name="ZOTERO_ITEM CSL_CITATION {&quot;citationID&quot;:&quot;DSVeJbiJ&quot;,&quot;properties&quot;:{&quot;formattedCitation&quot;:&quot;(Griffith et al., 2016)&quot;,&quot;plainCitation&quot;:&quot;(Griffith et al., 2016)&quot;,&quot;noteIndex&quot;:0},&quot;citationItems&quot;:[{&quot;id&quot;:1114,&quot;uris&quot;:[&quot;http://zotero.org/users/1142741/items/Y7Z254HX&quot;],&quot;uri&quot;:[&quot;http://zotero.org/users/1142741/items/Y7Z254HX&quot;],&quot;itemData&quot;:{&quot;id&quot;:1114,&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schema&quot;:&quot;https://github.com/citation-style-language/schema/raw/master/csl-citation.json&quot;} RNDikab8r8k35"/><text:span text:style-name="T1">(Griffith et al., 2016)</text:span><text:reference-mark-end text:name="ZOTERO_ITEM CSL_CITATION {&quot;citationID&quot;:&quot;DSVeJbiJ&quot;,&quot;properties&quot;:{&quot;formattedCitation&quot;:&quot;(Griffith et al., 2016)&quot;,&quot;plainCitation&quot;:&quot;(Griffith et al., 2016)&quot;,&quot;noteIndex&quot;:0},&quot;citationItems&quot;:[{&quot;id&quot;:1114,&quot;uris&quot;:[&quot;http://zotero.org/users/1142741/items/Y7Z254HX&quot;],&quot;uri&quot;:[&quot;http://zotero.org/users/1142741/items/Y7Z254HX&quot;],&quot;itemData&quot;:{&quot;id&quot;:1114,&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schema&quot;:&quot;https://github.com/citation-style-language/schema/raw/master/csl-citation.json&quot;} RNDikab8r8k35"/><text:span text:style-name="T1">, igraph </text:span><text:reference-mark-start text:name="ZOTERO_ITEM CSL_CITATION {&quot;citationID&quot;:&quot;DSKEGcGJ&quot;,&quot;properties&quot;:{&quot;formattedCitation&quot;:&quot;(Csardi and Nepusz, 2006)&quot;,&quot;plainCitation&quot;:&quot;(Csardi and Nepusz, 2006)&quot;,&quot;noteIndex&quot;:0},&quot;citationItems&quot;:[{&quot;id&quot;:1116,&quot;uris&quot;:[&quot;http://zotero.org/users/1142741/items/3AAJUU4M&quot;],&quot;uri&quot;:[&quot;http://zotero.org/users/1142741/items/3AAJUU4M&quot;],&quot;itemData&quot;:{&quot;id&quot;:1116,&quot;type&quot;:&quot;article-journal&quot;,&quot;title&quot;:&quot;The igraph software package for complex network research&quot;,&quot;container-title&quot;:&quot;InterJournal, Complex Systems&quot;,&quot;page&quot;:&quot;1-9&quot;,&quot;volume&quot;:&quot;1695&quot;,&quot;issue&quot;:&quot;5&quot;,&quot;author&quot;:[{&quot;family&quot;:&quot;Csardi&quot;,&quot;given&quot;:&quot;Gabor&quot;},{&quot;family&quot;:&quot;Nepusz&quot;,&quot;given&quot;:&quot;Tamas&quot;}],&quot;issued&quot;:{&quot;date-parts&quot;:[[&quot;2006&quot;]]}}}],&quot;schema&quot;:&quot;https://github.com/citation-style-language/schema/raw/master/csl-citation.json&quot;} RND3Eb7wYAZ7S"/><text:span text:style-name="T1">(Csardi and Nepusz, 2006)</text:span><text:reference-mark-end text:name="ZOTERO_ITEM CSL_CITATION {&quot;citationID&quot;:&quot;DSKEGcGJ&quot;,&quot;properties&quot;:{&quot;formattedCitation&quot;:&quot;(Csardi and Nepusz, 2006)&quot;,&quot;plainCitation&quot;:&quot;(Csardi and Nepusz, 2006)&quot;,&quot;noteIndex&quot;:0},&quot;citationItems&quot;:[{&quot;id&quot;:1116,&quot;uris&quot;:[&quot;http://zotero.org/users/1142741/items/3AAJUU4M&quot;],&quot;uri&quot;:[&quot;http://zotero.org/users/1142741/items/3AAJUU4M&quot;],&quot;itemData&quot;:{&quot;id&quot;:1116,&quot;type&quot;:&quot;article-journal&quot;,&quot;title&quot;:&quot;The igraph software package for complex network research&quot;,&quot;container-title&quot;:&quot;InterJournal, Complex Systems&quot;,&quot;page&quot;:&quot;1-9&quot;,&quot;volume&quot;:&quot;1695&quot;,&quot;issue&quot;:&quot;5&quot;,&quot;author&quot;:[{&quot;family&quot;:&quot;Csardi&quot;,&quot;given&quot;:&quot;Gabor&quot;},{&quot;family&quot;:&quot;Nepusz&quot;,&quot;given&quot;:&quot;Tamas&quot;}],&quot;issued&quot;:{&quot;date-parts&quot;:[[&quot;2006&quot;]]}}}],&quot;schema&quot;:&quot;https://github.com/citation-style-language/schema/raw/master/csl-citation.json&quot;} RND3Eb7wYAZ7S"/><text:span text:style-name="T1"> and ecodist </text:span><text:reference-mark-start text:name="ZOTERO_ITEM CSL_CITATION {&quot;citationID&quot;:&quot;XD9VEaN8&quot;,&quot;properties&quot;:{&quot;formattedCitation&quot;:&quot;(Goslee and Urban, 2007)&quot;,&quot;plainCitation&quot;:&quot;(Goslee and Urban, 2007)&quot;,&quot;noteIndex&quot;:0},&quot;citationItems&quot;:[{&quot;id&quot;:1117,&quot;uris&quot;:[&quot;http://zotero.org/users/1142741/items/JHQBIDIX&quot;],&quot;uri&quot;:[&quot;http://zotero.org/users/1142741/items/JHQBIDIX&quot;],&quot;itemData&quot;:{&quot;id&quot;:1117,&quot;type&quot;:&quot;article-journal&quot;,&quot;title&quot;:&quot;The ecodist package for dissimilarity-based analysis of ecological data&quot;,&quot;container-title&quot;:&quot;Journal of Statistical Software&quot;,&quot;page&quot;:&quot;1-19&quot;,&quot;volume&quot;:&quot;22&quot;,&quot;issue&quot;:&quot;7&quot;,&quot;author&quot;:[{&quot;family&quot;:&quot;Goslee&quot;,&quot;given&quot;:&quot;Sarah C.&quot;},{&quot;family&quot;:&quot;Urban&quot;,&quot;given&quot;:&quot;Dean L.&quot;}],&quot;issued&quot;:{&quot;date-parts&quot;:[[&quot;2007&quot;]]}}}],&quot;schema&quot;:&quot;https://github.com/citation-style-language/schema/raw/master/csl-citation.json&quot;} RNDwHxFw65Yed"/><text:span text:style-name="T1">(Goslee and Urban, 2007)</text:span><text:reference-mark-end text:name="ZOTERO_ITEM CSL_CITATION {&quot;citationID&quot;:&quot;XD9VEaN8&quot;,&quot;properties&quot;:{&quot;formattedCitation&quot;:&quot;(Goslee and Urban, 2007)&quot;,&quot;plainCitation&quot;:&quot;(Goslee and Urban, 2007)&quot;,&quot;noteIndex&quot;:0},&quot;citationItems&quot;:[{&quot;id&quot;:1117,&quot;uris&quot;:[&quot;http://zotero.org/users/1142741/items/JHQBIDIX&quot;],&quot;uri&quot;:[&quot;http://zotero.org/users/1142741/items/JHQBIDIX&quot;],&quot;itemData&quot;:{&quot;id&quot;:1117,&quot;type&quot;:&quot;article-journal&quot;,&quot;title&quot;:&quot;The ecodist package for dissimilarity-based analysis of ecological data&quot;,&quot;container-title&quot;:&quot;Journal of Statistical Software&quot;,&quot;page&quot;:&quot;1-19&quot;,&quot;volume&quot;:&quot;22&quot;,&quot;issue&quot;:&quot;7&quot;,&quot;author&quot;:[{&quot;family&quot;:&quot;Goslee&quot;,&quot;given&quot;:&quot;Sarah C.&quot;},{&quot;family&quot;:&quot;Urban&quot;,&quot;given&quot;:&quot;Dean L.&quot;}],&quot;issued&quot;:{&quot;date-parts&quot;:[[&quot;2007&quot;]]}}}],&quot;schema&quot;:&quot;https://github.com/citation-style-language/schema/raw/master/csl-citation.json&quot;} RNDwHxFw65Yed"/><text:span text:style-name="T1"> packages. Where required, all endophyte community comparisons were conducted using Bray-</text:span><text:soft-page-break/><text:span text:style-name="T1">Curtis dissimilarity index </text:span><text:reference-mark-start text:name="ZOTERO_ITEM CSL_CITATION {&quot;citationID&quot;:&quot;NoaziXAs&quot;,&quot;properties&quot;:{&quot;formattedCitation&quot;:&quot;(Bray and Curtis, 1957; McCune et al., 2002)&quot;,&quot;plainCitation&quot;:&quot;(Bray and Curtis, 1957; McCune et al., 2002)&quot;,&quot;noteIndex&quot;:0},&quot;citationItems&quot;:[{&quot;id&quot;:1118,&quot;uris&quot;:[&quot;http://zotero.org/users/1142741/items/SPFI9R5K&quot;],&quot;uri&quot;:[&quot;http://zotero.org/users/1142741/items/SPFI9R5K&quot;],&quot;itemData&quot;:{&quot;id&quot;:1118,&quot;type&quot;:&quot;article-journal&quot;,&quot;title&quot;:&quot;An ordination of the upland forest communities of southern Wisconsin&quot;,&quot;container-title&quot;:&quot;Ecological monographs&quot;,&quot;page&quot;:&quot;325-349&quot;,&quot;volume&quot;:&quot;27&quot;,&quot;issue&quot;:&quot;4&quot;,&quot;author&quot;:[{&quot;family&quot;:&quot;Bray&quot;,&quot;given&quot;:&quot;J. Roger&quot;},{&quot;family&quot;:&quot;Curtis&quot;,&quot;given&quot;:&quot;John T.&quot;}],&quot;issued&quot;:{&quot;date-parts&quot;:[[&quot;1957&quot;]]}}},{&quot;id&quot;:1119,&quot;uris&quot;:[&quot;http://zotero.org/users/1142741/items/CNM868FZ&quot;],&quot;uri&quot;:[&quot;http://zotero.org/users/1142741/items/CNM868FZ&quot;],&quot;itemData&quot;:{&quot;id&quot;:1119,&quot;type&quot;:&quot;book&quot;,&quot;title&quot;:&quot;Analysis of ecological communities&quot;,&quot;publisher&quot;:&quot;MjM software design Gleneden Beach, OR&quot;,&quot;volume&quot;:&quot;28&quot;,&quot;author&quot;:[{&quot;family&quot;:&quot;McCune&quot;,&quot;given&quot;:&quot;Bruce&quot;},{&quot;family&quot;:&quot;Grace&quot;,&quot;given&quot;:&quot;James B.&quot;},{&quot;family&quot;:&quot;Urban&quot;,&quot;given&quot;:&quot;Dean L.&quot;}],&quot;issued&quot;:{&quot;date-parts&quot;:[[&quot;2002&quot;]]}}}],&quot;schema&quot;:&quot;https://github.com/citation-style-language/schema/raw/master/csl-citation.json&quot;} RNDstywACvfbV"/><text:span text:style-name="T1">(Bray and Curtis, 1957; McCune et al., 2002)</text:span><text:reference-mark-end text:name="ZOTERO_ITEM CSL_CITATION {&quot;citationID&quot;:&quot;NoaziXAs&quot;,&quot;properties&quot;:{&quot;formattedCitation&quot;:&quot;(Bray and Curtis, 1957; McCune et al., 2002)&quot;,&quot;plainCitation&quot;:&quot;(Bray and Curtis, 1957; McCune et al., 2002)&quot;,&quot;noteIndex&quot;:0},&quot;citationItems&quot;:[{&quot;id&quot;:1118,&quot;uris&quot;:[&quot;http://zotero.org/users/1142741/items/SPFI9R5K&quot;],&quot;uri&quot;:[&quot;http://zotero.org/users/1142741/items/SPFI9R5K&quot;],&quot;itemData&quot;:{&quot;id&quot;:1118,&quot;type&quot;:&quot;article-journal&quot;,&quot;title&quot;:&quot;An ordination of the upland forest communities of southern Wisconsin&quot;,&quot;container-title&quot;:&quot;Ecological monographs&quot;,&quot;page&quot;:&quot;325-349&quot;,&quot;volume&quot;:&quot;27&quot;,&quot;issue&quot;:&quot;4&quot;,&quot;author&quot;:[{&quot;family&quot;:&quot;Bray&quot;,&quot;given&quot;:&quot;J. Roger&quot;},{&quot;family&quot;:&quot;Curtis&quot;,&quot;given&quot;:&quot;John T.&quot;}],&quot;issued&quot;:{&quot;date-parts&quot;:[[&quot;1957&quot;]]}}},{&quot;id&quot;:1119,&quot;uris&quot;:[&quot;http://zotero.org/users/1142741/items/CNM868FZ&quot;],&quot;uri&quot;:[&quot;http://zotero.org/users/1142741/items/CNM868FZ&quot;],&quot;itemData&quot;:{&quot;id&quot;:1119,&quot;type&quot;:&quot;book&quot;,&quot;title&quot;:&quot;Analysis of ecological communities&quot;,&quot;publisher&quot;:&quot;MjM software design Gleneden Beach, OR&quot;,&quot;volume&quot;:&quot;28&quot;,&quot;author&quot;:[{&quot;family&quot;:&quot;McCune&quot;,&quot;given&quot;:&quot;Bruce&quot;},{&quot;family&quot;:&quot;Grace&quot;,&quot;given&quot;:&quot;James B.&quot;},{&quot;family&quot;:&quot;Urban&quot;,&quot;given&quot;:&quot;Dean L.&quot;}],&quot;issued&quot;:{&quot;date-parts&quot;:[[&quot;2002&quot;]]}}}],&quot;schema&quot;:&quot;https://github.com/citation-style-language/schema/raw/master/csl-citation.json&quot;} RNDstywACvfbV"/><text:span text:style-name="T1">.</text:span></text:p>
      <text:p text:style-name="P1"/>
      <text:p text:style-name="P1">Mycobiome of all hosts</text:p>
      <text:p text:style-name="P1"/>
      <text:p text:style-name="Preformatted_20_Text"><text:span text:style-name="T1">Dissimilarity of leaf and wood endophyte communities were modeled and visualized using non- parametric multivariate analysis of variance (NPMANOVA or PERMANOVA) </text:span><text:reference-mark-start text:name="ZOTERO_ITEM CSL_CITATION {&quot;citationID&quot;:&quot;QPpgloo2&quot;,&quot;properties&quot;:{&quot;formattedCitation&quot;:&quot;(Anderson, 2017, 2001)&quot;,&quot;plainCitation&quot;:&quot;(Anderson, 2017, 2001)&quot;,&quot;noteIndex&quot;:0},&quot;citationItems&quot;:[{&quot;id&quot;:1026,&quot;uris&quot;:[&quot;http://zotero.org/users/1142741/items/B3II7GXE&quot;],&quot;uri&quot;:[&quot;http://zotero.org/users/1142741/items/B3II7GXE&quot;],&quot;itemData&quot;:{&quot;id&quot;:1026,&quot;type&quot;:&quot;chapter&quot;,&quot;title&quot;:&quot;Permutational Multivariate Analysis of Variance (PERMANOVA)&quot;,&quot;container-title&quot;:&quot;Wiley StatsRef: Statistics Reference Online&quot;,&quot;publisher&quot;:&quot;American Cancer Society&quot;,&quot;page&quot;:&quot;1-15&quot;,&quot;source&quot;:&quot;Wiley Online Library&quot;,&quot;abstract&quot;:&quot;Permutational multivariate analysis of variance (PERMANOVA) is a geometric partitioning of variation across a multivariate data cloud, defined explicitly in the space of a chosen dissimilarity measure, in response to one or more factors in an analysis of variance design. Statistical inferences are made in a distribution-free setting using permutational algorithms. The PERMANOVA framework is readily extended to accommodate random effects, hierarchical models, mixed models, quantitative covariates, repeated measures, unbalanced and/or asymmetrical designs, and, most recently, heterogeneous dispersions among groups. Plots to accompany PERMANOVA models include ordinations of either fitted or residualized distance matrices, including multivariate analogues to main effects and interaction plots, to visualize results.&quot;,&quot;URL&quot;:&quot;https://onlinelibrary.wiley.com/doi/abs/10.1002/9781118445112.stat07841&quot;,&quot;ISBN&quot;:&quot;978-1-118-44511-2&quot;,&quot;note&quot;:&quot;DOI: 10.1002/9781118445112.stat07841&quot;,&quot;language&quot;:&quot;en&quot;,&quot;author&quot;:[{&quot;family&quot;:&quot;Anderson&quot;,&quot;given&quot;:&quot;Marti J.&quot;}],&quot;issued&quot;:{&quot;date-parts&quot;:[[&quot;2017&quot;]]},&quot;accessed&quot;:{&quot;date-parts&quot;:[[&quot;2018&quot;,7,24]]}}},{&quot;id&quot;:1120,&quot;uris&quot;:[&quot;http://zotero.org/users/1142741/items/XUV6HP4E&quot;],&quot;uri&quot;:[&quot;http://zotero.org/users/1142741/items/XUV6HP4E&quot;],&quot;itemData&quot;:{&quot;id&quot;:1120,&quot;type&quot;:&quot;article-journal&quot;,&quot;title&quot;:&quot;A new method for non-parametric multivariate analysis of variance&quot;,&quot;container-title&quot;:&quot;Austral Ecology&quot;,&quot;page&quot;:&quot;32-46&quot;,&quot;volume&quot;:&quot;26&quot;,&quot;issue&quot;:&quot;1&quot;,&quot;source&quot;:&quot;Wiley Online Library&quot;,&quot;abstract&quot;:&quot;Hypothesis-testing methods for multivariate data are needed to make rigorous probability statements about the effects of factors and their interactions in experiments. Analysis of variance is particularly powerful for the analysis of univariate data. The traditional multivariate analogues, however, are too stringent in their assumptions for most ecological multivariate data sets. Non-parametric methods, based on permutation tests, are preferable. This paper describes a new non-parametric method for multivariate analysis of variance, after McArdle and Anderson (in press). It is given here, with several applications in ecology, to provide an alternative and perhaps more intuitive formulation for ANOVA (based on sums of squared distances) to complement the description provided by McArdle and Anderson (in press) for the analysis of any linear model. It is an improvement on previous non-parametric methods because it allows a direct additive partitioning of variation for complex models. It does this while maintaining the flexibility and lack of formal assumptions of other non-parametric methods. The test-statistic is a multivariate analogue to Fisher’s F-ratio and is calculated directly from any symmetric distance or dissimilarity matrix. P-values are then obtained using permutations. Some examples of the method are given for tests involving several factors, including factorial and hierarchical (nested) designs and tests of interactions.&quot;,&quot;DOI&quot;:&quot;10.1111/j.1442-9993.2001.01070.pp.x&quot;,&quot;ISSN&quot;:&quot;1442-9993&quot;,&quot;language&quot;:&quot;en&quot;,&quot;author&quot;:[{&quot;family&quot;:&quot;Anderson&quot;,&quot;given&quot;:&quot;Marti J.&quot;}],&quot;issued&quot;:{&quot;date-parts&quot;:[[&quot;2001&quot;,2,1]]}}}],&quot;schema&quot;:&quot;https://github.com/citation-style-language/schema/raw/master/csl-citation.json&quot;} RNDbOUj3vapV0"/><text:span text:style-name="T1">(Anderson, 2017, 2001)</text:span><text:reference-mark-end text:name="ZOTERO_ITEM CSL_CITATION {&quot;citationID&quot;:&quot;QPpgloo2&quot;,&quot;properties&quot;:{&quot;formattedCitation&quot;:&quot;(Anderson, 2017, 2001)&quot;,&quot;plainCitation&quot;:&quot;(Anderson, 2017, 2001)&quot;,&quot;noteIndex&quot;:0},&quot;citationItems&quot;:[{&quot;id&quot;:1026,&quot;uris&quot;:[&quot;http://zotero.org/users/1142741/items/B3II7GXE&quot;],&quot;uri&quot;:[&quot;http://zotero.org/users/1142741/items/B3II7GXE&quot;],&quot;itemData&quot;:{&quot;id&quot;:1026,&quot;type&quot;:&quot;chapter&quot;,&quot;title&quot;:&quot;Permutational Multivariate Analysis of Variance (PERMANOVA)&quot;,&quot;container-title&quot;:&quot;Wiley StatsRef: Statistics Reference Online&quot;,&quot;publisher&quot;:&quot;American Cancer Society&quot;,&quot;page&quot;:&quot;1-15&quot;,&quot;source&quot;:&quot;Wiley Online Library&quot;,&quot;abstract&quot;:&quot;Permutational multivariate analysis of variance (PERMANOVA) is a geometric partitioning of variation across a multivariate data cloud, defined explicitly in the space of a chosen dissimilarity measure, in response to one or more factors in an analysis of variance design. Statistical inferences are made in a distribution-free setting using permutational algorithms. The PERMANOVA framework is readily extended to accommodate random effects, hierarchical models, mixed models, quantitative covariates, repeated measures, unbalanced and/or asymmetrical designs, and, most recently, heterogeneous dispersions among groups. Plots to accompany PERMANOVA models include ordinations of either fitted or residualized distance matrices, including multivariate analogues to main effects and interaction plots, to visualize results.&quot;,&quot;URL&quot;:&quot;https://onlinelibrary.wiley.com/doi/abs/10.1002/9781118445112.stat07841&quot;,&quot;ISBN&quot;:&quot;978-1-118-44511-2&quot;,&quot;note&quot;:&quot;DOI: 10.1002/9781118445112.stat07841&quot;,&quot;language&quot;:&quot;en&quot;,&quot;author&quot;:[{&quot;family&quot;:&quot;Anderson&quot;,&quot;given&quot;:&quot;Marti J.&quot;}],&quot;issued&quot;:{&quot;date-parts&quot;:[[&quot;2017&quot;]]},&quot;accessed&quot;:{&quot;date-parts&quot;:[[&quot;2018&quot;,7,24]]}}},{&quot;id&quot;:1120,&quot;uris&quot;:[&quot;http://zotero.org/users/1142741/items/XUV6HP4E&quot;],&quot;uri&quot;:[&quot;http://zotero.org/users/1142741/items/XUV6HP4E&quot;],&quot;itemData&quot;:{&quot;id&quot;:1120,&quot;type&quot;:&quot;article-journal&quot;,&quot;title&quot;:&quot;A new method for non-parametric multivariate analysis of variance&quot;,&quot;container-title&quot;:&quot;Austral Ecology&quot;,&quot;page&quot;:&quot;32-46&quot;,&quot;volume&quot;:&quot;26&quot;,&quot;issue&quot;:&quot;1&quot;,&quot;source&quot;:&quot;Wiley Online Library&quot;,&quot;abstract&quot;:&quot;Hypothesis-testing methods for multivariate data are needed to make rigorous probability statements about the effects of factors and their interactions in experiments. Analysis of variance is particularly powerful for the analysis of univariate data. The traditional multivariate analogues, however, are too stringent in their assumptions for most ecological multivariate data sets. Non-parametric methods, based on permutation tests, are preferable. This paper describes a new non-parametric method for multivariate analysis of variance, after McArdle and Anderson (in press). It is given here, with several applications in ecology, to provide an alternative and perhaps more intuitive formulation for ANOVA (based on sums of squared distances) to complement the description provided by McArdle and Anderson (in press) for the analysis of any linear model. It is an improvement on previous non-parametric methods because it allows a direct additive partitioning of variation for complex models. It does this while maintaining the flexibility and lack of formal assumptions of other non-parametric methods. The test-statistic is a multivariate analogue to Fisher’s F-ratio and is calculated directly from any symmetric distance or dissimilarity matrix. P-values are then obtained using permutations. Some examples of the method are given for tests involving several factors, including factorial and hierarchical (nested) designs and tests of interactions.&quot;,&quot;DOI&quot;:&quot;10.1111/j.1442-9993.2001.01070.pp.x&quot;,&quot;ISSN&quot;:&quot;1442-9993&quot;,&quot;language&quot;:&quot;en&quot;,&quot;author&quot;:[{&quot;family&quot;:&quot;Anderson&quot;,&quot;given&quot;:&quot;Marti J.&quot;}],&quot;issued&quot;:{&quot;date-parts&quot;:[[&quot;2001&quot;,2,1]]}}}],&quot;schema&quot;:&quot;https://github.com/citation-style-language/schema/raw/master/csl-citation.json&quot;} RNDbOUj3vapV0"/><text:span text:style-name="T1">, and non-metric multidimensional scaling (NMS). Comparisons between leaf and wood libraries were constrained to only shared OTUs, those that were detected at least once in both leaf and wood tissue, to reduce bias from separate library preparations. Following this, all analyses were for wood and leaf endophyes were conducted separately, in parallel. Effects of host and environmental variables of vegetative community and topography (Fig. 1) on endophyte communities were also modeled individually using PERMANOVA, and results were visualized with NMS when significant. <text:s/>Spatial trends in endophyte communities were first explored using Mantel tests </text:span><text:reference-mark-start text:name="ZOTERO_ITEM CSL_CITATION {&quot;citationID&quot;:&quot;Kywo8oKY&quot;,&quot;properties&quot;:{&quot;formattedCitation&quot;:&quot;(Legendre and Fortin, 1989; Mantel, 1967)&quot;,&quot;plainCitation&quot;:&quot;(Legendre and Fortin, 1989; Mantel, 1967)&quot;,&quot;noteIndex&quot;:0},&quot;citationItems&quot;:[{&quot;id&quot;:1128,&quot;uris&quot;:[&quot;http://zotero.org/users/1142741/items/3RUMMN2X&quot;],&quot;uri&quot;:[&quot;http://zotero.org/users/1142741/items/3RUMMN2X&quot;],&quot;itemData&quot;:{&quot;id&quot;:1128,&quot;type&quot;:&quot;article-journal&quot;,&quot;title&quot;:&quot;Spatial pattern and ecological analysis&quot;,&quot;container-title&quot;:&quot;Vegetatio&quot;,&quot;page&quot;:&quot;107-138&quot;,&quot;volume&quot;:&quot;80&quot;,&quot;issue&quot;:&quot;2&quot;,&quot;author&quot;:[{&quot;family&quot;:&quot;Legendre&quot;,&quot;given&quot;:&quot;Pierre&quot;},{&quot;family&quot;:&quot;Fortin&quot;,&quot;given&quot;:&quot;Marie Josée&quot;}],&quot;issued&quot;:{&quot;date-parts&quot;:[[&quot;1989&quot;]]}}},{&quot;id&quot;:1122,&quot;uris&quot;:[&quot;http://zotero.org/users/1142741/items/WI5C95I9&quot;],&quot;uri&quot;:[&quot;http://zotero.org/users/1142741/items/WI5C95I9&quot;],&quot;itemData&quot;:{&quot;id&quot;:1122,&quot;type&quot;:&quot;article-journal&quot;,&quot;title&quot;:&quot;The Detection of Disease Clustering and a Generalized Regression Approach&quot;,&quot;container-title&quot;:&quot;Cancer Research&quot;,&quot;page&quot;:&quot;209-220&quot;,&quot;volume&quot;:&quot;27&quot;,&quot;issue&quot;:&quot;2 Part 1&quot;,&quot;source&quot;:&quot;cancerres.aacrjournals.org&quot;,&quot;abstract&quot;:&quot;The problem of identifying subtle time-space clustering of disease, as may be occurring in leukemia, is described and reviewed. Published approaches, generally associated with studies of leukemia, not dependent on knowledge of the underlying population for their validity, are directed towards identifying clustering by establishing a relationship between the temporal and the spatial separations for the n(n - 1)/2 possible pairs which can be formed from the n observed cases of disease. Here it is proposed that statistical power can be improved by applying a reciprocal transform to these separations. While a permutational approach can give valid probability levels for any observed association, for reasons of practicability, it is suggested that the observed association be tested relative to its permutational variance. Formulas and computational procedures for doing so are given.\nWhile the distance measures between points represent symmetric relationships subject to mathematical and geometric regularities, the variance formula developed is appropriate for arbitrary relationships. Simplified procedures are given for the case of symmetric and skew-symmetric relationships. The general procedure is indicated as being potentially useful in other situations as, for example, the study of interpersonal relationships. Viewing the procedure as a regression approach, the possibility for extending it to nonlinear and multivariate situations is suggested.\nOther aspects of the problem and of the procedure developed are discussed.\nSimilarly, pure temporal clustering can be identified by a study of incidence rates in periods of widespread epidemics. In point of fact, many epidemics of communicable diseases are somewhat local in nature and so these do actually constitute temporal-spatial clusters. For leukemia and similar diseases in which cases seem to arise substantially at random rather than as clear-cut epidemics, it is necessary to devise sensitive and efficient procedures for detecting any nonrandom component of disease occurrence.\nVarious ingenious procedures which statisticians have developed for the detection of disease clustering are reviewed here. These procedures can be generalized so as to increase their statistical validity and efficiency. The technic to be given below for imparting statistical validity to the procedures already in vogue can be viewed as a generalized form of regression with possible useful application to problems arising in quite different contexts.&quot;,&quot;ISSN&quot;:&quot;0008-5472, 1538-7445&quot;,&quot;note&quot;:&quot;PMID: 6018555&quot;,&quot;journalAbbreviation&quot;:&quot;Cancer Res&quot;,&quot;language&quot;:&quot;en&quot;,&quot;author&quot;:[{&quot;family&quot;:&quot;Mantel&quot;,&quot;given&quot;:&quot;Nathan&quot;}],&quot;issued&quot;:{&quot;date-parts&quot;:[[&quot;1967&quot;,2,1]]}}}],&quot;schema&quot;:&quot;https://github.com/citation-style-language/schema/raw/master/csl-citation.json&quot;} RNDVb8XwxAPEt"/><text:span text:style-name="T1">(Legendre and Fortin, 1989; Mantel, 1967)</text:span><text:reference-mark-end text:name="ZOTERO_ITEM CSL_CITATION {&quot;citationID&quot;:&quot;Kywo8oKY&quot;,&quot;properties&quot;:{&quot;formattedCitation&quot;:&quot;(Legendre and Fortin, 1989; Mantel, 1967)&quot;,&quot;plainCitation&quot;:&quot;(Legendre and Fortin, 1989; Mantel, 1967)&quot;,&quot;noteIndex&quot;:0},&quot;citationItems&quot;:[{&quot;id&quot;:1128,&quot;uris&quot;:[&quot;http://zotero.org/users/1142741/items/3RUMMN2X&quot;],&quot;uri&quot;:[&quot;http://zotero.org/users/1142741/items/3RUMMN2X&quot;],&quot;itemData&quot;:{&quot;id&quot;:1128,&quot;type&quot;:&quot;article-journal&quot;,&quot;title&quot;:&quot;Spatial pattern and ecological analysis&quot;,&quot;container-title&quot;:&quot;Vegetatio&quot;,&quot;page&quot;:&quot;107-138&quot;,&quot;volume&quot;:&quot;80&quot;,&quot;issue&quot;:&quot;2&quot;,&quot;author&quot;:[{&quot;family&quot;:&quot;Legendre&quot;,&quot;given&quot;:&quot;Pierre&quot;},{&quot;family&quot;:&quot;Fortin&quot;,&quot;given&quot;:&quot;Marie Josée&quot;}],&quot;issued&quot;:{&quot;date-parts&quot;:[[&quot;1989&quot;]]}}},{&quot;id&quot;:1122,&quot;uris&quot;:[&quot;http://zotero.org/users/1142741/items/WI5C95I9&quot;],&quot;uri&quot;:[&quot;http://zotero.org/users/1142741/items/WI5C95I9&quot;],&quot;itemData&quot;:{&quot;id&quot;:1122,&quot;type&quot;:&quot;article-journal&quot;,&quot;title&quot;:&quot;The Detection of Disease Clustering and a Generalized Regression Approach&quot;,&quot;container-title&quot;:&quot;Cancer Research&quot;,&quot;page&quot;:&quot;209-220&quot;,&quot;volume&quot;:&quot;27&quot;,&quot;issue&quot;:&quot;2 Part 1&quot;,&quot;source&quot;:&quot;cancerres.aacrjournals.org&quot;,&quot;abstract&quot;:&quot;The problem of identifying subtle time-space clustering of disease, as may be occurring in leukemia, is described and reviewed. Published approaches, generally associated with studies of leukemia, not dependent on knowledge of the underlying population for their validity, are directed towards identifying clustering by establishing a relationship between the temporal and the spatial separations for the n(n - 1)/2 possible pairs which can be formed from the n observed cases of disease. Here it is proposed that statistical power can be improved by applying a reciprocal transform to these separations. While a permutational approach can give valid probability levels for any observed association, for reasons of practicability, it is suggested that the observed association be tested relative to its permutational variance. Formulas and computational procedures for doing so are given.\nWhile the distance measures between points represent symmetric relationships subject to mathematical and geometric regularities, the variance formula developed is appropriate for arbitrary relationships. Simplified procedures are given for the case of symmetric and skew-symmetric relationships. The general procedure is indicated as being potentially useful in other situations as, for example, the study of interpersonal relationships. Viewing the procedure as a regression approach, the possibility for extending it to nonlinear and multivariate situations is suggested.\nOther aspects of the problem and of the procedure developed are discussed.\nSimilarly, pure temporal clustering can be identified by a study of incidence rates in periods of widespread epidemics. In point of fact, many epidemics of communicable diseases are somewhat local in nature and so these do actually constitute temporal-spatial clusters. For leukemia and similar diseases in which cases seem to arise substantially at random rather than as clear-cut epidemics, it is necessary to devise sensitive and efficient procedures for detecting any nonrandom component of disease occurrence.\nVarious ingenious procedures which statisticians have developed for the detection of disease clustering are reviewed here. These procedures can be generalized so as to increase their statistical validity and efficiency. The technic to be given below for imparting statistical validity to the procedures already in vogue can be viewed as a generalized form of regression with possible useful application to problems arising in quite different contexts.&quot;,&quot;ISSN&quot;:&quot;0008-5472, 1538-7445&quot;,&quot;note&quot;:&quot;PMID: 6018555&quot;,&quot;journalAbbreviation&quot;:&quot;Cancer Res&quot;,&quot;language&quot;:&quot;en&quot;,&quot;author&quot;:[{&quot;family&quot;:&quot;Mantel&quot;,&quot;given&quot;:&quot;Nathan&quot;}],&quot;issued&quot;:{&quot;date-parts&quot;:[[&quot;1967&quot;,2,1]]}}}],&quot;schema&quot;:&quot;https://github.com/citation-style-language/schema/raw/master/csl-citation.json&quot;} RNDVb8XwxAPEt"/><text:span text:style-name="T1"> of community dissimilarity matrices against physical distance matrices, and visualized with Mantel multivariate correlograms. For greater resolution of spatial trends, distance-based Moran’s eigenvector maps analysis, also known as Principal Components of Neighbor Matrices (PCNM) analysis, was conducted on our sampling scheme. Following the general statistical pipeline recommended by Legendre et al. </text:span><text:reference-mark-start text:name="ZOTERO_ITEM CSL_CITATION {&quot;citationID&quot;:&quot;I7ZYJfsH&quot;,&quot;properties&quot;:{&quot;formattedCitation&quot;:&quot;(Borcard et al., 2011; Legendre and Legendre, 2012)&quot;,&quot;plainCitation&quot;:&quot;(Borcard et al., 2011; Legendre and Legendre, 2012)&quot;,&quot;noteIndex&quot;:0},&quot;citationItems&quot;:[{&quot;id&quot;:1129,&quot;uris&quot;:[&quot;http://zotero.org/users/1142741/items/DMZWGXT8&quot;],&quot;uri&quot;:[&quot;http://zotero.org/users/1142741/items/DMZWGXT8&quot;],&quot;itemData&quot;:{&quot;id&quot;:1129,&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1130,&quot;uris&quot;:[&quot;http://zotero.org/users/1142741/items/3YKN4IIZ&quot;],&quot;uri&quot;:[&quot;http://zotero.org/users/1142741/items/3YKN4IIZ&quot;],&quot;itemData&quot;:{&quot;id&quot;:1130,&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YDkg6Z7Ff8"/><text:span text:style-name="T1">(Borcard et al., 2011; Legendre and Legendre, 2012)</text:span><text:reference-mark-end text:name="ZOTERO_ITEM CSL_CITATION {&quot;citationID&quot;:&quot;I7ZYJfsH&quot;,&quot;properties&quot;:{&quot;formattedCitation&quot;:&quot;(Borcard et al., 2011; Legendre and Legendre, 2012)&quot;,&quot;plainCitation&quot;:&quot;(Borcard et al., 2011; Legendre and Legendre, 2012)&quot;,&quot;noteIndex&quot;:0},&quot;citationItems&quot;:[{&quot;id&quot;:1129,&quot;uris&quot;:[&quot;http://zotero.org/users/1142741/items/DMZWGXT8&quot;],&quot;uri&quot;:[&quot;http://zotero.org/users/1142741/items/DMZWGXT8&quot;],&quot;itemData&quot;:{&quot;id&quot;:1129,&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1130,&quot;uris&quot;:[&quot;http://zotero.org/users/1142741/items/3YKN4IIZ&quot;],&quot;uri&quot;:[&quot;http://zotero.org/users/1142741/items/3YKN4IIZ&quot;],&quot;itemData&quot;:{&quot;id&quot;:1130,&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YDkg6Z7Ff8"/><text:span text:style-name="T1">, endophyte community matrices were Hellinger-transformed </text:span><text:reference-mark-start text:name="ZOTERO_ITEM CSL_CITATION {&quot;citationID&quot;:&quot;EROAjq1z&quot;,&quot;properties&quot;:{&quot;formattedCitation&quot;:&quot;(Legendre and Gallagher, 2001)&quot;,&quot;plainCitation&quot;:&quot;(Legendre and Gallagher, 2001)&quot;,&quot;noteIndex&quot;:0},&quot;citationItems&quot;:[{&quot;id&quot;:1131,&quot;uris&quot;:[&quot;http://zotero.org/users/1142741/items/SBBKGYXZ&quot;],&quot;uri&quot;:[&quot;http://zotero.org/users/1142741/items/SBBKGYXZ&quot;],&quot;itemData&quot;:{&quot;id&quot;:1131,&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UqBHoZafT5"/><text:span text:style-name="T1">(Legendre and Gallagher, 2001)</text:span><text:reference-mark-end text:name="ZOTERO_ITEM CSL_CITATION {&quot;citationID&quot;:&quot;EROAjq1z&quot;,&quot;properties&quot;:{&quot;formattedCitation&quot;:&quot;(Legendre and Gallagher, 2001)&quot;,&quot;plainCitation&quot;:&quot;(Legendre and Gallagher, 2001)&quot;,&quot;noteIndex&quot;:0},&quot;citationItems&quot;:[{&quot;id&quot;:1131,&quot;uris&quot;:[&quot;http://zotero.org/users/1142741/items/SBBKGYXZ&quot;],&quot;uri&quot;:[&quot;http://zotero.org/users/1142741/items/SBBKGYXZ&quot;],&quot;itemData&quot;:{&quot;id&quot;:1131,&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UqBHoZafT5"/><text:span text:style-name="T1">, and “regressed” using Redundancy analysis (RDA) </text:span><text:reference-mark-start text:name="ZOTERO_ITEM CSL_CITATION {&quot;citationID&quot;:&quot;SmGUrf2b&quot;,&quot;properties&quot;:{&quot;formattedCitation&quot;:&quot;(Buttigieg and Ramette, 2014; Legendre and Gallagher, 2001)&quot;,&quot;plainCitation&quot;:&quot;(Buttigieg and Ramette, 2014; Legendre and Gallagher, 2001)&quot;,&quot;noteIndex&quot;:0},&quot;citationItems&quot;:[{&quot;id&quot;:1132,&quot;uris&quot;:[&quot;http://zotero.org/users/1142741/items/3L4B6KLT&quot;],&quot;uri&quot;:[&quot;http://zotero.org/users/1142741/items/3L4B6KLT&quot;],&quot;itemData&quot;:{&quot;id&quot;:1132,&quot;type&quot;:&quot;article-journal&quot;,&quot;title&quot;:&quot;A guide to statistical analysis in microbial ecology: a community-focused, living review of multivariate data analyses&quot;,&quot;container-title&quot;:&quot;FEMS microbiology ecology&quot;,&quot;page&quot;:&quot;543-550&quot;,&quot;volume&quot;:&quot;90&quot;,&quot;issue&quot;:&quot;3&quot;,&quot;author&quot;:[{&quot;family&quot;:&quot;Buttigieg&quot;,&quot;given&quot;:&quot;Pier Luigi&quot;},{&quot;family&quot;:&quot;Ramette&quot;,&quot;given&quot;:&quot;Alban&quot;}],&quot;issued&quot;:{&quot;date-parts&quot;:[[&quot;2014&quot;]]}}},{&quot;id&quot;:1131,&quot;uris&quot;:[&quot;http://zotero.org/users/1142741/items/SBBKGYXZ&quot;],&quot;uri&quot;:[&quot;http://zotero.org/users/1142741/items/SBBKGYXZ&quot;],&quot;itemData&quot;:{&quot;id&quot;:1131,&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FnxVD6AvYi"/><text:span text:style-name="T1">(Buttigieg and Ramette, 2014; Legendre and Gallagher, 2001)</text:span><text:reference-mark-end text:name="ZOTERO_ITEM CSL_CITATION {&quot;citationID&quot;:&quot;SmGUrf2b&quot;,&quot;properties&quot;:{&quot;formattedCitation&quot;:&quot;(Buttigieg and Ramette, 2014; Legendre and Gallagher, 2001)&quot;,&quot;plainCitation&quot;:&quot;(Buttigieg and Ramette, 2014; Legendre and Gallagher, 2001)&quot;,&quot;noteIndex&quot;:0},&quot;citationItems&quot;:[{&quot;id&quot;:1132,&quot;uris&quot;:[&quot;http://zotero.org/users/1142741/items/3L4B6KLT&quot;],&quot;uri&quot;:[&quot;http://zotero.org/users/1142741/items/3L4B6KLT&quot;],&quot;itemData&quot;:{&quot;id&quot;:1132,&quot;type&quot;:&quot;article-journal&quot;,&quot;title&quot;:&quot;A guide to statistical analysis in microbial ecology: a community-focused, living review of multivariate data analyses&quot;,&quot;container-title&quot;:&quot;FEMS microbiology ecology&quot;,&quot;page&quot;:&quot;543-550&quot;,&quot;volume&quot;:&quot;90&quot;,&quot;issue&quot;:&quot;3&quot;,&quot;author&quot;:[{&quot;family&quot;:&quot;Buttigieg&quot;,&quot;given&quot;:&quot;Pier Luigi&quot;},{&quot;family&quot;:&quot;Ramette&quot;,&quot;given&quot;:&quot;Alban&quot;}],&quot;issued&quot;:{&quot;date-parts&quot;:[[&quot;2014&quot;]]}}},{&quot;id&quot;:1131,&quot;uris&quot;:[&quot;http://zotero.org/users/1142741/items/SBBKGYXZ&quot;],&quot;uri&quot;:[&quot;http://zotero.org/users/1142741/items/SBBKGYXZ&quot;],&quot;itemData&quot;:{&quot;id&quot;:1131,&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FnxVD6AvYi"/><text:span text:style-name="T1"> against all eigenvecters (“PCNM vectors”) resulting from dbMEM analysis. Stepwise model selection was then used to filter the biologically important eigenvectors</text:span><text:reference-mark-start text:name="ZOTERO_ITEM CSL_CITATION {&quot;citationID&quot;:&quot;zz84nEDt&quot;,&quot;properties&quot;:{&quot;formattedCitation&quot;:&quot;(Oksanen et al., 2017)&quot;,&quot;plainCitation&quot;:&quot;(Oksanen et al., 2017)&quot;,&quot;noteIndex&quot;:0},&quot;citationItems&quot;:[{&quot;id&quot;:1113,&quot;uris&quot;:[&quot;http://zotero.org/users/1142741/items/6LDQRECP&quot;],&quot;uri&quot;:[&quot;http://zotero.org/users/1142741/items/6LDQRECP&quot;],&quot;itemData&quot;:{&quot;id&quot;:1113,&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QkpqonaCax"/><text:span text:style-name="T1">(Oksanen et al., 2017)</text:span><text:reference-mark-end text:name="ZOTERO_ITEM CSL_CITATION {&quot;citationID&quot;:&quot;zz84nEDt&quot;,&quot;properties&quot;:{&quot;formattedCitation&quot;:&quot;(Oksanen et al., 2017)&quot;,&quot;plainCitation&quot;:&quot;(Oksanen et al., 2017)&quot;,&quot;noteIndex&quot;:0},&quot;citationItems&quot;:[{&quot;id&quot;:1113,&quot;uris&quot;:[&quot;http://zotero.org/users/1142741/items/6LDQRECP&quot;],&quot;uri&quot;:[&quot;http://zotero.org/users/1142741/items/6LDQRECP&quot;],&quot;itemData&quot;:{&quot;id&quot;:1113,&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QkpqonaCax"/><text:span text:style-name="T1">. Ecological patterns of interest detected in spatial analysis were visualized by mapping Bray-Curtis distance of all wood or leaf samples from a single point of interest (indicated by PCNM vectors), on maps of the reserve and in NMS ordinations.</text:span></text:p>
      <text:p text:style-name="P1"/>
      <text:p text:style-name="P1">Mycobiome of a single host, <text:span text:style-name="T9">Helicia</text:span><text:span text:style-name="T7"> </text:span><text:span text:style-name="T9">formosana</text:span></text:p>
      <text:p text:style-name="P1"/>
      <text:p text:style-name="P1">To examine ecological patterns of mycobiomes without variation resulting from host tree species, the fungal endophytes of a single host tree, <text:span text:style-name="T9">Helicia</text:span><text:span text:style-name="T7"> </text:span><text:span text:style-name="T9">formosana</text:span> Lour. &amp; Hemsl, were examined. This was the host tree for which the most samples (leaves, n=31; wood n=22) were available. Environmental effects on endophyte community were tested with PERMANOVA models of <text:span text:style-name="T9">H. formosana</text:span> wood and leaf endophytes against the environmental variables of vegetation class and topography. Spatial patterns were tested by constructing biologically informative PCNM vectors as above, using the subsetted matrix of sites where samples were from <text:span text:style-name="T9">H. formosana</text:span> trees. To further visualize, a single sample of interest indicated by the PCNM vectors was used as a center of comparison for all other samples. Bray-Curtis dissimilarity values resulting from comparison were then plotted onto a map of Fushan FDP.</text:p>
      <text:p text:style-name="P1"/>
      <text:p text:style-name="P1">Core fungi of <text:span text:style-name="T9">Helicia</text:span><text:span text:style-name="T7"> </text:span><text:span text:style-name="T9">formosana</text:span></text:p>
      <text:p text:style-name="P1"/>
      <text:p text:style-name="Preformatted_20_Text"><text:span text:style-name="T1">To test for the presence of a core mycobiome, cooccurrence analysis was conducted on the all-host, all- endophyte species-using a pairwise, probabilistic model </text:span><text:reference-mark-start text:name="ZOTERO_ITEM CSL_CITATION {&quot;citationID&quot;:&quot;RsvKQKKp&quot;,&quot;properties&quot;:{&quot;formattedCitation&quot;:&quot;(Griffith et al., 2016; Veech, 2013)&quot;,&quot;plainCitation&quot;:&quot;(Griffith et al., 2016; Veech, 2013)&quot;,&quot;noteIndex&quot;:0},&quot;citationItems&quot;:[{&quot;id&quot;:1114,&quot;uris&quot;:[&quot;http://zotero.org/users/1142741/items/Y7Z254HX&quot;],&quot;uri&quot;:[&quot;http://zotero.org/users/1142741/items/Y7Z254HX&quot;],&quot;itemData&quot;:{&quot;id&quot;:1114,&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id&quot;:1134,&quot;uris&quot;:[&quot;http://zotero.org/users/1142741/items/QMD82YWF&quot;],&quot;uri&quot;:[&quot;http://zotero.org/users/1142741/items/QMD82YWF&quot;],&quot;itemData&quot;:{&quot;id&quot;:1134,&quot;type&quot;:&quot;article-journal&quot;,&quot;title&quot;:&quot;A probabilistic model for analysing species co-occurrence&quot;,&quot;container-title&quot;:&quot;Global Ecology and Biogeography&quot;,&quot;page&quot;:&quot;252-260&quot;,&quot;volume&quot;:&quot;22&quot;,&quot;issue&quot;:&quot;2&quot;,&quot;source&quot;:&quot;Wiley Online Library&quot;,&quot;abstract&quot;:&quot;Aim To develop a new probabilistic model that can be used to test for statistically significant pair-wise patterns of species co-occurrence. The model gives the probability that two species would co-occur at a frequency less than (or greater than) the observed frequency if the two species were distributed independently of one another among a set of sites. The model can be used to classify species associations as negative, positive or random. Innovation Historically, the analysis of species co-occurrence has involved the use of data randomization. An observed species presence–absence matrix is compared with randomized matrices to determine if the observed matrix has structure, either an excess or deficit of species positively or negatively associated with each other. The computer algorithms used to randomize matrices can sometimes produce Type I and Type II errors (when the randomization algorithm produces a biased set of all possible matrices) due to the randomization process itself. The probabilistic model does not rely on any data randomization, hence it has a very low Type I error rate and is powerful having a low Type II error rate. Main conclusions When applied to 10 different data sets the probabilistic model revealed significant positive and negative species associations in most of the data sets. Compared with previous analyses the model tended to find fewer significant associations; this may indicate a generally low rate of Type I error in the model. The model is easy to implement and requires no special software. The model could potentially transform the way that ecologists test for species co-occurrence in a wide range of ecological studies.&quot;,&quot;DOI&quot;:&quot;10.1111/j.1466-8238.2012.00789.x&quot;,&quot;ISSN&quot;:&quot;1466-8238&quot;,&quot;language&quot;:&quot;en&quot;,&quot;author&quot;:[{&quot;family&quot;:&quot;Veech&quot;,&quot;given&quot;:&quot;Joseph A.&quot;}],&quot;issued&quot;:{&quot;date-parts&quot;:[[&quot;2013&quot;,2,1]]}}}],&quot;schema&quot;:&quot;https://github.com/citation-style-language/schema/raw/master/csl-citation.json&quot;} RND1csqKGvt2c"/><text:span text:style-name="T1">(Griffith et al., 2016; Veech, 2013)</text:span><text:reference-mark-end text:name="ZOTERO_ITEM CSL_CITATION {&quot;citationID&quot;:&quot;RsvKQKKp&quot;,&quot;properties&quot;:{&quot;formattedCitation&quot;:&quot;(Griffith et al., 2016; Veech, 2013)&quot;,&quot;plainCitation&quot;:&quot;(Griffith et al., 2016; Veech, 2013)&quot;,&quot;noteIndex&quot;:0},&quot;citationItems&quot;:[{&quot;id&quot;:1114,&quot;uris&quot;:[&quot;http://zotero.org/users/1142741/items/Y7Z254HX&quot;],&quot;uri&quot;:[&quot;http://zotero.org/users/1142741/items/Y7Z254HX&quot;],&quot;itemData&quot;:{&quot;id&quot;:1114,&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id&quot;:1134,&quot;uris&quot;:[&quot;http://zotero.org/users/1142741/items/QMD82YWF&quot;],&quot;uri&quot;:[&quot;http://zotero.org/users/1142741/items/QMD82YWF&quot;],&quot;itemData&quot;:{&quot;id&quot;:1134,&quot;type&quot;:&quot;article-journal&quot;,&quot;title&quot;:&quot;A probabilistic model for analysing species co-occurrence&quot;,&quot;container-title&quot;:&quot;Global Ecology and Biogeography&quot;,&quot;page&quot;:&quot;252-260&quot;,&quot;volume&quot;:&quot;22&quot;,&quot;issue&quot;:&quot;2&quot;,&quot;source&quot;:&quot;Wiley Online Library&quot;,&quot;abstract&quot;:&quot;Aim To develop a new probabilistic model that can be used to test for statistically significant pair-wise patterns of species co-occurrence. The model gives the probability that two species would co-occur at a frequency less than (or greater than) the observed frequency if the two species were distributed independently of one another among a set of sites. The model can be used to classify species associations as negative, positive or random. Innovation Historically, the analysis of species co-occurrence has involved the use of data randomization. An observed species presence–absence matrix is compared with randomized matrices to determine if the observed matrix has structure, either an excess or deficit of species positively or negatively associated with each other. The computer algorithms used to randomize matrices can sometimes produce Type I and Type II errors (when the randomization algorithm produces a biased set of all possible matrices) due to the randomization process itself. The probabilistic model does not rely on any data randomization, hence it has a very low Type I error rate and is powerful having a low Type II error rate. Main conclusions When applied to 10 different data sets the probabilistic model revealed significant positive and negative species associations in most of the data sets. Compared with previous analyses the model tended to find fewer significant associations; this may indicate a generally low rate of Type I error in the model. The model is easy to implement and requires no special software. The model could potentially transform the way that ecologists test for species co-occurrence in a wide range of ecological studies.&quot;,&quot;DOI&quot;:&quot;10.1111/j.1466-8238.2012.00789.x&quot;,&quot;ISSN&quot;:&quot;1466-8238&quot;,&quot;language&quot;:&quot;en&quot;,&quot;author&quot;:[{&quot;family&quot;:&quot;Veech&quot;,&quot;given&quot;:&quot;Joseph A.&quot;}],&quot;issued&quot;:{&quot;date-parts&quot;:[[&quot;2013&quot;,2,1]]}}}],&quot;schema&quot;:&quot;https://github.com/citation-style-language/schema/raw/master/csl-citation.json&quot;} RND1csqKGvt2c"/><text:span text:style-name="T1">. Core mycobiomes of hosts were defined as the subset of fungi that showed strong cooccurrence associations with a host. Strong associations were defined as those with probabilities under null models of random association corrected to a Benjamini-Hochberg false discovery rate (FDR) of 0.05 or less. Fungal OTUs found to be strongly cooccurring with </text:span><text:span text:style-name="T10">H. formosana</text:span><text:span text:style-name="T1"> were used to populate a species composition matrix of just these core species as columns, with rows of just sites where </text:span><text:span text:style-name="T10">H. formosana</text:span><text:span text:style-name="T1"> was sampled. Patterns of this subset of core fungi were then visualized by first calculating Bray-Curtis dissimilarity distance of each sample (row) of this subsetted “core matrix” from an idealized core mycobiome row that contained all members of the core fungi. These values were then mapped on the Fushan FDP plot. Taxonomic assignments for these fungi were conducted </text:span><text:soft-page-break/><text:span text:style-name="T1">using the UNITE database</text:span><text:reference-mark-start text:name="ZOTERO_ITEM CSL_CITATION {&quot;citationID&quot;:&quot;PBh4n9oA&quot;,&quot;properties&quot;:{&quot;formattedCitation&quot;:&quot;(K\\uc0\\u245{}ljalg et al., 2013)&quot;,&quot;plainCitation&quot;:&quot;(Kõljalg et al., 2013)&quot;,&quot;noteIndex&quot;:0},&quot;citationItems&quot;:[{&quot;id&quot;:911,&quot;uris&quot;:[&quot;http://zotero.org/users/1142741/items/B9M4X48Y&quot;],&quot;uri&quot;:[&quot;http://zotero.org/users/1142741/items/B9M4X48Y&quot;],&quot;itemData&quot;:{&quot;id&quot;:911,&quot;type&quot;:&quot;article-journal&quot;,&quot;title&quot;:&quot;Towards a unified paradigm for sequence-based identification of fungi&quot;,&quot;container-title&quot;:&quot;Molecular Ecology&quot;,&quot;page&quot;:&quot;5271-5277&quot;,&quot;volume&quot;:&quot;22&quot;,&quot;issue&quot;:&quot;21&quot;,&quot;source&quot;:&quot;Wiley Online Library&quot;,&quot;abstract&quot;:&quot;The nuclear ribosomal internal transcribed spacer (ITS) region is the formal fungal barcode and in most cases the marker of choice for the exploration of fungal diversity in environmental samples. Two problems are particularly acute in the pursuit of satisfactory taxonomic assignment of newly generated ITS sequences: (i) the lack of an inclusive, reliable public reference data set and (ii) the lack of means to refer to fungal species, for which no Latin name is available in a standardized stable way. Here, we report on progress in these regards through further development of the UNITE database (http://unite.ut.ee) for molecular identification of fungi. All fungal species represented by at least two ITS sequences in the international nucleotide sequence databases are now given a unique, stable name of the accession number type (e.g. Hymenoscyphus pseudoalbidus|GU586904|SH133781.05FU), and their taxonomic and ecological annotations were corrected as far as possible through a distributed, third-party annotation effort. We introduce the term ‘species hypothesis’ (SH) for the taxa discovered in clustering on different similarity thresholds (97–99%). An automatically or manually designated sequence is chosen to represent each such SH. These reference sequences are released (http://unite.ut.ee/repository.php) for use by the scientific community in, for example, local sequence similarity searches and in the QIIME pipeline. The system and the data will be updated automatically as the number of public fungal ITS sequences grows. We invite everybody in the position to improve the annotation or metadata associated with their particular fungal lineages of expertise to do so through the new Web-based sequence management system in UNITE.&quot;,&quot;DOI&quot;:&quot;10.1111/mec.12481&quot;,&quot;ISSN&quot;:&quot;1365-294X&quot;,&quot;journalAbbreviation&quot;:&quot;Mol Ecol&quot;,&quot;language&quot;:&quot;en&quot;,&quot;author&quot;:[{&quot;family&quot;:&quot;Kõljalg&quot;,&quot;given&quot;:&quot;Urmas&quot;},{&quot;family&quot;:&quot;Nilsson&quot;,&quot;given&quot;:&quot;R. Henrik&quot;},{&quot;family&quot;:&quot;Abarenkov&quot;,&quot;given&quot;:&quot;Kessy&quot;},{&quot;family&quot;:&quot;Tedersoo&quot;,&quot;given&quot;:&quot;Leho&quot;},{&quot;family&quot;:&quot;Taylor&quot;,&quot;given&quot;:&quot;Andy F. S.&quot;},{&quot;family&quot;:&quot;Bahram&quot;,&quot;given&quot;:&quot;Mohammad&quot;},{&quot;family&quot;:&quot;Bates&quot;,&quot;given&quot;:&quot;Scott T.&quot;},{&quot;family&quot;:&quot;Bruns&quot;,&quot;given&quot;:&quot;Thomas D.&quot;},{&quot;family&quot;:&quot;Bengtsson-Palme&quot;,&quot;given&quot;:&quot;Johan&quot;},{&quot;family&quot;:&quot;Callaghan&quot;,&quot;given&quot;:&quot;Tony M.&quot;},{&quot;family&quot;:&quot;Douglas&quot;,&quot;given&quot;:&quot;Brian&quot;},{&quot;family&quot;:&quot;Drenkhan&quot;,&quot;given&quot;:&quot;Tiia&quot;},{&quot;family&quot;:&quot;Eberhardt&quot;,&quot;given&quot;:&quot;Ursula&quot;},{&quot;family&quot;:&quot;Dueñas&quot;,&quot;given&quot;:&quot;Margarita&quot;},{&quot;family&quot;:&quot;Grebenc&quot;,&quot;given&quot;:&quot;Tine&quot;},{&quot;family&quot;:&quot;Griffith&quot;,&quot;given&quot;:&quot;Gareth W.&quot;},{&quot;family&quot;:&quot;Hartmann&quot;,&quot;given&quot;:&quot;Martin&quot;},{&quot;family&quot;:&quot;Kirk&quot;,&quot;given&quot;:&quot;Paul M.&quot;},{&quot;family&quot;:&quot;Kohout&quot;,&quot;given&quot;:&quot;Petr&quot;},{&quot;family&quot;:&quot;Larsson&quot;,&quot;given&quot;:&quot;Ellen&quot;},{&quot;family&quot;:&quot;Lindahl&quot;,&quot;given&quot;:&quot;Björn D.&quot;},{&quot;family&quot;:&quot;Lücking&quot;,&quot;given&quot;:&quot;Robert&quot;},{&quot;family&quot;:&quot;Martín&quot;,&quot;given&quot;:&quot;María P.&quot;},{&quot;family&quot;:&quot;Matheny&quot;,&quot;given&quot;:&quot;P. Brandon&quot;},{&quot;family&quot;:&quot;Nguyen&quot;,&quot;given&quot;:&quot;Nhu H.&quot;},{&quot;family&quot;:&quot;Niskanen&quot;,&quot;given&quot;:&quot;Tuula&quot;},{&quot;family&quot;:&quot;Oja&quot;,&quot;given&quot;:&quot;Jane&quot;},{&quot;family&quot;:&quot;Peay&quot;,&quot;given&quot;:&quot;Kabir G.&quot;},{&quot;family&quot;:&quot;Peintner&quot;,&quot;given&quot;:&quot;Ursula&quot;},{&quot;family&quot;:&quot;Peterson&quot;,&quot;given&quot;:&quot;Marko&quot;},{&quot;family&quot;:&quot;Põldmaa&quot;,&quot;given&quot;:&quot;Kadri&quot;},{&quot;family&quot;:&quot;Saag&quot;,&quot;given&quot;:&quot;Lauri&quot;},{&quot;family&quot;:&quot;Saar&quot;,&quot;given&quot;:&quot;Irja&quot;},{&quot;family&quot;:&quot;Schüßler&quot;,&quot;given&quot;:&quot;Arthur&quot;},{&quot;family&quot;:&quot;Scott&quot;,&quot;given&quot;:&quot;James A.&quot;},{&quot;family&quot;:&quot;Senés&quot;,&quot;given&quot;:&quot;Carolina&quot;},{&quot;family&quot;:&quot;Smith&quot;,&quot;given&quot;:&quot;Matthew E.&quot;},{&quot;family&quot;:&quot;Suija&quot;,&quot;given&quot;:&quot;Ave&quot;},{&quot;family&quot;:&quot;Taylor&quot;,&quot;given&quot;:&quot;D. Lee&quot;},{&quot;family&quot;:&quot;Telleria&quot;,&quot;given&quot;:&quot;M. Teresa&quot;},{&quot;family&quot;:&quot;Weiss&quot;,&quot;given&quot;:&quot;Michael&quot;},{&quot;family&quot;:&quot;Larsson&quot;,&quot;given&quot;:&quot;Karl-Henrik&quot;}],&quot;issued&quot;:{&quot;date-parts&quot;:[[&quot;2013&quot;,11,1]]}}}],&quot;schema&quot;:&quot;https://github.com/citation-style-language/schema/raw/master/csl-citation.json&quot;} RNDxkhbeDLIjF"/><text:span text:style-name="T6">(Kõljalg et al., 2013)</text:span><text:reference-mark-end text:name="ZOTERO_ITEM CSL_CITATION {&quot;citationID&quot;:&quot;PBh4n9oA&quot;,&quot;properties&quot;:{&quot;formattedCitation&quot;:&quot;(K\\uc0\\u245{}ljalg et al., 2013)&quot;,&quot;plainCitation&quot;:&quot;(Kõljalg et al., 2013)&quot;,&quot;noteIndex&quot;:0},&quot;citationItems&quot;:[{&quot;id&quot;:911,&quot;uris&quot;:[&quot;http://zotero.org/users/1142741/items/B9M4X48Y&quot;],&quot;uri&quot;:[&quot;http://zotero.org/users/1142741/items/B9M4X48Y&quot;],&quot;itemData&quot;:{&quot;id&quot;:911,&quot;type&quot;:&quot;article-journal&quot;,&quot;title&quot;:&quot;Towards a unified paradigm for sequence-based identification of fungi&quot;,&quot;container-title&quot;:&quot;Molecular Ecology&quot;,&quot;page&quot;:&quot;5271-5277&quot;,&quot;volume&quot;:&quot;22&quot;,&quot;issue&quot;:&quot;21&quot;,&quot;source&quot;:&quot;Wiley Online Library&quot;,&quot;abstract&quot;:&quot;The nuclear ribosomal internal transcribed spacer (ITS) region is the formal fungal barcode and in most cases the marker of choice for the exploration of fungal diversity in environmental samples. Two problems are particularly acute in the pursuit of satisfactory taxonomic assignment of newly generated ITS sequences: (i) the lack of an inclusive, reliable public reference data set and (ii) the lack of means to refer to fungal species, for which no Latin name is available in a standardized stable way. Here, we report on progress in these regards through further development of the UNITE database (http://unite.ut.ee) for molecular identification of fungi. All fungal species represented by at least two ITS sequences in the international nucleotide sequence databases are now given a unique, stable name of the accession number type (e.g. Hymenoscyphus pseudoalbidus|GU586904|SH133781.05FU), and their taxonomic and ecological annotations were corrected as far as possible through a distributed, third-party annotation effort. We introduce the term ‘species hypothesis’ (SH) for the taxa discovered in clustering on different similarity thresholds (97–99%). An automatically or manually designated sequence is chosen to represent each such SH. These reference sequences are released (http://unite.ut.ee/repository.php) for use by the scientific community in, for example, local sequence similarity searches and in the QIIME pipeline. The system and the data will be updated automatically as the number of public fungal ITS sequences grows. We invite everybody in the position to improve the annotation or metadata associated with their particular fungal lineages of expertise to do so through the new Web-based sequence management system in UNITE.&quot;,&quot;DOI&quot;:&quot;10.1111/mec.12481&quot;,&quot;ISSN&quot;:&quot;1365-294X&quot;,&quot;journalAbbreviation&quot;:&quot;Mol Ecol&quot;,&quot;language&quot;:&quot;en&quot;,&quot;author&quot;:[{&quot;family&quot;:&quot;Kõljalg&quot;,&quot;given&quot;:&quot;Urmas&quot;},{&quot;family&quot;:&quot;Nilsson&quot;,&quot;given&quot;:&quot;R. Henrik&quot;},{&quot;family&quot;:&quot;Abarenkov&quot;,&quot;given&quot;:&quot;Kessy&quot;},{&quot;family&quot;:&quot;Tedersoo&quot;,&quot;given&quot;:&quot;Leho&quot;},{&quot;family&quot;:&quot;Taylor&quot;,&quot;given&quot;:&quot;Andy F. S.&quot;},{&quot;family&quot;:&quot;Bahram&quot;,&quot;given&quot;:&quot;Mohammad&quot;},{&quot;family&quot;:&quot;Bates&quot;,&quot;given&quot;:&quot;Scott T.&quot;},{&quot;family&quot;:&quot;Bruns&quot;,&quot;given&quot;:&quot;Thomas D.&quot;},{&quot;family&quot;:&quot;Bengtsson-Palme&quot;,&quot;given&quot;:&quot;Johan&quot;},{&quot;family&quot;:&quot;Callaghan&quot;,&quot;given&quot;:&quot;Tony M.&quot;},{&quot;family&quot;:&quot;Douglas&quot;,&quot;given&quot;:&quot;Brian&quot;},{&quot;family&quot;:&quot;Drenkhan&quot;,&quot;given&quot;:&quot;Tiia&quot;},{&quot;family&quot;:&quot;Eberhardt&quot;,&quot;given&quot;:&quot;Ursula&quot;},{&quot;family&quot;:&quot;Dueñas&quot;,&quot;given&quot;:&quot;Margarita&quot;},{&quot;family&quot;:&quot;Grebenc&quot;,&quot;given&quot;:&quot;Tine&quot;},{&quot;family&quot;:&quot;Griffith&quot;,&quot;given&quot;:&quot;Gareth W.&quot;},{&quot;family&quot;:&quot;Hartmann&quot;,&quot;given&quot;:&quot;Martin&quot;},{&quot;family&quot;:&quot;Kirk&quot;,&quot;given&quot;:&quot;Paul M.&quot;},{&quot;family&quot;:&quot;Kohout&quot;,&quot;given&quot;:&quot;Petr&quot;},{&quot;family&quot;:&quot;Larsson&quot;,&quot;given&quot;:&quot;Ellen&quot;},{&quot;family&quot;:&quot;Lindahl&quot;,&quot;given&quot;:&quot;Björn D.&quot;},{&quot;family&quot;:&quot;Lücking&quot;,&quot;given&quot;:&quot;Robert&quot;},{&quot;family&quot;:&quot;Martín&quot;,&quot;given&quot;:&quot;María P.&quot;},{&quot;family&quot;:&quot;Matheny&quot;,&quot;given&quot;:&quot;P. Brandon&quot;},{&quot;family&quot;:&quot;Nguyen&quot;,&quot;given&quot;:&quot;Nhu H.&quot;},{&quot;family&quot;:&quot;Niskanen&quot;,&quot;given&quot;:&quot;Tuula&quot;},{&quot;family&quot;:&quot;Oja&quot;,&quot;given&quot;:&quot;Jane&quot;},{&quot;family&quot;:&quot;Peay&quot;,&quot;given&quot;:&quot;Kabir G.&quot;},{&quot;family&quot;:&quot;Peintner&quot;,&quot;given&quot;:&quot;Ursula&quot;},{&quot;family&quot;:&quot;Peterson&quot;,&quot;given&quot;:&quot;Marko&quot;},{&quot;family&quot;:&quot;Põldmaa&quot;,&quot;given&quot;:&quot;Kadri&quot;},{&quot;family&quot;:&quot;Saag&quot;,&quot;given&quot;:&quot;Lauri&quot;},{&quot;family&quot;:&quot;Saar&quot;,&quot;given&quot;:&quot;Irja&quot;},{&quot;family&quot;:&quot;Schüßler&quot;,&quot;given&quot;:&quot;Arthur&quot;},{&quot;family&quot;:&quot;Scott&quot;,&quot;given&quot;:&quot;James A.&quot;},{&quot;family&quot;:&quot;Senés&quot;,&quot;given&quot;:&quot;Carolina&quot;},{&quot;family&quot;:&quot;Smith&quot;,&quot;given&quot;:&quot;Matthew E.&quot;},{&quot;family&quot;:&quot;Suija&quot;,&quot;given&quot;:&quot;Ave&quot;},{&quot;family&quot;:&quot;Taylor&quot;,&quot;given&quot;:&quot;D. Lee&quot;},{&quot;family&quot;:&quot;Telleria&quot;,&quot;given&quot;:&quot;M. Teresa&quot;},{&quot;family&quot;:&quot;Weiss&quot;,&quot;given&quot;:&quot;Michael&quot;},{&quot;family&quot;:&quot;Larsson&quot;,&quot;given&quot;:&quot;Karl-Henrik&quot;}],&quot;issued&quot;:{&quot;date-parts&quot;:[[&quot;2013&quot;,11,1]]}}}],&quot;schema&quot;:&quot;https://github.com/citation-style-language/schema/raw/master/csl-citation.json&quot;} RNDxkhbeDLIjF"/><text:span text:style-name="T1">, formatted for use as a database for the USEARCH UTAX command</text:span><text:reference-mark-start text:name="ZOTERO_ITEM CSL_CITATION {&quot;citationID&quot;:&quot;FMnh0iIv&quot;,&quot;properties&quot;:{&quot;formattedCitation&quot;:&quot;(Edgar, 2013)&quot;,&quot;plainCitation&quot;:&quot;(Edgar, 2013)&quot;,&quot;noteIndex&quot;:0},&quot;citationItems&quot;:[{&quot;id&quot;:901,&quot;uris&quot;:[&quot;http://zotero.org/users/1142741/items/8YUG67UY&quot;],&quot;uri&quot;:[&quot;http://zotero.org/users/1142741/items/8YUG67UY&quot;],&quot;itemData&quot;:{&quot;id&quot;:901,&quot;type&quot;:&quot;article-journal&quot;,&quot;title&quot;:&quot;UPARSE: highly accurate OTU sequences from microbial amplicon reads&quot;,&quot;container-title&quot;:&quot;Nature Methods&quot;,&quot;page&quot;:&quot;996-998&quot;,&quot;volume&quot;:&quot;10&quot;,&quot;issue&quot;:&quot;10&quot;,&quot;source&quot;:&quot;www.nature.com&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DOI&quot;:&quot;10.1038/nmeth.2604&quot;,&quot;ISSN&quot;:&quot;1548-7105&quot;,&quot;shortTitle&quot;:&quot;UPARSE&quot;,&quot;language&quot;:&quot;en&quot;,&quot;author&quot;:[{&quot;family&quot;:&quot;Edgar&quot;,&quot;given&quot;:&quot;Robert C.&quot;}],&quot;issued&quot;:{&quot;date-parts&quot;:[[&quot;2013&quot;,10]]}}}],&quot;schema&quot;:&quot;https://github.com/citation-style-language/schema/raw/master/csl-citation.json&quot;} RNDUfApjFdyas"/><text:span text:style-name="T1">(Edgar, 2013)</text:span><text:reference-mark-end text:name="ZOTERO_ITEM CSL_CITATION {&quot;citationID&quot;:&quot;FMnh0iIv&quot;,&quot;properties&quot;:{&quot;formattedCitation&quot;:&quot;(Edgar, 2013)&quot;,&quot;plainCitation&quot;:&quot;(Edgar, 2013)&quot;,&quot;noteIndex&quot;:0},&quot;citationItems&quot;:[{&quot;id&quot;:901,&quot;uris&quot;:[&quot;http://zotero.org/users/1142741/items/8YUG67UY&quot;],&quot;uri&quot;:[&quot;http://zotero.org/users/1142741/items/8YUG67UY&quot;],&quot;itemData&quot;:{&quot;id&quot;:901,&quot;type&quot;:&quot;article-journal&quot;,&quot;title&quot;:&quot;UPARSE: highly accurate OTU sequences from microbial amplicon reads&quot;,&quot;container-title&quot;:&quot;Nature Methods&quot;,&quot;page&quot;:&quot;996-998&quot;,&quot;volume&quot;:&quot;10&quot;,&quot;issue&quot;:&quot;10&quot;,&quot;source&quot;:&quot;www.nature.com&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DOI&quot;:&quot;10.1038/nmeth.2604&quot;,&quot;ISSN&quot;:&quot;1548-7105&quot;,&quot;shortTitle&quot;:&quot;UPARSE&quot;,&quot;language&quot;:&quot;en&quot;,&quot;author&quot;:[{&quot;family&quot;:&quot;Edgar&quot;,&quot;given&quot;:&quot;Robert C.&quot;}],&quot;issued&quot;:{&quot;date-parts&quot;:[[&quot;2013&quot;,10]]}}}],&quot;schema&quot;:&quot;https://github.com/citation-style-language/schema/raw/master/csl-citation.json&quot;} RNDUfApjFdyas"/><text:span text:style-name="T1">. <text:s/></text:span></text:p>
      <text:p text:style-name="P1"/>
      <text:p text:style-name="P1">Results</text:p>
      <text:p text:style-name="P1"/>
      <text:p text:style-name="P1">Mycobiome of all hosts:</text:p>
      <text:p text:style-name="P1"/>
      <text:p text:style-name="P1">Endophyte community composition, wood vs. leaves:</text:p>
      <text:p text:style-name="P1"/>
      <text:p text:style-name="P1">After variance-stabilization, the wood endophyte library contained 1477 OTUs and the leaf library contained 794 OTUs. They shared 220 mutually-detected OTUs. (Fig. 4) Both leaf and wood samples were dominated by Ascomycota (91% of OTUs in leaves, 83% in wood), but a larger percentage of wood OTUs matched to Basidiomycota (15% of OTUs in wood, compared to 8% of reads in leaves). <text:s/>This larger percentage of Basidiomycetes was due mostly to a larger diversity of Agaricomycetes and Tremellomycetes present in the wood (Fig. 4). Within Ascomycota, both leaf and wood samples contained high percentages of Sordariomycetes, Dothideomycetes, and Eurotiomycetes. <text:s/>Dothideomycetes were present in higher relative diversity in the wood (32% of all OTUs) than in leaf samples (23% of all OTUs). The opposite was true for Sordariomycetes, which were 41% of leaf endophyte OTUs, compared to 18% of wood OTUs . As noted above, all ecological analyses were transformed to incidence data, so that the basic ecological unit for all following analyses was an non- zero observation of an OTU in a sample after cutoffs were subtracted, regardless of read abundance. <text:s/>Trends in numbers of observations parallel patterns in OTU diversity (Fig. 4); if a class of fungi contained a large diversity of OTUs, it also tended to be observed often throughout the study site. <text:s/>Leaf and wood endophyte communities are distinct, even when analyses are constrained to only species present in both Illumina libraries (PERMANOVA, F(1, 206) = 34.5, p &lt; 0.01, R2 = 0.14, permutations = 10000) (Fig. 5).</text:p>
      <text:p text:style-name="P1"/>
      <text:p text:style-name="P1">Host effects on endophyte community composition:</text:p>
      <text:p text:style-name="P1"/>
      <text:p text:style-name="P1">Host species is the strongest single predictor of similarity within both leaf (PERMANOVA, F(33, 89) = 2.1, p &lt; 0.01, R2 =0.44, permutations = 10000) C and wood endophyte communities (PERMANOVA, F(29,61) = 1.48, p &lt; 0.01, R2 = 0.41, permutations = 10000) (Fig. 6).</text:p>
      <text:p text:style-name="P1"/>
      <text:p text:style-name="P1">Environmental effects on endophyte community composition:</text:p>
      <text:p text:style-name="P1"/>
      <text:p text:style-name="P1">Taken alone, composite environmental variables are predictors of similarity in both wood endophyte communities (surrounding above-ground vegetative community: (PERMANOVA, F(3,87) = 1.5, p &lt; 0.01, R2 = 0.05, permutations = 10000), micro-topographic conditions (PERMANOVA, F(6,84) = 1.28, p &lt; 0.01, R2 = 0.08, permutations = 10000), and also in leaf endophyte communities (surrounding above-ground vegetative community: (PERMANOVA, F(3, 119) = 2.19, p &lt; 0.01, R2 = .05, permutations = 10000), micro-topographic conditions (PERMANOVA, F(6, 116) = 1.31, p &lt; 0.01, R2 = 0.06, permutations = 10000). <text:s/></text:p>
      <text:p text:style-name="P1"/>
      <text:p text:style-name="P1">Spatial patterns all-host mycobiomes</text:p>
      <text:p text:style-name="P1"/>
      <text:p text:style-name="P1">Mantel tests:</text:p>
      <text:p text:style-name="P1"/>
      <text:p text:style-name="P1">Wood endophyte community displayed a weak pattern of community-turnover/distance-decay over the entire study area (Mantel's r = 0.07, p = 0.031) (Fig. 7). Leaf communities displayed no global distance decay relationship (Mantel's r = -0.01, p = 0.67), but displayed local negative autocorrelation in comparisons of samples approximately 200 meters apart (Mantel correlogram, Mantel's r = -0.10, p &lt; 0.05) (Fig. 7 indicating that some portion of these samples at this distance apart contained communities more similar than expected under a null model of complete <text:soft-page-break/>spatial randomness. <text:s/></text:p>
      <text:p text:style-name="P1"/>
      <text:p text:style-name="P1">dbMEM analyses</text:p>
      <text:p text:style-name="P1"/>
      <text:p text:style-name="P1">Our sampling scheme yielded 5 biologically significant PCNM vectors for leaf samples, explaining 6.6% of endophyte community variation (Redundancy analysis, constrained inertia = 0.06, Unconstrained inertia = 0.89, F(5,117) = 1.65, P &lt; 0.01). Three of five of these PCNM vectors can be considered part of a general north-south pattern that can be combined/detrended as such, and the smallest scale PCNM is probably indicative of endogenous autocorrelation (Borcard et al., 2011) . The remaining PCNM vector centers on the hill of the Fushan FDP (Fig. 8), and correlates strongly with environmental variables of topography and vegetative community (Linear model/multiple regression, adj-R2=0.64, F(9,113)=25.65, p &lt; 0.01), highlighting this point as important focal point for further comparisons. For leaves, this hilltop point is consistently central in all stable NMS solutions of similarity among all-host comparisons (Fig. 9), and community dissimilarity from this hilltop point is a predictor of dissimilarity among all points ((PERMANOVA, F(1,121) = 8.6, p &lt; 0.01, R2 = 0.067, permutations = 10000).</text:p>
      <text:p text:style-name="P1"/>
      <text:p text:style-name="P1">From wood endophyte samples, 4 biologically significant PCNM vectors were described, explaining 6% of variation (Redundancy analysis, constrained inertia = 0.06, Unconstrained inertia = 0.89, F(5,117) = 1.65, P &lt; 0.01). One PCNM correlates strongly with topographical variables (Linear model/multiple regression, adj-R2=.78, F(9,81)=36.39, p &lt; 0.01) and is also centered on the hilltop (Fig. 8). Two of the remaining PCNMs for wood probably represent fine-scale endogenous autocorrelation and the final is not explained well by available variables or visual inspection. <text:s/>Mycobiome of a single host, <text:span text:style-name="T9">Helicia</text:span><text:span text:style-name="T7"> </text:span><text:span text:style-name="T9">formosana</text:span></text:p>
      <text:p text:style-name="P1"/>
      <text:p text:style-name="P1">Environmental variables were not found to directly explain any variance in community of H. <text:s/><text:span text:style-name="T9">formosana</text:span> endophytes, for leaves (PERMANOVA, permutations=10000. Topography: F(4,26) = 0.80, p = 0.89, R2 = 0.11. Vegetative community: F(3,27) = 1.13, p = 0.24, R2 = 0.11), or wood (Topography: F(4,17) = 1.03, p =0.31, R2 = 0.20, permutations. Vegetative community: F(3,18) = 1.07, p = 0.23, R2 = 0.15). Leaf and wood endophyte community each yielded one biologically significant PCNM vector (RDA, leaves: constrained inertia = 0.044, Unconstrained inertia = 0.72, F(1,29) = 1.78, P &lt; 0.01. RDA, wood: constrained inertia = 0.052, Unconstrained inertia = 0.75, F(1,20) = 1.38, P &lt; 0.01). These PCNMs both display a pattern of dissimilarity centered on the southwest valley (Fig. 10). <text:s/>Centering the Bray-Curtis comparisons on this region shows that leaf samples in this region share fungal OTUs (Fig. 11).</text:p>
      <text:p text:style-name="P1"/>
      <text:p text:style-name="P1">Cooccurrence analysis:</text:p>
      <text:p text:style-name="P1"/>
      <text:p text:style-name="P1">8 out of 774 possible fungal OTUs showed patterns of cooccurrence with <text:span text:style-name="T9">Helicia</text:span><text:span text:style-name="T7"> </text:span><text:span text:style-name="T9">formosana</text:span> in leaf tissue, and 10 out of 1477 possible taxa from wood tissues ( Table 1). These fungi were considered members of the <text:span text:style-name="T9">H. formosana</text:span> core mycobiome for further analysis.</text:p>
      <text:p text:style-name="P1"/>
      <text:p text:style-name="P1">Core fungi of <text:span text:style-name="T9">Helicia</text:span><text:span text:style-name="T7"> </text:span><text:span text:style-name="T9">formosana</text:span></text:p>
      <text:p text:style-name="P1"/>
      <text:p text:style-name="P1">No direct relationship between topographic and vegetative community and was detected in either leaf endophytes (PERMANOVA, permutations=10000. Topography: F(4,24) = 1.30, p = 0.26, R2 = 0.18. <text:s/>Vegetative community: F(3,25) = 0.57, p = 0.79, R2 = 0.06), or wood endophytes (PERMANOVA, permutations=10000. Topography: F(4,17) = 1.05, p = 0.35, R2 = 0.19. Vegetative community: F(3,18) = 0.86, p = 0.53, R2 = 0.13). Visual inspection of spatial patterns show that leaves within the southern valley of the plot contained relatively high proportions of core fungi (Fig. 12). Wood contained high proportions of core fungi consistently throughout the plot (Fig. 12). In leaves, presence or absence of just these core species in <text:soft-page-break/><text:span text:style-name="T9">H. formosana</text:span> leaf fungal communities is a partial predictor of entire fungal community structure (PERMANOVA, F(1, 29) = 3.38, p &lt; 0.01, R2 = .10, permutations = 10000), and for wood endophyte community structure (PERMANOVA, F(1, 20) = 1.29, p = 0.047, R2 = 0.06, permutations = 10000).</text:p>
      <text:p text:style-name="P1"/>
      <text:p text:style-name="P1">Summary comparison</text:p>
      <text:p text:style-name="P1"/>
      <text:p text:style-name="P1">The above analysis compared patterns of community dissimilarity at several levels (Fig. 13, Table 2). <text:s/>Wood and leaf endophytes of all host-trees showed an identical, high mean Bray-Curtis dissimilarity among all samples (all-host leaf endophyte mean BC=0.9, sd=0.10; wood endophyte mean BC=0.9, sd=0.07). samples are more similar to one another when considering only one host species, <text:span text:style-name="T9">Helicia</text:span><text:span text:style-name="T7"> </text:span><text:span text:style-name="T9">formosana</text:span> (leaf mean BC=0.78, sd =0.12; wood mean BC = 0.81, sd=0.07). This variation can then be partitioned into two groups: Non-core fungi from these hosts show a similar, high level of dissimilarity among samples (leaf mean BC=0.86, sd =0.11 ; wood mean BC = 0.86, sd=0.06). As expected, core fungi assemblages from <text:span text:style-name="T9">Helicia</text:span> samples have a lower mean BC (leaf mean BC=0.50, sd =0.27; wood mean BC = 0.40, sd=0.17). Leaf core fungi are more dynamic than wood, showing a higher mean Bray- Curtis dissimilarity and greater variance. <text:s/></text:p>
      <text:p text:style-name="P1"/>
      <text:p text:style-name="P1">Discussion</text:p>
      <text:p text:style-name="P1"/>
      <text:p text:style-name="Preformatted_20_Text"><text:span text:style-name="T1">The fungal mycobiomes of trees at Fushan FDP are highly variable, and we uncovered only a small part of the reason for their enormous variability. When all host trees are compared, the average dissimilarity between any two trees is extremely high, (Fig. 13, Table 2). Samples become somewhat more similar on average when constrained to a single host, for wood and leaves, a result of the strong effects of host (Fig. 6) . But we do see an assemblage of fungi, 8 species in leaves and 10 in wood, “the core” that behave differently. Removing these fungi from consideration brings the mycobiome of their host, </text:span><text:span text:style-name="T10">H. formosana</text:span><text:span text:style-name="T1">, nearly back to background levels of dissimilarity among samples of the entire study, indicating that these are the species through which host effects are manifested (Fig. 13). <text:s/>These two sets of core fungi show differing spatial patterns (Fig. 12). In leaves, these core fungi are most consistently present in the southern valley, and are often completely missing in other areas of the study. In wood, they are more "loyal", and coexist more reliably with </text:span><text:span text:style-name="T10">H</text:span><text:span text:style-name="T1">. </text:span><text:span text:style-name="T10">formosana</text:span><text:span text:style-name="T1"> throughout the plot. This may perhaps be due to the high rate of turnover in leaves, which are flushed mostly sterile </text:span><text:reference-mark-start text:name="ZOTERO_ITEM CSL_CITATION {&quot;citationID&quot;:&quot;bNNecnwM&quot;,&quot;properties&quot;:{&quot;formattedCitation&quot;:&quot;(Arnold and Herre, 2003)&quot;,&quot;plainCitation&quot;:&quot;(Arnold and Herre, 2003)&quot;,&quot;noteIndex&quot;:0},&quot;citationItems&quot;:[{&quot;id&quot;:780,&quot;uris&quot;:[&quot;http://zotero.org/users/1142741/items/KBSLCLHM&quot;],&quot;uri&quot;:[&quot;http://zotero.org/users/1142741/items/KBSLCLHM&quot;],&quot;itemData&quot;:{&quot;id&quot;:780,&quot;type&quot;:&quot;article-journal&quot;,&quot;title&quot;:&quot;Canopy cover and leaf age affect colonization by tropical fungal endophytes: Ecological pattern and process in Theobroma cacao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schema&quot;:&quot;https://github.com/citation-style-language/schema/raw/master/csl-citation.json&quot;} RND9GHuvQnUdT"/><text:span text:style-name="T1">(Arnold and Herre, 2003)</text:span><text:reference-mark-end text:name="ZOTERO_ITEM CSL_CITATION {&quot;citationID&quot;:&quot;bNNecnwM&quot;,&quot;properties&quot;:{&quot;formattedCitation&quot;:&quot;(Arnold and Herre, 2003)&quot;,&quot;plainCitation&quot;:&quot;(Arnold and Herre, 2003)&quot;,&quot;noteIndex&quot;:0},&quot;citationItems&quot;:[{&quot;id&quot;:780,&quot;uris&quot;:[&quot;http://zotero.org/users/1142741/items/KBSLCLHM&quot;],&quot;uri&quot;:[&quot;http://zotero.org/users/1142741/items/KBSLCLHM&quot;],&quot;itemData&quot;:{&quot;id&quot;:780,&quot;type&quot;:&quot;article-journal&quot;,&quot;title&quot;:&quot;Canopy cover and leaf age affect colonization by tropical fungal endophytes: Ecological pattern and process in Theobroma cacao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schema&quot;:&quot;https://github.com/citation-style-language/schema/raw/master/csl-citation.json&quot;} RND9GHuvQnUdT"/><text:span text:style-name="T1">, and are shed within 1 to several years, in contrast with the longer lifespan of woody tissues. Applying terminology proposed by Hamady and Knight </text:span><text:reference-mark-start text:name="ZOTERO_ITEM CSL_CITATION {&quot;citationID&quot;:&quot;t9Xw7rn9&quot;,&quot;properties&quot;:{&quot;formattedCitation&quot;:&quot;(2009)&quot;,&quot;plainCitation&quot;:&quot;(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aDHXd2ULQ3"/><text:span text:style-name="T1">(2009)</text:span><text:reference-mark-end text:name="ZOTERO_ITEM CSL_CITATION {&quot;citationID&quot;:&quot;t9Xw7rn9&quot;,&quot;properties&quot;:{&quot;formattedCitation&quot;:&quot;(2009)&quot;,&quot;plainCitation&quot;:&quot;(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aDHXd2ULQ3"/><text:span text:style-name="T1">, core woody endophytes here may be best described by the “minimal” core model: they are few in number among a large and highly variable microbiome, but are consistently present throughout the study. In contrast, leaf endophytes may be described better by “gradient” or “subpopulation” core models, where a core group of associated microbes may establish with a particular host, but whose presence is highly conditional on space and environment.</text:span></text:p>
      <text:p text:style-name="P1"/>
      <text:p text:style-name="Preformatted_20_Text"><text:span text:style-name="T1">Among the endophytes of all hosts, the central hill of FDP was important. We observed in leaves a homogenizing spatial effect with a radius of ~200 m, centered around the hill of the FDP (Fig. 7, 8). <text:s/>The hill of the Fushan plot was central point in the community dissimilarity space of all the samples (Fig. 9). This is surprising, because the hilltop is a very distinct environment from the surrounding lowlands (Fig. 1), which have more in common with each other than with the hilltop. We were limited here by our coarse environmental data in the arguments that can be made for neutral spatial effects versus environmental filters as major predictors. However, this suggests that neutral effects may have been at work: the hilltop may be acting as a dispersal obstacle among the lowland areas, causing local structuring of microbial communities, especially the sheltered southwestern valley, and acting also as a common crossroads through which more widely dispersed microbes must pass. Being the exposed, high point of an area frequently subject to </text:span><text:soft-page-break/><text:span text:style-name="T1">hurricanes, this hilltop may also be a local source of microbial species that are wind-dispersed. Conversely, where we see the most stable cooccurrence relationships are to be found in the relatively sheltered southwestern valley of the FDP. <text:s/>The presence of a core group of microbes in a host can be seen as a kind of stabilization or structuring of a portion of a host’s microbiome, as a result of interactions among hosts and select microbes. <text:s/>Extensive dispersal and disturbance can disrupt the effects of species interactions and beta diversity/local structure in communities and gene pools </text:span><text:reference-mark-start text:name="ZOTERO_ITEM CSL_CITATION {&quot;citationID&quot;:&quot;i1UNbayt&quot;,&quot;properties&quot;:{&quot;formattedCitation&quot;:&quot;(Cadotte, 2006; Vellend, 2010; Wright, 1940)&quot;,&quot;plainCitation&quot;:&quot;(Cadotte, 2006; Vellend, 2010; Wright, 1940)&quot;,&quot;noteIndex&quot;:0},&quot;citationItems&quot;:[{&quot;id&quot;:1139,&quot;uris&quot;:[&quot;http://zotero.org/users/1142741/items/3XWWJRYD&quot;],&quot;uri&quot;:[&quot;http://zotero.org/users/1142741/items/3XWWJRYD&quot;],&quot;itemData&quot;:{&quot;id&quot;:1139,&quot;type&quot;:&quot;article-journal&quot;,&quot;title&quot;:&quot;Dispersal and Species Diversity: A Meta‐Analysis.&quot;,&quot;container-title&quot;:&quot;The American Naturalist&quot;,&quot;page&quot;:&quot;913-924&quot;,&quot;volume&quot;:&quot;167&quot;,&quot;issue&quot;:&quot;6&quot;,&quot;source&quot;:&quot;journals.uchicago.edu (Atypon)&quot;,&quot;abstract&quot;:&quot;Species diversity in communities of interacting organisms is thought to be enhanced by dispersal, yet mechanisms predicting this have little to say about what effects differing rates of dispersal have on diversity and how dispersal affects diversity at larger spatial scales. I performed meta‐analyses on 23 studies comprising 50 experiments that manipulated species migration and measured community richness or diversity to test three hypotheses: that dispersal increases local diversity; that this effect depends on the rate of dispersal, specifically, that local diversity should be maximized at intermediate dispersal rates or else linearly related to dispersal rate; and that regional diversity may be either unaffected or negatively impacted by dispersal because dispersal tends to homogenize local communities. I found that immigration increased local diversity. Further, in animal studies, diversity appears maximized at intermediate dispersal rates but not with plant studies; however, more standardized studies are needed. Finally, results are ambiguous as to what happens at larger scales, with studies finding either declines or no change in regional diversity with dispersal. Taken together, these results reveal that dispersal has a complex, spatially contingent relationship with patterns of species diversity.&quot;,&quot;DOI&quot;:&quot;10.1086/504850&quot;,&quot;ISSN&quot;:&quot;0003-0147&quot;,&quot;shortTitle&quot;:&quot;Dispersal and Species Diversity&quot;,&quot;journalAbbreviation&quot;:&quot;The American Naturalist&quot;,&quot;author&quot;:[{&quot;family&quot;:&quot;Cadotte&quot;,&quot;given&quot;:&quot;Marc William&quot;}],&quot;issued&quot;:{&quot;date-parts&quot;:[[&quot;2006&quot;,6,1]]}}},{&quot;id&quot;:1141,&quot;uris&quot;:[&quot;http://zotero.org/users/1142741/items/AB4PMLQT&quot;],&quot;uri&quot;:[&quot;http://zotero.org/users/1142741/items/AB4PMLQT&quot;],&quot;itemData&quot;:{&quot;id&quot;:1141,&quot;type&quot;:&quot;article-journal&quot;,&quot;title&quot;:&quot;Conceptual Synthesis in Community Ecology&quot;,&quot;container-title&quot;:&quot;The Quarterly Review of Biology&quot;,&quot;page&quot;:&quot;183-206&quot;,&quot;volume&quot;:&quot;85&quot;,&quot;issue&quot;:&quot;2&quot;,&quot;source&quot;:&quot;journals.uchicago.edu (Atypon)&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DOI&quot;:&quot;10.1086/652373&quot;,&quot;ISSN&quot;:&quot;0033-5770&quot;,&quot;journalAbbreviation&quot;:&quot;The Quarterly Review of Biology&quot;,&quot;author&quot;:[{&quot;family&quot;:&quot;Vellend&quot;,&quot;given&quot;:&quot;Mark&quot;}],&quot;issued&quot;:{&quot;date-parts&quot;:[[&quot;2010&quot;,6,1]]}}},{&quot;id&quot;:1137,&quot;uris&quot;:[&quot;http://zotero.org/users/1142741/items/TRRCPNL6&quot;],&quot;uri&quot;:[&quot;http://zotero.org/users/1142741/items/TRRCPNL6&quot;],&quot;itemData&quot;:{&quot;id&quot;:1137,&quot;type&quot;:&quot;article-journal&quot;,&quot;title&quot;:&quot;Breeding Structure of Populations in Relation to Speciation&quot;,&quot;container-title&quot;:&quot;The American Naturalist&quot;,&quot;page&quot;:&quot;232-248&quot;,&quot;volume&quot;:&quot;74&quot;,&quot;issue&quot;:&quot;752&quot;,&quot;source&quot;:&quot;journals.uchicago.edu (Atypon)&quot;,&quot;DOI&quot;:&quot;10.1086/280891&quot;,&quot;ISSN&quot;:&quot;0003-0147&quot;,&quot;journalAbbreviation&quot;:&quot;The American Naturalist&quot;,&quot;author&quot;:[{&quot;family&quot;:&quot;Wright&quot;,&quot;given&quot;:&quot;Sewall&quot;}],&quot;issued&quot;:{&quot;date-parts&quot;:[[&quot;1940&quot;,5,1]]}}}],&quot;schema&quot;:&quot;https://github.com/citation-style-language/schema/raw/master/csl-citation.json&quot;} RNDnOoHP4Ty7y"/><text:span text:style-name="T1">(Cadotte, 2006; Vellend, 2010; Wright, 1940)</text:span><text:reference-mark-end text:name="ZOTERO_ITEM CSL_CITATION {&quot;citationID&quot;:&quot;i1UNbayt&quot;,&quot;properties&quot;:{&quot;formattedCitation&quot;:&quot;(Cadotte, 2006; Vellend, 2010; Wright, 1940)&quot;,&quot;plainCitation&quot;:&quot;(Cadotte, 2006; Vellend, 2010; Wright, 1940)&quot;,&quot;noteIndex&quot;:0},&quot;citationItems&quot;:[{&quot;id&quot;:1139,&quot;uris&quot;:[&quot;http://zotero.org/users/1142741/items/3XWWJRYD&quot;],&quot;uri&quot;:[&quot;http://zotero.org/users/1142741/items/3XWWJRYD&quot;],&quot;itemData&quot;:{&quot;id&quot;:1139,&quot;type&quot;:&quot;article-journal&quot;,&quot;title&quot;:&quot;Dispersal and Species Diversity: A Meta‐Analysis.&quot;,&quot;container-title&quot;:&quot;The American Naturalist&quot;,&quot;page&quot;:&quot;913-924&quot;,&quot;volume&quot;:&quot;167&quot;,&quot;issue&quot;:&quot;6&quot;,&quot;source&quot;:&quot;journals.uchicago.edu (Atypon)&quot;,&quot;abstract&quot;:&quot;Species diversity in communities of interacting organisms is thought to be enhanced by dispersal, yet mechanisms predicting this have little to say about what effects differing rates of dispersal have on diversity and how dispersal affects diversity at larger spatial scales. I performed meta‐analyses on 23 studies comprising 50 experiments that manipulated species migration and measured community richness or diversity to test three hypotheses: that dispersal increases local diversity; that this effect depends on the rate of dispersal, specifically, that local diversity should be maximized at intermediate dispersal rates or else linearly related to dispersal rate; and that regional diversity may be either unaffected or negatively impacted by dispersal because dispersal tends to homogenize local communities. I found that immigration increased local diversity. Further, in animal studies, diversity appears maximized at intermediate dispersal rates but not with plant studies; however, more standardized studies are needed. Finally, results are ambiguous as to what happens at larger scales, with studies finding either declines or no change in regional diversity with dispersal. Taken together, these results reveal that dispersal has a complex, spatially contingent relationship with patterns of species diversity.&quot;,&quot;DOI&quot;:&quot;10.1086/504850&quot;,&quot;ISSN&quot;:&quot;0003-0147&quot;,&quot;shortTitle&quot;:&quot;Dispersal and Species Diversity&quot;,&quot;journalAbbreviation&quot;:&quot;The American Naturalist&quot;,&quot;author&quot;:[{&quot;family&quot;:&quot;Cadotte&quot;,&quot;given&quot;:&quot;Marc William&quot;}],&quot;issued&quot;:{&quot;date-parts&quot;:[[&quot;2006&quot;,6,1]]}}},{&quot;id&quot;:1141,&quot;uris&quot;:[&quot;http://zotero.org/users/1142741/items/AB4PMLQT&quot;],&quot;uri&quot;:[&quot;http://zotero.org/users/1142741/items/AB4PMLQT&quot;],&quot;itemData&quot;:{&quot;id&quot;:1141,&quot;type&quot;:&quot;article-journal&quot;,&quot;title&quot;:&quot;Conceptual Synthesis in Community Ecology&quot;,&quot;container-title&quot;:&quot;The Quarterly Review of Biology&quot;,&quot;page&quot;:&quot;183-206&quot;,&quot;volume&quot;:&quot;85&quot;,&quot;issue&quot;:&quot;2&quot;,&quot;source&quot;:&quot;journals.uchicago.edu (Atypon)&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DOI&quot;:&quot;10.1086/652373&quot;,&quot;ISSN&quot;:&quot;0033-5770&quot;,&quot;journalAbbreviation&quot;:&quot;The Quarterly Review of Biology&quot;,&quot;author&quot;:[{&quot;family&quot;:&quot;Vellend&quot;,&quot;given&quot;:&quot;Mark&quot;}],&quot;issued&quot;:{&quot;date-parts&quot;:[[&quot;2010&quot;,6,1]]}}},{&quot;id&quot;:1137,&quot;uris&quot;:[&quot;http://zotero.org/users/1142741/items/TRRCPNL6&quot;],&quot;uri&quot;:[&quot;http://zotero.org/users/1142741/items/TRRCPNL6&quot;],&quot;itemData&quot;:{&quot;id&quot;:1137,&quot;type&quot;:&quot;article-journal&quot;,&quot;title&quot;:&quot;Breeding Structure of Populations in Relation to Speciation&quot;,&quot;container-title&quot;:&quot;The American Naturalist&quot;,&quot;page&quot;:&quot;232-248&quot;,&quot;volume&quot;:&quot;74&quot;,&quot;issue&quot;:&quot;752&quot;,&quot;source&quot;:&quot;journals.uchicago.edu (Atypon)&quot;,&quot;DOI&quot;:&quot;10.1086/280891&quot;,&quot;ISSN&quot;:&quot;0003-0147&quot;,&quot;journalAbbreviation&quot;:&quot;The American Naturalist&quot;,&quot;author&quot;:[{&quot;family&quot;:&quot;Wright&quot;,&quot;given&quot;:&quot;Sewall&quot;}],&quot;issued&quot;:{&quot;date-parts&quot;:[[&quot;1940&quot;,5,1]]}}}],&quot;schema&quot;:&quot;https://github.com/citation-style-language/schema/raw/master/csl-citation.json&quot;} RNDnOoHP4Ty7y"/><text:span text:style-name="T1">. We see that a single, relatively small land feature, a hill representing an 80m elevation gain, can have great effect on the microbes of a landscape, disrupting seemingly strong microbe-host affinities. <text:s/>However, when defining core microbiomes, it may be important to consider the different organs of hosts as very different refugia for microbes: here the more stable environment of woody tissues appeared to host a more consistent assemblage of fungi. Similarly, the leaves </text:span><text:span text:style-name="T10">Helicia</text:span><text:span text:style-name="T8"> </text:span><text:span text:style-name="T10">formosana</text:span><text:span text:style-name="T1"> trees in the more sheltered southwestern valley held more consistent microbial communities than in more exposed areas of the plot. This may suggest that even the strongest biological interactions between microbe and host can be disrupted by neutral processes or environmental changes. This implies that for a consistent core microbiome to develop, either local habitat or host must provide some measure of stability through time and space for local community structuring of microbes to occur.</text:span></text:p>
      <text:p text:style-name="P1"/>
      <text:p text:style-name="P1">Acknowledgements</text:p>
      <text:p text:style-name="P1"/>
      <text:p text:style-name="P1">This project was jointly funded by the USA National Science Foundation and the National Science Council in Taiwan, under the 2013 East Asia and Pacific Summer Institutes program (EAPSI program 12-498). Additional funds for laboratory work were contributed by the Cascade Mycological Society, and the Mycological Society of America. We give our immense thanks to Dr. Sheng-Hsin Su and colleagues in the 2013 Fushan tree census crew, for supporting our field work. The Fushan Forest Dynamics Plot is a collaborative project of the Taiwan Forestry Research Institute, Taiwan Forestry Bureau, and National Taiwan University, and was funded by the Council of Agriculture and National Science Council in Taiwan.</text:p>
      <text:p text:style-name="P1"/>
      <text:p text:style-name="P1"/>
      <text:p text:style-name="P1">-----------------------------------------------------------------------</text:p>
      <text:p text:style-name="P1"/>
      <text:p text:style-name="P1">References</text:p>
      <text:p text:style-name="P1"/>
      <text:p text:style-name="P1">Marti J. Anderson. A new method for non-parametric multivariate analysis of variance. Austral Ecology, 26(1):32–46, 2001.</text:p>
      <text:p text:style-name="P1"/>
      <text:p text:style-name="P1">A Elizabeth Arnold, Luis Carlos Mejía, Damond Kyllo, Enith I Rojas, Zuleyka Maynard, Nancy Robbins, and Edward Allen Herre. Fungal endophytes limit pathogen damage in a tropical tree. Proceedings of the National Academy of Sciences, 100(26):15649–15654, 2003.</text:p>
      <text:p text:style-name="P1"/>
      <text:p text:style-name="P1">Lourens Gerhard Marinus Baas-Becking. Geobiologie; of inleiding tot de milieukunde. 1934.</text:p>
      <text:p text:style-name="P1"/>
      <text:p text:style-name="P1">Natacha Bodenhausen, Matthew W. Horton, and Joy Bergelson. Bacterial communities associated with the leaves and the roots of arabidopsis thaliana. PLOS ONE, 8(2):1–9, 02 2013.</text:p>
      <text:p text:style-name="P1"/>
      <text:p text:style-name="P1">Marc William Cadotte, Dispersal and Species Diversity: A Meta‐ Analysis. The American Naturalist, 167(6):913-924 2006.</text:p>
      <text:p text:style-name="P1"/>
      <text:p text:style-name="P1">Daniel Borcard, François Gillet, and Pierre Legendre. Numerical ecology with r. pages 1–306. <text:s/>Springer, 2011.</text:p>
      <text:p text:style-name="P1"><text:soft-page-break/></text:p>
      <text:p text:style-name="P1">J. Roger Bray and J. T. Curtis. An ordination of the upland forest communities of southern wisconsin. <text:s/>Ecological Monographs, 27(4):325–349, 1957.</text:p>
      <text:p text:style-name="P1"/>
      <text:p text:style-name="P1">Pier Luigi Buttigieg and Alban Ramette. A guide to statistical analysis in microbial ecology: a community-focused, living review of multivariate data analyses. FEMS Microbiology Ecology, 90(3):543–550, 2014.</text:p>
      <text:p text:style-name="P1"/>
      <text:p text:style-name="P1">George C. Carroll and Fanny E. Carroll. Studies on the incidence of coniferous needle endophytes in the pacific northwest. Canadian Journal of Botany, 56(24):3034–3043, 1978.</text:p>
      <text:p text:style-name="P1"/>
      <text:p text:style-name="P1">Gabor Csardi and Tamas Nepusz. The igraph software package for complex network research. <text:s/>InterJournal, Complex Systems, 1695(5):1–9, 2006.</text:p>
      <text:p text:style-name="P1"/>
      <text:p text:style-name="P1">Rutger De Wit and Thierry Bouvier. Everything is everywhere, but, the environment selects; what did baas becking and beijerinck really say? Environmental Microbiology, 8(4):755–758, 2006.</text:p>
      <text:p text:style-name="P1"/>
      <text:p text:style-name="P1">Robert Edgar. UPARSE: highly accurate OTU sequences from microbial amplicon reads. Nature Methods, 10(2013):996-998, 2013.</text:p>
      <text:p text:style-name="P1"/>
      <text:p text:style-name="P1">Joseph Edwards, Cameron Johnson, Christian Santos-Medellín, Eugene Lurie, Natraj Kumar Podishetty, Srijak Bhatnagar, Jonathan A Eisen, and Venkatesan Sundaresan. Structure, variation, and assembly of the root-associated microbiomes of rice. Proceedings of the National Academy of Sciences, 112(8):E911–E920, 2015.</text:p>
      <text:p text:style-name="P1"/>
      <text:p text:style-name="P1">Sarah C Goslee, Dean L Urban. The ecodist package for dissimilarity-based analysis of ecological data. Journal of Statistical Software, 22(7):1–19, 2007.</text:p>
      <text:p text:style-name="P1"/>
      <text:p text:style-name="P1">Jessica Green and Brendan J.M. Bohannan. Spatial scaling of microbial biodiversity. Trends in Ecology &amp; Evolution, 21(9):501 – 507, 2006.</text:p>
      <text:p text:style-name="P1"/>
      <text:p text:style-name="P1">Daniel M Griffith, Joseph A Veech, Charles J Marsh. cooccur: Probabilistic species co-occurrence analysis in <text:span text:style-name="T11">R</text:span>. J Stat Softw, 69(2):1–17, 2016.</text:p>
      <text:p text:style-name="P1"/>
      <text:p text:style-name="P1">Micah Hamady and Rob Knight. Microbial community profiling for human microbiome projects: Tools, techniques, and challenges. Genome Research, 19(7):1141–1152, 2009.</text:p>
      <text:p text:style-name="P1"/>
      <text:p text:style-name="P1">China A Hanson, Jed A Fuhrman, M Claire Horner-Devine, and Jennifer BH Martiny. Beyond biogeographic patterns: processes shaping the microbial landscape. Nature Reviews Microbiology, 10(7):497–506, 2012.</text:p>
      <text:p text:style-name="P1"/>
      <text:p text:style-name="P1">K. Lindsay Higgins, A. Elizabeth Arnold, Phyllis D. Coley, and Thomas A. Kursar. Communities of fungal endophytes in tropical forest grasses: highly diverse host- and habitat generalists characterized by strong spatial structure. Fungal Ecology, 8:1 – 11, 2014.</text:p>
      <text:p text:style-name="P1"/>
      <text:p text:style-name="P1">Michele T Hoffman and A Elizabeth Arnold. Diverse bacteria inhabit living hyphae of phylogenetically diverse fungal endophytes. Applied and environmental microbiology, 76(12):4063–4075, 2010.</text:p>
      <text:p text:style-name="P1"/>
      <text:p text:style-name="P1">Coreen L. Johnson and James Versalovic. The human microbiome and its potential importance to pediatrics. Pediatrics, 129(5):950–960, 2012.</text:p>
      <text:p text:style-name="P1"/>
      <text:p text:style-name="P1">Steven W. Kembel and Mueller Rebecca C. Plant traits and taxonomy drive host associations in tropical phyllosphere fungal communities. Botany, 92(4):303–311, 2014.</text:p>
      <text:p text:style-name="P1"><text:soft-page-break/></text:p>
      <text:p text:style-name="P1">Mincheol Kim, Dharmesh Singh, Ang Lai-Hoe, Rusea Go, Raha Abdul Rahim, Ainuddin A.N., Jongsik Chun, and Jonathan M. Adams. Distinctive phyllosphere bacterial communities in tropical trees. Microbial Ecology, 63(3):674–681, Apr 2012.</text:p>
      <text:p text:style-name="P1"/>
      <text:p text:style-name="P1">U. Kõljalg, R.H. Nilsson, K. Abarenkov, L. Tedersoo, A.F.S. Taylor, M. Bahram, ST. Bates, TD. <text:s/>Bruns, J. Bengtsson-Palme, T.M. Callaghan, B. Douglas, T. Drenkhan, U. Eberhardt, M. <text:s/>Dueñas, T. Grebenc, G.W. Griffith, M. Hartmann, PM. Kirk, P. Kohout, E. Larsson, B.D. <text:s/>Lindahl, R. Lücking, M.P. Martín, P.B. Matheny, N.H. Nguyen, T. Niskanen, J. Oja, K.G. <text:s/>Peay, U. Peintner, M. Peterson, K. Põldmaa, L. Saag, I. Saar, A. Schüßler, J.A. Scott, C. <text:s/>Senés, M.E. Smith, A. Suija, D.L. Taylor, M.T. Telleria, M. Weiß, K-H. Larsson. Towards a unified paradigm for sequence-based identification of Fungi. Molecular Ecology, 22: 5271– 5277, 2013.</text:p>
      <text:p text:style-name="P1"/>
      <text:p text:style-name="P1">Michael Krings, Thomas N. Taylor, Hagen Hass, Hans Kerp, Nora Dotzler, and Elizabeth J. Hermsen. <text:s/>Fungal endophytes in a 400-million-yr-old land plant: infection pathways, spatial distribution, and host responses. New Phytologist, 174(3):648–657, 2007.</text:p>
      <text:p text:style-name="P1"/>
      <text:p text:style-name="P1">Pierre Legendre and Eugene D. Gallagher. Ecologically meaningful transformations for ordination of species data. Oecologia, 129(2):271–280, 2001. <text:s/>Pierre Legendre and Loic FJ Legendre. Numerical ecology, volume 24. Elsevier, 2012.</text:p>
      <text:p text:style-name="P1"/>
      <text:p text:style-name="P1">Audra S Liggenstoffer, Noha H Youssef, MB Couger, and Mostafa S Elshahed. Phylogenetic diversity and community structure of anaerobic gut fungi (phylum neocallimastigomycota) in ruminant and non-ruminant herbivores. The ISME journal, 4(10):1225–1235, 2010.</text:p>
      <text:p text:style-name="P1"/>
      <text:p text:style-name="P1">Michael I. Love, Wolfgang Huber, Simon Anders. Moderated estimation of fold change and dispersion for RNA-seq data with DESeq2. Genome Biology, 15(12):550, 2014.</text:p>
      <text:p text:style-name="P1"/>
      <text:p text:style-name="P1">E.C. Losos, E. G. Leigh EG Jr, (Eds.). Tropical forest diversity and dynamism: Findings from a large- scale plot network. Chicago, IL: University of Chicago Press.</text:p>
      <text:p text:style-name="P1"/>
      <text:p text:style-name="P1">Derek S Lundberg, Sarah L Lebeis, Sur Herrera Paredes, Scott Yourstone, Jase Gehring, Stephanie Malfatti, Julien Tremblay, Anna Engelbrektson, Victor Kunin, Tijana Glavina Del Rio, et al. <text:s/>Defining the core arabidopsis thaliana root microbiome. Nature, 488(7409):86–90, 2012.</text:p>
      <text:p text:style-name="P1"/>
      <text:p text:style-name="P1">DW Malloch, KA Pirozynski, and PH Raven. Ecological and evolutionary significance of mycorrhizal symbioses in vascular plants (a review). Proceedings of the National Academy of Sciences, 77(4):2113–2118, 1980.</text:p>
      <text:p text:style-name="P1"/>
      <text:p text:style-name="P1">Nathan Mantel. The detection of disease clustering and a generalized regression approach. Cancer Research, 27(2 Part 1):209–220, 1967.</text:p>
      <text:p text:style-name="P1"/>
      <text:p text:style-name="P1">Jennifer B Hughes Martiny, Brendan JM Bohannan, James H Brown, Robert K Colwell, Jed A Fuhrman, Jessica L Green, M Claire Horner-Devine, Matthew Kane, Jennifer Adams Krumins, Cheryl R Kuske, et al. Microbial biogeography: putting microorganisms on the map. <text:s/>Nature Reviews Microbiology, 4(2):102–112, 2006.</text:p>
      <text:p text:style-name="P1"/>
      <text:p text:style-name="P1">Paul J. McMurdie and Susan Holmes. phyloseq: An r package for reproducible interactive analysis and graphics of microbiome census data. PLOS ONE, 8(4):1–11, 04 2013.</text:p>
      <text:p text:style-name="P1"/>
      <text:p text:style-name="P1">Luis C. Mejí-a, Enith I. Rojas, Zuleyka Maynard, Sunshine Van Bael, A. Elizabeth Arnold, Prakash Hebbar, Gary J. Samuels, Nancy Robbins, and Edward Allen Herre. Endophytic fungi as biocontrol agents of theobroma cacao pathogens. Biological <text:soft-page-break/>Control, 46(1):4 – 14, 2008. <text:s/>Special Issue: Endophytes.</text:p>
      <text:p text:style-name="P1"/>
      <text:p text:style-name="P1">Diana R. Nemergut, Steven K. Schmidt, Tadashi Fukami, Sean P. O’Neill, Teresa M. Bilinski, Lee F. <text:s/>Stanish, Joseph E. Knelman, John L. Darcy, Ryan C. Lynch, Phillip Wickey, and Scott Ferrenberg. Patterns and processes of microbial community assembly. Microbiology and Molecular Biology Reviews, 77(3):342–356, 2013.</text:p>
      <text:p text:style-name="P1"/>
      <text:p text:style-name="P1">Jari Oksanen, F. Guillaume Blanchet, Michael Friendly, Roeland Kindt, Pierre Legendre, Dan McGlinn, Peter R. Minchin, R. B. O’Hara, Gavin L. Simpson, Peter Solymos, M. Henry H. <text:s/>Stevens, Eduard Szoecs, and Helene Wagner. vegan: Community Ecology Package, 2017. R package version 2.4-2.</text:p>
      <text:p text:style-name="P1"/>
      <text:p text:style-name="P1">Giles ED Oldroyd. Speak, friend, and enter: signalling systems that promote beneficial symbiotic associations in plants. Nature Reviews Microbiology, 11(4):252–263, 2013.</text:p>
      <text:p text:style-name="P1"/>
      <text:p text:style-name="P1">Kabir G. Peay, Matteo Garbelotto, and Thomas D. Bruns. Evidence of dispersal limitation in soil microorganisms: Isolation reduces species richness on mycorrhizal tree islands. Ecology, 91(12):3631–3640, 2010.</text:p>
      <text:p text:style-name="P1"/>
      <text:p text:style-name="P1">Derek Peršoh. Factors shaping community structure of endophytic fungi–evidence from the pinus- viscum-system. Fungal Diversity, 60(1):55–69, 2013.</text:p>
      <text:p text:style-name="P1"/>
      <text:p text:style-name="P1">Andrea Porras-Alfaro and Paul Bayman. Hidden fungi, emergent properties: endophytes and microbiomes. Annual review of phytopathology, 49:291–315, 2011.</text:p>
      <text:p text:style-name="P1"/>
      <text:p text:style-name="P1">Dirk Redecker, Robin Kodner, and Linda E. Graham. Glomalean fungi from the ordovician. Science, 289(5486):1920–1921, 2000.</text:p>
      <text:p text:style-name="P1"/>
      <text:p text:style-name="P1">Jorge L. M. Rodrigues, Vivian H. Pellizari, Rebecca Mueller, Kyunghwa Baek, Ederson da C. Jesus, Fabiana S. Paula, Babur Mirza, George S. Hamaoui, Siu Mui Tsai, Brigitte Feigl, James M. <text:s/>Tiedje, Brendan J. M. Bohannan, and Klaus NÃ¼sslein. Conversion of the amazon rainforest to agriculture results in biotic homogenization of soil bacterial communities. Proceedings of the National Academy of Sciences, 110(3):988–993, 2013.</text:p>
      <text:p text:style-name="P1"/>
      <text:p text:style-name="P1">R. J. Rodriguez, J. F. White Jr, A. E. Arnold, and R. S. Redman. Fungal endophytes: diversity and functional roles. New Phytologist, 182(2):314–330, 2009.</text:p>
      <text:p text:style-name="P1"/>
      <text:p text:style-name="P1">Eugene Rosenberg, Gil Sharon, Ilil Atad, and Ilana Zilber-Rosenberg. The evolution of animals and plants via symbiosis with microorganisms. Environmental Microbiology Reports, 2(4):500– 506, 2010.</text:p>
      <text:p text:style-name="P1"/>
      <text:p text:style-name="P1">Johanna Santamaría and Paul Bayman. Fungal epiphytes and endophytes of coffee leaves (Coffea arabica). Microbial Ecology, 50(1):1–8, 2005.</text:p>
      <text:p text:style-name="P1"/>
      <text:p text:style-name="P1">Barbara Schulz, Anne-Katrin Römmerta, Ulrike Dammanna, Hans-Jürgen Aust, and Dieter Strack. The endophyte-host interaction: a balanced antagonism? Mycological Research, 103(10):1275 – 1283, 1999.</text:p>
      <text:p text:style-name="P1"/>
      <text:p text:style-name="P1">Eva H Stukenbrock and Bruce A McDonald. The origins of plant pathogens in agro-ecosystems. Annu. <text:s/>Rev. Phytopathol., 46:75–100, 2008.</text:p>
      <text:p text:style-name="P1"/>
      <text:p text:style-name="P1">Sheng-Hsin Su, CH Chang-Yang, CL Lu, CC Tsui, TT Lin, CL Lin, WL Chiou, LH Kuan, ZS Chen, and CF Hsieh. Fushan subtropical forest dynamics plot: tree species characteristics and distribution patterns. Taiwan Forestry Research Institude, 2007.</text:p>
      <text:p text:style-name="P1"/>
      <text:p text:style-name="P1">Sheng-Hsin Su, Chang-Fu Hsieh, Chia-Hao Chang-Yang, Chia-Ling Lu, Biing T Guan, et <text:soft-page-break/>al. Micro- topographic differentiation of the tree species composition in a subtropical submontane rainforest in northeastern taiwan. Taiwan J For Sci, 25(1):63–80, 2010.</text:p>
      <text:p text:style-name="P1"/>
      <text:p text:style-name="P1">Osamu Tateno, Dai Hirose, Takashi Osono, and Hiroshi Takeda. Beech cupules share endophytic fungi with leaves and twigs. Mycoscience, 56(3):252 – 256, 2015.</text:p>
      <text:p text:style-name="P1"/>
      <text:p text:style-name="P1">Daniel Thomas, Graham Bailes, Roo Vandegrift, and B. A. Roy. Understanding and mitigating some limitations of Illumina© MiSeq for environmental sequencing of fungi. Preprint: bioRxiv 184960; doi: https://doi.org/10.1101/184960, 2017.</text:p>
      <text:p text:style-name="P1"/>
      <text:p text:style-name="P1">Marcel G. A. Van Der Heijden and Thomas R. Horton. Socialism in soil? the importance of mycorrhizal fungal networks for facilitation in natural ecosystems. Journal of Ecology, 97(6):1139–1150, 2009.</text:p>
      <text:p text:style-name="P1"/>
      <text:p text:style-name="P1">Andrew W Roo Vandegrift. Ecological Roles of Fungal Endophytes. PhD thesis, University of Oregon, 2016.</text:p>
      <text:p text:style-name="P1"/>
      <text:p text:style-name="P1">Philippe Vandenkoornhuyse, Achim Quaiser, Marie Duhamel, Amandine Le Van, and Alexis Dufresne. The importance of the microbiome of the plant holobiont. New Phytologist, 206(4):1196–1206, 2015. 2014-18496.</text:p>
      <text:p text:style-name="P1"/>
      <text:p text:style-name="P1">Joseph A. Veech. A probabilistic model for analysing species co-occurrence. Global Ecology and Biogeography, 22(2):252–260, 2013.</text:p>
      <text:p text:style-name="P1"/>
      <text:p text:style-name="P1">Mark Vellend. Conceptual Synthesis in Community Ecology. The Quarterly Review of Biology, 85(2)183-206, 2010.</text:p>
      <text:p text:style-name="P1"/>
      <text:p text:style-name="P1">Muthusubramanian Venkateshwaran, Jeremy D Volkening, Michael R Sussman, and Jean-Michel Ané. <text:s/>Symbiosis and the social network of higher plants. Current Opinion in Plant Biology, 16(1):118 – 127, 2013. Growth and development.</text:p>
      <text:p text:style-name="P1"/>
      <text:p text:style-name="P1">Dennis Wilson. Endophyte: the evolution of a term, and clarification of its use and definition. Oikos, pages 274–276, 1995.</text:p>
      <text:p text:style-name="P1"/>
      <text:p text:style-name="P1">Claire Woodward, Lee Hansen, Fleur Beckwith, Regina S. Redman, and Rusty J. Rodriguez. <text:s/>Symbiogenics: An epigenetic approach to mitigating impacts of climate change on plants. <text:s/>HortScience, 47(6):699–703, 2012.</text:p>
      <text:p text:style-name="P1"/>
      <text:p text:style-name="P1">Sewall Wright. Breeding Structure of Populations in Relation to Speciation. The American Naturalist, 74(752):232-248, 1940.</text:p>
      <text:p text:style-name="P1"/>
      <text:p text:style-name="P1">Naupaka B Zimmerman and Peter M Vitousek. Fungal endophyte communities reflect environmental structuring across a Hawaiian landscape. Proceedings of the National Academy of Sciences, 109(32):13022–13027, 2012.</text:p>
      <text:p text:style-name="P1"/>
      <text:p text:style-name="P1">Captions</text:p>
      <text:p text:style-name="P1"/>
      <text:p text:style-name="P1">Figure 1. Left: topographic map of the Fushan FDP with the four vegetation types as classified by Su et al. ( 2007). Right: map of the habitat type, a composite classification based on microtopographic characteristics of quadrats, defined by Su et al. (2010). The units of the coordinates and contours are in meters, with quadrats at 20x20m scale. Figures reproduced with permission from authors.</text:p>
      <text:p text:style-name="P1"/>
      <text:p text:style-name="Preformatted_20_Text"><text:span text:style-name="T1">Figure 2. Left - An overview of nested-squares, logarithmic sampling scheme Vandegrift </text:span><text:reference-mark-start text:name="ZOTERO_ITEM CSL_CITATION {&quot;citationID&quot;:&quot;yi8o1gfh&quot;,&quot;properties&quot;:{&quot;formattedCitation&quot;:&quot;(2016)&quot;,&quot;plainCitation&quot;:&quot;(2016)&quot;,&quot;noteIndex&quot;:0},&quot;citationItems&quot;:[{&quot;id&quot;:1110,&quot;uris&quot;:[&quot;http://zotero.org/users/1142741/items/NQL39PRS&quot;],&quot;uri&quot;:[&quot;http://zotero.org/users/1142741/items/NQL39PRS&quot;],&quot;itemData&quot;:{&quot;id&quot;:1110,&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YsmVLAwah3"/><text:span text:style-name="T1">(2016)</text:span><text:reference-mark-end text:name="ZOTERO_ITEM CSL_CITATION {&quot;citationID&quot;:&quot;yi8o1gfh&quot;,&quot;properties&quot;:{&quot;formattedCitation&quot;:&quot;(2016)&quot;,&quot;plainCitation&quot;:&quot;(2016)&quot;,&quot;noteIndex&quot;:0},&quot;citationItems&quot;:[{&quot;id&quot;:1110,&quot;uris&quot;:[&quot;http://zotero.org/users/1142741/items/NQL39PRS&quot;],&quot;uri&quot;:[&quot;http://zotero.org/users/1142741/items/NQL39PRS&quot;],&quot;itemData&quot;:{&quot;id&quot;:1110,&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YsmVLAwah3"/><text:span text:style-name="T1">. <text:s/>Vertices of squares are sample sites. Units are meters. Right - Perspective diagram of Fushan Forest Dynamics Plot </text:span><text:reference-mark-start text:name="ZOTERO_ITEM CSL_CITATION {&quot;citationID&quot;:&quot;CXkitlzB&quot;,&quot;properties&quot;:{&quot;formattedCitation&quot;:&quot;(Su et al., 2010)&quot;,&quot;plainCitation&quot;:&quot;(Su et al., 2010)&quot;,&quot;noteIndex&quot;:0},&quot;citationItems&quot;:[{&quot;id&quot;:1032,&quot;uris&quot;:[&quot;http://zotero.org/users/1142741/items/Q4NJW2BB&quot;],&quot;uri&quot;:[&quot;http://zotero.org/users/1142741/items/Q4NJW2BB&quot;],&quot;itemData&quot;:{&quot;id&quot;:1032,&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s71yp2i5dt"/><text:span text:style-name="T1">(Su et al., 2010)</text:span><text:reference-mark-end text:name="ZOTERO_ITEM CSL_CITATION {&quot;citationID&quot;:&quot;CXkitlzB&quot;,&quot;properties&quot;:{&quot;formattedCitation&quot;:&quot;(Su et al., 2010)&quot;,&quot;plainCitation&quot;:&quot;(Su et al., 2010)&quot;,&quot;noteIndex&quot;:0},&quot;citationItems&quot;:[{&quot;id&quot;:1032,&quot;uris&quot;:[&quot;http://zotero.org/users/1142741/items/Q4NJW2BB&quot;],&quot;uri&quot;:[&quot;http://zotero.org/users/1142741/items/Q4NJW2BB&quot;],&quot;itemData&quot;:{&quot;id&quot;:1032,&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s71yp2i5dt"/><text:span text:style-name="T1">. Figures reproduced with permission from authors.</text:span></text:p>
      <text:p text:style-name="P1"/>
      <text:p text:style-name="P1"><text:soft-page-break/>Figure 3. An overview of statistical methods. Analyses begin with broadscale ecological patterns of all wood and leaf samples, then subset to a single host tree species <text:span text:style-name="T9">H. formosana</text:span>, and lastly to the patterns of members of core mycobiome of <text:span text:style-name="T9">H. formosana</text:span> as defined by cooccurrence patterns.</text:p>
      <text:p text:style-name="P1"/>
      <text:p text:style-name="P1">Figure 4. Overview of taxonomic composition of wood and leaf libraries. Top: total numbers of unique OTUs described for each class of Fungi. Bottom: total number of observations of each class. <text:s/>Observations, or presence of a fungal OTU in a sample regardless of read abundance, were the unit of interest for all following analyses, rather than read abundances.</text:p>
      <text:p text:style-name="P1"/>
      <text:p text:style-name="P1">Figure 5. Non-metric multidimensional scaling diagram, comparing leaf and wood endophytes of all host trees, using shared species only. Bottom plot has been rescaled in to maximize visibility, two outliers are outside of the figure.</text:p>
      <text:p text:style-name="P1"/>
      <text:p text:style-name="P1">Figure 6. Non-metric multidimensional scaling diagram of endophyte communities, with all tree hosts that were sampled at least 3 times. Leaf plot has been recentered and rescaled to maximize visibility in upper right, excluding the very unique communities of Cythea japonica.</text:p>
      <text:p text:style-name="P1"/>
      <text:p text:style-name="P1">Figure 7. Mantel correlograms of spatial correlation of community dissimilarity of endophyte community. Distance units are meters. Black dots indicate statistical significance. Wood endophytes show weak global distance decay trends. Leaf endophytes do not display global distance decay but have a strong signal of local negative autocorrelation at comparisons around 200 m.</text:p>
      <text:p text:style-name="P1"/>
      <text:p text:style-name="P1">Figure 8. Two PCNM vectors showing patterns of variation of all-host endophyte communities of leaf and wood, plotted over a map of Fushan FDP. Both leaf and wood endophyte communities showed some response to the central hill of the plot.</text:p>
      <text:p text:style-name="P1"/>
      <text:p text:style-name="P1">Figure 9. Non-metric multidimensional scaling diagram of leaf endophyte communities. Color indicates community dissimilarity (Bray-Curtis), from a single sample on the central hill of the plot. <text:s/>Dark blue points (BC=1) share no fungal species in common with the hilltop sample, and increase in similarity from yellow to green (BC=0). Leaf plot has been recentered to maximize visibility right, losing 4 samples. Hilltop sample is circled in red on the right.</text:p>
      <text:p text:style-name="P1"/>
      <text:p text:style-name="P1">Figure 10. Two PCNM vectors showing patterns of variation of single host-tree, <text:span text:style-name="T9">Helicia</text:span><text:span text:style-name="T7"> </text:span><text:span text:style-name="T9">formosana</text:span>, endophyte communities of leaf and wood, plotted over a map of Fushan FDP. Both leaf and wood endophyte communities display dissimilarity between the plot at large and the southern valley.</text:p>
      <text:p text:style-name="P1"/>
      <text:p text:style-name="P1">Figure 11. Map of Bray-Curtis dissimilarity values over the Fushan FDP, resulting from comparisons between red circled point all other <text:span text:style-name="T9">Helicia</text:span><text:span text:style-name="T7"> </text:span><text:span text:style-name="T9">formosana</text:span> samples. Dark blue points (BC=1) share no fungal species in common with the circled sample, and increase in similarity from yellow to green</text:p>
      <text:p text:style-name="P1">(BC=0).</text:p>
      <text:p text:style-name="P1"/>
      <text:p text:style-name="P1">Figure 12. Map of Bray-Curtis dissimilarity values over the Fushan FDP, resulting from comparisons between all <text:span text:style-name="T9">H</text:span>. <text:span text:style-name="T9">formosana</text:span> points and the core fungi of the <text:span text:style-name="T9">H</text:span>. <text:span text:style-name="T9">formosana</text:span>. Dark blue points (BC=1) contain no species from this set of core fungi, and increase in similarity from yellow to green (BC=0, 100% of core fungi present). <text:s/>Figure 13. Distribution of Bray-Curtis dissimilarity among sample comparisons of all hosts, and of <text:span text:style-name="T9">Helicia</text:span><text:span text:style-name="T7"> </text:span><text:span text:style-name="T9">formosana</text:span> on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8-10T19:32:12.614787244</dc:date>
    <meta:editing-duration>P1DT3H40M36S</meta:editing-duration>
    <meta:editing-cycles>18</meta:editing-cycles>
    <meta:generator>LibreOffice/5.1.6.2$Linux_X86_64 LibreOffice_project/10m0$Build-2</meta:generator>
    <meta:document-statistic meta:table-count="0" meta:image-count="0" meta:object-count="0" meta:page-count="13" meta:paragraph-count="128" meta:word-count="6749" meta:character-count="45569" meta:non-whitespace-character-count="38929"/>
    <meta:user-defined meta:name="ZOTERO_PREF_1">&lt;data data-version="3" zotero-version="5.0.53"&gt;&lt;session id="HenXWtk8"/&gt;&lt;style id="http://www.zotero.org/styles/fungal-ecology" hasBibliography="1" bibliographyStyleHasBeenSet="0"/&gt;&lt;prefs&gt;&lt;pref name="fieldType" value="ReferenceMark"/&gt;&lt;/prefs&gt;&lt;/data&gt;</meta:user-defined>
  </office:meta>
</office:document-meta>
</file>